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8.698cm"/>
    </style:style>
    <style:style style:family="table-column" style:name="co3">
      <style:table-column-properties fo:break-before="auto" style:column-width="0.894cm"/>
    </style:style>
    <style:style style:family="table-column" style:name="co4">
      <style:table-column-properties fo:break-before="auto" style:column-width="1.986cm"/>
    </style:style>
    <style:style style:family="table-column" style:name="co5">
      <style:table-column-properties fo:break-before="auto" style:column-width="2.069cm"/>
    </style:style>
    <style:style style:family="table-column" style:name="co6">
      <style:table-column-properties fo:break-before="auto" style:column-width="2.237cm"/>
    </style:style>
    <style:style style:family="table-column" style:name="co7">
      <style:table-column-properties fo:break-before="auto" style:column-width="2.265cm"/>
    </style:style>
    <style:style style:family="table-column" style:name="co8">
      <style:table-column-properties fo:break-before="auto" style:column-width="2.154cm"/>
    </style:style>
    <style:style style:family="table-column" style:name="co9">
      <style:table-column-properties fo:break-before="auto" style:column-width="2.461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2.432cm"/>
    </style:style>
    <style:style style:family="table-column" style:name="co12">
      <style:table-column-properties fo:break-before="auto" style:column-width="1.774cm"/>
    </style:style>
    <style:style style:family="table-column" style:name="co13">
      <style:table-column-properties fo:break-before="auto" style:column-width="3.1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873cm"/>
    </style:style>
    <style:style style:family="table-row" style:name="ro4">
      <style:table-row-properties fo:break-before="auto" style:use-optimal-row-height="false" style:row-height="0.582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6">
      <style:table-cell-properties fo:padding="0.071cm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data-style-name="N3" style:family="table-cell" style:parent-style-name="Default" style:name="ce25">
      <style:table-cell-properties fo:padding="0.071cm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0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1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2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6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3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39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Metadata" style:name="ce4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41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Metadata" style:family="table-cell" style:name="ce42" style:display-name="ce4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Metadata" style:family="table-cell" style:name="ce43" style:display-name="ce4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 table:number-columns-repeated="2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6" table:default-cell-style-name="ce6"/>
        <table:table-column table:style-name="co11" table:default-cell-style-name="ce6"/>
        <table:table-column table:style-name="co12" table:default-cell-style-name="Default" table:number-columns-repeated="1011"/>
        <table:table-row table:style-name="ro1">
          <table:table-cell ns41:value-type="string" table:style-name="ce1" office:value-type="string">
            <office:annotation draw:style-name="gr1" svg:height="2.673cm" draw:caption-point-y="-0.042cm" svg:width="6.192cm" svg:x="5.059cm" draw:caption-point-x="-0.427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UTRECHT. VIERDE GEDEELTE. INDEELING DER BEVOLKING NAAR DE BEROEPEN.</text:p>
          </table:table-cell>
          <table:table-cell table:style-name="ce11" table:number-columns-repeated="12"/>
          <table:table-cell table:style-name="ce34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ns41:value-type="string" table:number-rows-spanned="3" table:style-name="ce3" table:number-columns-spanned="1" office:value-type="string">
            <text:p>Gebied</text:p>
          </table:table-cell>
          <table:table-cell ns41:value-type="string" table:number-rows-spanned="3" table:style-name="ce12" table:number-columns-spanned="1" office:value-type="string">
            <text:p>Beroepen of middelen van bestaan</text:p>
          </table:table-cell>
          <table:table-cell table:style-name="Default"/>
          <table:table-cell ns41:value-type="string" table:number-rows-spanned="1" table:style-name="ce19" table:number-columns-spanned="2" office:value-type="string">
            <text:p>Beneden de 10 jaren</text:p>
          </table:table-cell>
          <table:covered-table-cell table:style-name="ce26"/>
          <table:table-cell ns41:value-type="string" table:number-rows-spanned="1" table:style-name="ce26" table:number-columns-spanned="2" office:value-type="string">
            <text:p>Van 10 en 11 jaren</text:p>
          </table:table-cell>
          <table:covered-table-cell table:style-name="ce26"/>
          <table:table-cell ns41:value-type="string" table:number-rows-spanned="1" table:style-name="ce26" table:number-columns-spanned="2" office:value-type="string">
            <text:p>Van 12 tot en met 15 jaren</text:p>
          </table:table-cell>
          <table:covered-table-cell table:style-name="ce26"/>
          <table:table-cell ns41:value-type="string" table:number-rows-spanned="1" table:style-name="ce26" table:number-columns-spanned="2" office:value-type="string">
            <text:p>Van 16 jaren en daarboven</text:p>
          </table:table-cell>
          <table:covered-table-cell table:style-name="ce26"/>
          <table:table-cell ns41:value-type="string" table:number-rows-spanned="2" table:style-name="ce33" table:number-columns-spanned="3" office:value-type="string">
            <text:p>TOTAAL</text:p>
          </table:table-cell>
          <table:covered-table-cell table:style-name="ce26"/>
          <table:covered-table-cell table:style-name="ce33"/>
          <table:table-cell table:number-columns-repeated="1010"/>
        </table:table-row>
        <table:table-row table:style-name="ro3">
          <table:covered-table-cell table:style-name="ce4"/>
          <table:covered-table-cell table:style-name="ce13"/>
          <table:table-cell table:style-name="ce18"/>
          <table:table-cell ns41:value-type="string" table:number-rows-spanned="1" table:style-name="ce4" table:number-columns-spanned="2" office:value-type="string">
            <text:p>Geboren in 1849 tot en met 1840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Geboren in 1839 en 1838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Geboren in 1837 tot en met 1834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Geboren in 1833 en vroegere jaren.</text:p>
          </table:table-cell>
          <table:covered-table-cell table:style-name="ce27" table:number-columns-repeated="3"/>
          <table:covered-table-cell table:style-name="ce13"/>
          <table:table-cell table:number-columns-repeated="1010"/>
        </table:table-row>
        <table:table-row table:style-name="ro4">
          <table:covered-table-cell table:style-name="ce5"/>
          <table:covered-table-cell table:style-name="ce14"/>
          <table:table-cell table:style-name="Default"/>
          <table:table-cell ns41:value-type="string" table:style-name="ce20" office:value-type="string">
            <text:p>Mannelijk </text:p>
          </table:table-cell>
          <table:table-cell ns41:value-type="string" table:style-name="ce28" office:value-type="string">
            <text:p>Vrouwelijk</text:p>
          </table:table-cell>
          <table:table-cell ns41:value-type="string" table:style-name="ce28" office:value-type="string">
            <text:p>Mannelijk </text:p>
          </table:table-cell>
          <table:table-cell ns41:value-type="string" table:style-name="ce28" office:value-type="string">
            <text:p>Vrouwelijk</text:p>
          </table:table-cell>
          <table:table-cell ns41:value-type="string" table:style-name="ce28" office:value-type="string">
            <text:p>Mannelijk </text:p>
          </table:table-cell>
          <table:table-cell ns41:value-type="string" table:style-name="ce28" office:value-type="string">
            <text:p>Vrouwelijk</text:p>
          </table:table-cell>
          <table:table-cell ns41:value-type="string" table:style-name="ce28" office:value-type="string">
            <text:p>Mannelijk </text:p>
          </table:table-cell>
          <table:table-cell ns41:value-type="string" table:style-name="ce28" office:value-type="string">
            <text:p>Vrouwelijk</text:p>
          </table:table-cell>
          <table:table-cell ns41:value-type="string" table:style-name="ce28" office:value-type="string">
            <text:p>Mannelijk </text:p>
          </table:table-cell>
          <table:table-cell ns41:value-type="string" table:style-name="ce28" office:value-type="string">
            <text:p>Vrouwelijk</text:p>
          </table:table-cell>
          <table:table-cell ns41:value-type="string" table:style-name="ce35" office:value-type="string">
            <text:p>Totaa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7" office:value-type="string">
            <text:p>DE STAD UTRECHT.</text:p>
          </table:table-cell>
          <table:table-cell ns41:value-type="string" table:style-name="ce15" office:value-type="string">
            <text:p>Aannemers</text:p>
          </table:table-cell>
          <table:table-cell table:style-name="Default"/>
          <table:table-cell table:style-name="ce21"/>
          <table:table-cell table:style-name="ce29" table:number-columns-repeated="5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29" office:value="7" office:value-type="float">
            <text:p>7</text:p>
          </table:table-cell>
          <table:table-cell table:style-name="ce29"/>
          <table:table-cell ns41:value-type="float" table:style-name="ce36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8" office:value-type="float">
            <text:p>138</text:p>
          </table:table-cell>
          <table:table-cell table:style-name="ce30"/>
          <table:table-cell ns41:value-type="float" table:style-name="ce30" office:value="138" office:value-type="float">
            <text:p>138</text:p>
          </table:table-cell>
          <table:table-cell table:style-name="ce30"/>
          <table:table-cell ns41:value-type="float" table:style-name="ce37" office:value="138" office:value-type="float">
            <text:p>13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4" office:value-type="float">
            <text:p>64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table:style-name="ce30"/>
          <table:table-cell ns41:value-type="float" table:style-name="ce37" office:value="64" office:value-type="float">
            <text:p>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19" office:value-type="float">
            <text:p>11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23" office:value-type="float">
            <text:p>12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25" office:value-type="float">
            <text:p>1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996" office:value-type="float">
            <text:p>99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1" office:value="1009" office:value-type="float">
            <text:p>1,00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8" office:value="1016" office:value-type="float">
            <text:p>1,0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82" office:value-type="float">
            <text:p>8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93" office:value-type="float">
            <text:p>9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43" office:value-type="float">
            <text:p>143</text:p>
          </table:table-cell>
          <table:table-cell table:style-name="ce30"/>
          <table:table-cell ns41:value-type="float" table:style-name="ce30" office:value="153" office:value-type="float">
            <text:p>153</text:p>
          </table:table-cell>
          <table:table-cell table:style-name="ce30"/>
          <table:table-cell ns41:value-type="float" table:style-name="ce37" office:value="153" office:value-type="float">
            <text:p>1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60" office:value-type="float">
            <text:p>6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7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illard-, kaatsballen-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5" office:value-type="float">
            <text:p>65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7" office:value="92" office:value-type="float">
            <text:p>9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lik- en plaatwerkers, lam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36" office:value-type="float">
            <text:p>436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463" office:value-type="float">
            <text:p>463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7" office:value="581" office:value-type="float">
            <text:p>58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65" office:value-type="float">
            <office:annotation draw:style-name="gr1" svg:height="1.957cm" draw:caption-point-y="1.359cm" svg:width="3.58cm" svg:x="18.318cm" draw:caption-point-x="11.342cm" svg:y="15.478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6. Dit moet zijn 65.</text:span></text:p>
              <text:p text:style-name="P1"><text:span text:style-name="T2"/></text:p>
            </office:annotation>
            <text:p>65</text:p>
          </table:table-cell>
          <table:table-cell table:style-name="ce30"/>
          <table:table-cell ns41:value-type="float" table:style-name="ce30" office:value="81" office:value-type="float">
            <text:p>81</text:p>
          </table:table-cell>
          <table:table-cell table:style-name="ce30"/>
          <table:table-cell ns41:value-type="float" table:style-name="ce37" office:value="81" office:value-type="float">
            <text:p>8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43" office:value-type="float">
            <text:p>4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113" office:value-type="float">
            <text:p>113</text:p>
          </table:table-cell>
          <table:table-cell table:style-name="ce30"/>
          <table:table-cell ns41:value-type="float" table:style-name="ce30" office:value="135" office:value-type="float">
            <text:p>135</text:p>
          </table:table-cell>
          <table:table-cell table:style-name="ce30"/>
          <table:table-cell ns41:value-type="float" table:style-name="ce37" office:value="135" office:value-type="float">
            <text:p>13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45" office:value-type="float">
            <text:p>4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272" office:value-type="float">
            <text:p>27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82" office:value-type="float">
            <text:p>28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7" office:value="289" office:value-type="float">
            <text:p>28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3" office:value-type="float">
            <text:p>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432" office:value-type="float">
            <text:p>432</text:p>
          </table:table-cell>
          <table:table-cell ns41:value-type="float" table:style-name="ce31" office:value="2514" office:value-type="float">
            <text:p>2,514</text:p>
          </table:table-cell>
          <table:table-cell ns41:value-type="float" table:style-name="ce30" office:value="440" office:value-type="float">
            <text:p>440</text:p>
          </table:table-cell>
          <table:table-cell ns41:value-type="float" table:style-name="ce31" office:value="2576" office:value-type="float">
            <text:p>2,576</text:p>
          </table:table-cell>
          <table:table-cell ns41:value-type="float" table:style-name="ce38" office:value="3016" office:value-type="float">
            <text:p>3,0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39" office:value-type="float">
            <text:p>3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8" office:value-type="float">
            <text:p>7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83" office:value-type="float">
            <text:p>8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41" office:value-type="float">
            <text:p>14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7" office:value="150" office:value-type="float">
            <text:p>15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7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7" office:value="85" office:value-type="float">
            <text:p>8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09" office:value-type="float">
            <text:p>10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3" office:value-type="float">
            <text:p>1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14" office:value-type="float">
            <text:p>1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2" office:value-type="float">
            <text:p>6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7" office:value="75" office:value-type="float">
            <text:p>7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7" office:value="84" office:value-type="float">
            <text:p>8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41" office:value-type="float">
            <text:p>41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189" office:value-type="float">
            <text:p>189</text:p>
          </table:table-cell>
          <table:table-cell ns41:value-type="float" table:style-name="ce37" office:value="305" office:value-type="float">
            <text:p>30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37" office:value="70" office:value-type="float">
            <text:p>7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191" office:value-type="float">
            <text:p>191</text:p>
          </table:table-cell>
          <table:table-cell table:style-name="ce30"/>
          <table:table-cell ns41:value-type="float" table:style-name="ce30" office:value="216" office:value-type="float">
            <text:p>216</text:p>
          </table:table-cell>
          <table:table-cell table:style-name="ce30"/>
          <table:table-cell ns41:value-type="float" table:style-name="ce37" office:value="216" office:value-type="float">
            <text:p>2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03" office:value-type="float">
            <text:p>203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7" office:value="251" office:value-type="float">
            <text:p>25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0" office:value="583" office:value-type="float">
            <text:p>58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27" office:value-type="float">
            <text:p>62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28" office:value-type="float">
            <text:p>62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20" office:value-type="float">
            <text:p>220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220" office:value-type="float">
            <text:p>220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7" office:value="402" office:value-type="float">
            <text:p>40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30" office:value="47" office:value-type="float">
            <text:p>47</text:p>
          </table:table-cell>
          <table:table-cell table:style-name="ce30"/>
          <table:table-cell ns41:value-type="float" table:style-name="ce37" office:value="47" office:value-type="float">
            <text:p>4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43" office:value-type="float">
            <text:p>4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1" office:value-type="float">
            <text:p>1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35" office:value-type="float">
            <text:p>13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66" office:value-type="float">
            <text:p>266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268" office:value-type="float">
            <text:p>268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7" office:value="407" office:value-type="float">
            <text:p>40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2" office:value-type="float">
            <text:p>3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41" office:value-type="float">
            <text:p>141</text:p>
          </table:table-cell>
          <table:table-cell table:style-name="ce30"/>
          <table:table-cell ns41:value-type="float" table:style-name="ce30" office:value="163" office:value-type="float">
            <text:p>163</text:p>
          </table:table-cell>
          <table:table-cell table:style-name="ce30"/>
          <table:table-cell ns41:value-type="float" table:style-name="ce37" office:value="163" office:value-type="float">
            <text:p>16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table:style-name="ce30"/>
          <table:table-cell ns41:value-type="float" table:style-name="ce30" office:value="77" office:value-type="float">
            <text:p>77</text:p>
          </table:table-cell>
          <table:table-cell table:style-name="ce30"/>
          <table:table-cell ns41:value-type="float" table:style-name="ce37" office:value="77" office:value-type="float">
            <text:p>7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table:style-name="ce22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7" office:value="42" office:value-type="float">
            <text:p>4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8" office:value-type="float">
            <text:p>88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7" office:value="178" office:value-type="float">
            <text:p>17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94" office:value-type="float">
            <text:p>29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98" office:value-type="float">
            <text:p>29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299" office:value-type="float">
            <text:p>29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37" office:value="42" office:value-type="float">
            <text:p>4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322" office:value-type="float">
            <text:p>322</text:p>
          </table:table-cell>
          <table:table-cell table:style-name="ce30"/>
          <table:table-cell ns41:value-type="float" table:style-name="ce30" office:value="337" office:value-type="float">
            <text:p>337</text:p>
          </table:table-cell>
          <table:table-cell table:style-name="ce30"/>
          <table:table-cell ns41:value-type="float" table:style-name="ce37" office:value="337" office:value-type="float">
            <text:p>33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63" office:value-type="float">
            <text:p>6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7" office:value-type="float">
            <text:p>6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56" office:value-type="float">
            <text:p>5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weekelingen aan 's Rijks kweekschool voor militaire geneeskundig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69" office:value-type="float">
            <text:p>69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37" office:value="70" office:value-type="float">
            <text:p>7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Kweekelingen aan 's Rijks veeartsenijschool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66" office:value-type="float">
            <text:p>166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82" office:value-type="float">
            <text:p>182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7" office:value="214" office:value-type="float">
            <text:p>2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7" office:value="39" office:value-type="float">
            <text:p>3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7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7" office:value="49" office:value-type="float">
            <text:p>4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7" office:value="103" office:value-type="float">
            <text:p>10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62" office:value-type="float">
            <text:p>362</text:p>
          </table:table-cell>
          <table:table-cell table:style-name="ce30"/>
          <table:table-cell ns41:value-type="float" table:style-name="ce30" office:value="365" office:value-type="float">
            <text:p>365</text:p>
          </table:table-cell>
          <table:table-cell table:style-name="ce30"/>
          <table:table-cell ns41:value-type="float" table:style-name="ce37" office:value="365" office:value-type="float">
            <text:p>36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ns41:value-type="float" table:style-name="ce37" office:value="37" office:value-type="float">
            <text:p>3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34" office:value-type="float">
            <text:p>134</text:p>
          </table:table-cell>
          <table:table-cell table:style-name="ce30"/>
          <table:table-cell ns41:value-type="float" table:style-name="ce31" office:value="2085" office:value-type="float">
            <text:p>2,085</text:p>
          </table:table-cell>
          <table:table-cell table:style-name="ce30"/>
          <table:table-cell ns41:value-type="float" table:style-name="ce31" office:value="2235" office:value-type="float">
            <text:p>2,235</text:p>
          </table:table-cell>
          <table:table-cell ns41:value-type="float" table:style-name="ce38" office:value="2235" office:value-type="float">
            <text:p>2,23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26" office:value-type="float">
            <text:p>126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7" office:value="195" office:value-type="float">
            <text:p>19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31" office:value-type="float">
            <text:p>13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7" office:value="150" office:value-type="float">
            <text:p>15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apier- en gekleurd papier-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apier- en gekleurd papier- 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apier- en gekleurd papier-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olitie (dir, commiss, agenten van), marc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37" office:value="50" office:value-type="float">
            <text:p>5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7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1" office:value-type="float">
            <text:p>61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7" office:value="152" office:value-type="float">
            <text:p>15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37" office:value-type="float">
            <text:p>137</text:p>
          </table:table-cell>
          <table:table-cell table:style-name="ce30"/>
          <table:table-cell ns41:value-type="float" table:style-name="ce30" office:value="149" office:value-type="float">
            <text:p>149</text:p>
          </table:table-cell>
          <table:table-cell table:style-name="ce30"/>
          <table:table-cell ns41:value-type="float" table:style-name="ce37" office:value="149" office:value-type="float">
            <text:p>14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30" office:value="48" office:value-type="float">
            <text:p>48</text:p>
          </table:table-cell>
          <table:table-cell table:style-name="ce30"/>
          <table:table-cell ns41:value-type="float" table:style-name="ce37" office:value="48" office:value-type="float">
            <text:p>4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347" office:value-type="float">
            <text:p>34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71" office:value-type="float">
            <text:p>37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372" office:value-type="float">
            <text:p>37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75" office:value-type="float">
            <text:p>17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85" office:value-type="float">
            <text:p>18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7" office:value="207" office:value-type="float">
            <text:p>20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30" office:value="471" office:value-type="float">
            <text:p>471</text:p>
          </table:table-cell>
          <table:table-cell table:style-name="ce30"/>
          <table:table-cell ns41:value-type="float" table:style-name="ce30" office:value="512" office:value-type="float">
            <text:p>512</text:p>
          </table:table-cell>
          <table:table-cell table:style-name="ce30"/>
          <table:table-cell ns41:value-type="float" table:style-name="ce37" office:value="512" office:value-type="float">
            <text:p>5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3" office:value="1125" office:value-type="float">
            <text:p>1,125</text:p>
          </table:table-cell>
          <table:table-cell ns41:value-type="float" table:style-name="ce30" office:value="889" office:value-type="float">
            <text:p>889</text:p>
          </table:table-cell>
          <table:table-cell ns41:value-type="float" table:style-name="ce30" office:value="530" office:value-type="float">
            <text:p>530</text:p>
          </table:table-cell>
          <table:table-cell ns41:value-type="float" table:style-name="ce30" office:value="442" office:value-type="float">
            <text:p>442</text:p>
          </table:table-cell>
          <table:table-cell ns41:value-type="float" table:style-name="ce30" office:value="446" office:value-type="float">
            <text:p>446</text:p>
          </table:table-cell>
          <table:table-cell ns41:value-type="float" table:style-name="ce30" office:value="386" office:value-type="float">
            <text:p>386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1" office:value="2144" office:value-type="float">
            <text:p>2,144</text:p>
          </table:table-cell>
          <table:table-cell ns41:value-type="float" table:style-name="ce31" office:value="1752" office:value-type="float">
            <text:p>1,752</text:p>
          </table:table-cell>
          <table:table-cell ns41:value-type="float" table:style-name="ce38" office:value="3896" office:value-type="float">
            <text:p>3,89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342" office:value-type="float">
            <text:p>34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85" office:value-type="float">
            <text:p>38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388" office:value-type="float">
            <text:p>38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7" office:value="63" office:value-type="float">
            <text:p>6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1" office:value-type="float">
            <text:p>61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table:style-name="ce30"/>
          <table:table-cell ns41:value-type="float" table:style-name="ce37" office:value="61" office:value-type="float">
            <text:p>6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table:style-name="ce30"/>
          <table:table-cell ns41:value-type="float" table:style-name="ce37" office:value="60" office:value-type="float">
            <text:p>6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14" office:value-type="float">
            <text:p>314</text:p>
          </table:table-cell>
          <table:table-cell table:style-name="ce30"/>
          <table:table-cell ns41:value-type="float" table:style-name="ce30" office:value="314" office:value-type="float">
            <text:p>314</text:p>
          </table:table-cell>
          <table:table-cell table:style-name="ce30"/>
          <table:table-cell ns41:value-type="float" table:style-name="ce37" office:value="314" office:value-type="float">
            <text:p>3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7" office:value="44" office:value-type="float">
            <text:p>4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abak- en sigaren-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abak- en sigaren- kerv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30" office:value="151" office:value-type="float">
            <text:p>151</text:p>
          </table:table-cell>
          <table:table-cell table:style-name="ce30"/>
          <table:table-cell ns41:value-type="float" table:style-name="ce30" office:value="201" office:value-type="float">
            <text:p>201</text:p>
          </table:table-cell>
          <table:table-cell table:style-name="ce30"/>
          <table:table-cell ns41:value-type="float" table:style-name="ce37" office:value="201" office:value-type="float">
            <text:p>20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abak- en sigaren- plan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abak- en sigaren- 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30" office:value="615" office:value-type="float">
            <text:p>6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52" office:value-type="float">
            <text:p>65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53" office:value-type="float">
            <text:p>6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table:style-name="ce30"/>
          <table:table-cell ns41:value-type="float" table:style-name="ce37" office:value="64" office:value-type="float">
            <text:p>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urf, koorn- en kolendr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0" office:value-type="float">
            <text:p>80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7" office:value="157" office:value-type="float">
            <text:p>15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7" office:value="56" office:value-type="float">
            <text:p>5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1" office:value-type="float">
            <text:p>3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7" office:value="45" office:value-type="float">
            <text:p>4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29" office:value-type="float">
            <text:p>12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140" office:value-type="float">
            <text:p>1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oorlieden, koetsiers, loopers, postknechten en slee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216" office:value-type="float">
            <text:p>216</text:p>
          </table:table-cell>
          <table:table-cell table:style-name="ce30"/>
          <table:table-cell ns41:value-type="float" table:style-name="ce30" office:value="223" office:value-type="float">
            <text:p>223</text:p>
          </table:table-cell>
          <table:table-cell table:style-name="ce30"/>
          <table:table-cell ns41:value-type="float" table:style-name="ce37" office:value="223" office:value-type="float">
            <text:p>2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6" office:value-type="float">
            <text:p>3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7" office:value="44" office:value-type="float">
            <text:p>4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3" office:value="3681" office:value-type="float">
            <text:p>3,681</text:p>
          </table:table-cell>
          <table:table-cell ns41:value-type="float" table:style-name="ce31" office:value="3905" office:value-type="float">
            <text:p>3,905</text:p>
          </table:table-cell>
          <table:table-cell ns41:value-type="float" table:style-name="ce30" office:value="342" office:value-type="float">
            <text:p>342</text:p>
          </table:table-cell>
          <table:table-cell ns41:value-type="float" table:style-name="ce30" office:value="526" office:value-type="float">
            <text:p>526</text:p>
          </table:table-cell>
          <table:table-cell ns41:value-type="float" table:style-name="ce30" office:value="773" office:value-type="float">
            <text:p>773</text:p>
          </table:table-cell>
          <table:table-cell ns41:value-type="float" table:style-name="ce31" office:value="1249" office:value-type="float">
            <text:p>1,249</text:p>
          </table:table-cell>
          <table:table-cell ns41:value-type="float" table:style-name="ce31" office:value="1917" office:value-type="float">
            <text:p>1,917</text:p>
          </table:table-cell>
          <table:table-cell ns41:value-type="float" table:style-name="ce31" office:value="12120" office:value-type="float">
            <text:p>12,120</text:p>
          </table:table-cell>
          <table:table-cell ns41:value-type="float" table:style-name="ce31" office:value="6713" office:value-type="float">
            <text:p>6,713</text:p>
          </table:table-cell>
          <table:table-cell ns41:value-type="string" table:style-name="ce30" office:value-type="string">
            <text:p>17.8</text:p>
          </table:table-cell>
          <table:table-cell ns41:value-type="float" table:style-name="ce38" office:value="24513" office:value-type="float">
            <text:p>24,5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AD UTRECHT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3" office:value="4858" office:value-type="float">
            <text:p>4,858</text:p>
          </table:table-cell>
          <table:table-cell ns41:value-type="float" table:style-name="ce31" office:value="4852" office:value-type="float">
            <text:p>4,852</text:p>
          </table:table-cell>
          <table:table-cell ns41:value-type="float" table:style-name="ce30" office:value="936" office:value-type="float">
            <text:p>936</text:p>
          </table:table-cell>
          <table:table-cell ns41:value-type="float" table:style-name="ce31" office:value="1036" office:value-type="float">
            <text:p>1,036</text:p>
          </table:table-cell>
          <table:table-cell ns41:value-type="float" table:style-name="ce31" office:value="1874" office:value-type="float">
            <text:p>1,874</text:p>
          </table:table-cell>
          <table:table-cell ns41:value-type="float" table:style-name="ce31" office:value="1911" office:value-type="float">
            <text:p>1,911</text:p>
          </table:table-cell>
          <table:table-cell ns41:value-type="float" table:style-name="ce31" office:value="14204" office:value-type="float">
            <text:p>14,204</text:p>
          </table:table-cell>
          <table:table-cell ns41:value-type="float" table:style-name="ce31" office:value="18110" office:value-type="float">
            <text:p>18,110</text:p>
          </table:table-cell>
          <table:table-cell ns41:value-type="float" table:style-name="ce31" office:value="21872" office:value-type="float">
            <text:p>21,872</text:p>
          </table:table-cell>
          <table:table-cell ns41:value-type="float" table:style-name="ce31" office:value="25909" office:value-type="float">
            <text:p>25,909</text:p>
          </table:table-cell>
          <table:table-cell ns41:value-type="float" table:style-name="ce38" office:value="47781" office:value-type="float">
            <text:p>47,78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7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73" office:value-type="float">
            <text:p>17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73" office:value-type="float">
            <text:p>17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75" office:value-type="float">
            <text:p>17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3" office:value-type="float">
            <text:p>93</text:p>
          </table:table-cell>
          <table:table-cell table:style-name="ce30"/>
          <table:table-cell ns41:value-type="float" table:style-name="ce30" office:value="93" office:value-type="float">
            <text:p>93</text:p>
          </table:table-cell>
          <table:table-cell table:style-name="ce30"/>
          <table:table-cell ns41:value-type="float" table:style-name="ce37" office:value="93" office:value-type="float">
            <text:p>9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41" office:value-type="float">
            <text:p>14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7" office:value-type="float">
            <text:p>14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49" office:value-type="float">
            <text:p>14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79" office:value-type="float">
            <text:p>7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1" office:value="2195" office:value-type="float">
            <text:p>2,195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1" office:value="2279" office:value-type="float">
            <text:p>2,279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8" office:value="2318" office:value-type="float">
            <text:p>2,3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08" office:value-type="float">
            <text:p>10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19" office:value-type="float">
            <text:p>1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ankiers, effectenhandelaars, geldwisselaars, kass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56" office:value-type="float">
            <text:p>156</text:p>
          </table:table-cell>
          <table:table-cell table:style-name="ce30"/>
          <table:table-cell ns41:value-type="float" table:style-name="ce30" office:value="166" office:value-type="float">
            <text:p>166</text:p>
          </table:table-cell>
          <table:table-cell table:style-name="ce30"/>
          <table:table-cell ns41:value-type="float" table:style-name="ce37" office:value="166" office:value-type="float">
            <text:p>16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72" office:value-type="float">
            <text:p>7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07" office:value-type="float">
            <text:p>107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7" office:value="142" office:value-type="float">
            <text:p>14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lik-, en plaatwerkers, lam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10" office:value-type="float">
            <text:p>510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540" office:value-type="float">
            <text:p>540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7" office:value="658" office:value-type="float">
            <text:p>65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71" office:value-type="float">
            <text:p>71</text:p>
          </table:table-cell>
          <table:table-cell table:style-name="ce30"/>
          <table:table-cell ns41:value-type="float" table:style-name="ce30" office:value="93" office:value-type="float">
            <text:p>93</text:p>
          </table:table-cell>
          <table:table-cell table:style-name="ce30"/>
          <table:table-cell ns41:value-type="float" table:style-name="ce37" office:value="93" office:value-type="float">
            <text:p>9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8" office:value-type="float">
            <text:p>4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50" office:value-type="float">
            <text:p>5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129" office:value-type="float">
            <text:p>129</text:p>
          </table:table-cell>
          <table:table-cell table:style-name="ce30"/>
          <table:table-cell ns41:value-type="float" table:style-name="ce30" office:value="151" office:value-type="float">
            <text:p>151</text:p>
          </table:table-cell>
          <table:table-cell table:style-name="ce30"/>
          <table:table-cell ns41:value-type="float" table:style-name="ce37" office:value="151" office:value-type="float">
            <text:p>15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orstel-, kaarden-, kammen-, rijven, zeef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53" office:value-type="float">
            <text:p>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ouwmeesters, civiel ingeni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405" office:value-type="float">
            <text:p>405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431" office:value-type="float">
            <text:p>431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7" office:value="451" office:value-type="float">
            <text:p>45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7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483" office:value-type="float">
            <text:p>483</text:p>
          </table:table-cell>
          <table:table-cell ns41:value-type="float" table:style-name="ce31" office:value="3280" office:value-type="float">
            <text:p>3,280</text:p>
          </table:table-cell>
          <table:table-cell ns41:value-type="float" table:style-name="ce30" office:value="497" office:value-type="float">
            <text:p>497</text:p>
          </table:table-cell>
          <table:table-cell ns41:value-type="string" table:style-name="ce30" office:value-type="string">
            <text:p>3.406/1</text:p>
          </table:table-cell>
          <table:table-cell ns41:value-type="float" table:style-name="ce38" office:value="3903" office:value-type="float">
            <text:p>3,90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Doodgravers, bedienaars van begravenissen, verhuurders van rouwkleed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50" office:value-type="float">
            <text:p>5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1" office:value-type="float">
            <text:p>10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7" office:value="111" office:value-type="float">
            <text:p>1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9" office:value-type="float">
            <text:p>15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59" office:value-type="float">
            <text:p>15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7" office:value="168" office:value-type="float">
            <text:p>16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7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7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7" office:value="110" office:value-type="float">
            <text:p>1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2" office:value-type="float">
            <text:p>3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7" office:value="41" office:value-type="float">
            <text:p>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48" office:value-type="float">
            <text:p>14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157" office:value-type="float">
            <text:p>15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1" office:value-type="float">
            <text:p>9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7" office:value="112" office:value-type="float">
            <text:p>1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9" office:value-type="float">
            <text:p>79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7" office:value="103" office:value-type="float">
            <text:p>10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37" office:value="35" office:value-type="float">
            <text:p>3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54" office:value-type="float">
            <text:p>54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146" office:value-type="float">
            <text:p>146</text:p>
          </table:table-cell>
          <table:table-cell ns41:value-type="float" table:style-name="ce30" office:value="244" office:value-type="float">
            <text:p>244</text:p>
          </table:table-cell>
          <table:table-cell ns41:value-type="float" table:style-name="ce37" office:value="390" office:value-type="float">
            <text:p>39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69" office:value-type="float">
            <text:p>69</text:p>
          </table:table-cell>
          <table:table-cell table:style-name="ce30"/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37" office:value="80" office:value-type="float">
            <text:p>8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37" office:value="36" office:value-type="float">
            <text:p>3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07" office:value-type="float">
            <text:p>207</text:p>
          </table:table-cell>
          <table:table-cell table:style-name="ce30"/>
          <table:table-cell ns41:value-type="float" table:style-name="ce30" office:value="234" office:value-type="float">
            <text:p>234</text:p>
          </table:table-cell>
          <table:table-cell table:style-name="ce30"/>
          <table:table-cell ns41:value-type="float" table:style-name="ce37" office:value="234" office:value-type="float">
            <text:p>2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30" office:value-type="float">
            <text:p>230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241" office:value-type="float">
            <text:p>241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7" office:value="287" office:value-type="float">
            <text:p>2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69" office:value-type="float">
            <text:p>69</text:p>
          </table:table-cell>
          <table:table-cell table:style-name="ce30"/>
          <table:table-cell ns41:value-type="float" table:style-name="ce30" office:value="767" office:value-type="float">
            <text:p>76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40" office:value-type="float">
            <text:p>84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841" office:value-type="float">
            <text:p>8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60" office:value-type="float">
            <text:p>360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0" office:value="360" office:value-type="float">
            <text:p>360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7" office:value="648" office:value-type="float">
            <text:p>64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37" office:value="56" office:value-type="float">
            <text:p>5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8" office:value-type="float">
            <text:p>7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79" office:value-type="float">
            <text:p>7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25" office:value-type="float">
            <text:p>1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40" office:value-type="float">
            <text:p>1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96" office:value-type="float">
            <text:p>396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0" office:value="399" office:value-type="float">
            <text:p>399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7" office:value="556" office:value-type="float">
            <text:p>55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1" office:value-type="float">
            <text:p>6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64" office:value-type="float">
            <text:p>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183" office:value-type="float">
            <text:p>18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15" office:value-type="float">
            <text:p>21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218" office:value-type="float">
            <text:p>2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table:style-name="ce30"/>
          <table:table-cell ns41:value-type="float" table:style-name="ce30" office:value="77" office:value-type="float">
            <text:p>77</text:p>
          </table:table-cell>
          <table:table-cell table:style-name="ce30"/>
          <table:table-cell ns41:value-type="float" table:style-name="ce37" office:value="77" office:value-type="float">
            <text:p>7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7" office:value="194" office:value-type="float">
            <text:p>19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8" office:value-type="float">
            <text:p>128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7" office:value="240" office:value-type="float">
            <text:p>2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98" office:value-type="float">
            <text:p>29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02" office:value-type="float">
            <text:p>30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304" office:value-type="float">
            <text:p>30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37" office:value="70" office:value-type="float">
            <text:p>7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664" office:value-type="float">
            <text:p>664</text:p>
          </table:table-cell>
          <table:table-cell table:style-name="ce30"/>
          <table:table-cell ns41:value-type="float" table:style-name="ce30" office:value="683" office:value-type="float">
            <text:p>683</text:p>
          </table:table-cell>
          <table:table-cell table:style-name="ce30"/>
          <table:table-cell ns41:value-type="float" table:style-name="ce37" office:value="683" office:value-type="float">
            <text:p>68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177" office:value-type="float">
            <text:p>17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203" office:value-type="float">
            <text:p>20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64" office:value-type="float">
            <text:p>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unstoefenaren toneelspelers, dansmeesters, zan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weekelingen aan 's Rijks kweekschool voor militaire geneeskundig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69" office:value-type="float">
            <text:p>69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37" office:value="70" office:value-type="float">
            <text:p>7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Kweekelingen aan 's Rijks veeartsenijschool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903" office:value-type="float">
            <text:p>903</text:p>
          </table:table-cell>
          <table:table-cell ns41:value-type="float" table:style-name="ce30" office:value="162" office:value-type="float">
            <text:p>162</text:p>
          </table:table-cell>
          <table:table-cell ns41:value-type="float" table:style-name="ce30" office:value="961" office:value-type="float">
            <text:p>961</text:p>
          </table:table-cell>
          <table:table-cell ns41:value-type="float" table:style-name="ce30" office:value="169" office:value-type="float">
            <text:p>169</text:p>
          </table:table-cell>
          <table:table-cell ns41:value-type="float" table:style-name="ce37" office:value="1130" office:value-type="float">
            <text:p>113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1" office:value-type="float">
            <text:p>5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55" office:value-type="float">
            <text:p>5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7" office:value="48" office:value-type="float">
            <text:p>4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7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72" office:value-type="float">
            <text:p>7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31" office:value-type="float">
            <text:p>3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7" office:value="145" office:value-type="float">
            <text:p>14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7" office:value="42" office:value-type="float">
            <text:p>4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7" office:value="104" office:value-type="float">
            <text:p>10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483" office:value-type="float">
            <text:p>483</text:p>
          </table:table-cell>
          <table:table-cell table:style-name="ce30"/>
          <table:table-cell ns41:value-type="float" table:style-name="ce30" office:value="490" office:value-type="float">
            <text:p>490</text:p>
          </table:table-cell>
          <table:table-cell table:style-name="ce30"/>
          <table:table-cell ns41:value-type="float" table:style-name="ce37" office:value="490" office:value-type="float">
            <text:p>49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ns41:value-type="float" table:style-name="ce37" office:value="44" office:value-type="float">
            <text:p>4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175" office:value-type="float">
            <text:p>175</text:p>
          </table:table-cell>
          <table:table-cell table:style-name="ce30"/>
          <table:table-cell ns41:value-type="float" table:style-name="ce31" office:value="2676" office:value-type="float">
            <text:p>2,676</text:p>
          </table:table-cell>
          <table:table-cell table:style-name="ce30"/>
          <table:table-cell ns41:value-type="float" table:style-name="ce31" office:value="2876" office:value-type="float">
            <text:p>2,876</text:p>
          </table:table-cell>
          <table:table-cell ns41:value-type="float" table:style-name="ce38" office:value="2876" office:value-type="float">
            <text:p>2,87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76" office:value-type="float">
            <text:p>176</text:p>
          </table:table-cell>
          <table:table-cell ns41:value-type="float" table:style-name="ce30" office:value="104" office:value-type="float">
            <text:p>104</text:p>
          </table:table-cell>
          <table:table-cell ns41:value-type="float" table:style-name="ce30" office:value="185" office:value-type="float">
            <text:p>185</text:p>
          </table:table-cell>
          <table:table-cell ns41:value-type="float" table:style-name="ce30" office:value="104" office:value-type="float">
            <text:p>104</text:p>
          </table:table-cell>
          <table:table-cell ns41:value-type="float" table:style-name="ce37" office:value="289" office:value-type="float">
            <text:p>28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34" office:value-type="float">
            <text:p>13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7" office:value="153" office:value-type="float">
            <text:p>1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ik-en teer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7" office:value-type="float">
            <text:p>87</text:p>
          </table:table-cell>
          <table:table-cell table:style-name="ce30"/>
          <table:table-cell ns41:value-type="float" table:style-name="ce30" office:value="87" office:value-type="float">
            <text:p>87</text:p>
          </table:table-cell>
          <table:table-cell table:style-name="ce30"/>
          <table:table-cell ns41:value-type="float" table:style-name="ce37" office:value="87" office:value-type="float">
            <text:p>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7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37" office:value="46" office:value-type="float">
            <text:p>4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9" office:value-type="float">
            <text:p>69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7" office:value="162" office:value-type="float">
            <text:p>16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01" office:value-type="float">
            <text:p>201</text:p>
          </table:table-cell>
          <table:table-cell table:style-name="ce30"/>
          <table:table-cell ns41:value-type="float" table:style-name="ce30" office:value="222" office:value-type="float">
            <text:p>222</text:p>
          </table:table-cell>
          <table:table-cell table:style-name="ce30"/>
          <table:table-cell ns41:value-type="float" table:style-name="ce37" office:value="222" office:value-type="float">
            <text:p>2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7" office:value-type="float">
            <text:p>47</text:p>
          </table:table-cell>
          <table:table-cell table:style-name="ce30"/>
          <table:table-cell ns41:value-type="float" table:style-name="ce30" office:value="51" office:value-type="float">
            <text:p>51</text:p>
          </table:table-cell>
          <table:table-cell table:style-name="ce30"/>
          <table:table-cell ns41:value-type="float" table:style-name="ce37" office:value="51" office:value-type="float">
            <text:p>5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468" office:value-type="float">
            <text:p>46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05" office:value-type="float">
            <text:p>50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507" office:value-type="float">
            <text:p>50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275" office:value-type="float">
            <text:p>275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91" office:value-type="float">
            <text:p>291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7" office:value="314" office:value-type="float">
            <text:p>3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table:style-name="ce30"/>
          <table:table-cell ns41:value-type="float" table:style-name="ce30" office:value="674" office:value-type="float">
            <text:p>67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746" office:value-type="float">
            <text:p>74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749" office:value-type="float">
            <text:p>74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3" office:value="1804" office:value-type="float">
            <text:p>1,804</text:p>
          </table:table-cell>
          <table:table-cell ns41:value-type="float" table:style-name="ce31" office:value="1442" office:value-type="float">
            <text:p>1,442</text:p>
          </table:table-cell>
          <table:table-cell ns41:value-type="float" table:style-name="ce30" office:value="797" office:value-type="float">
            <text:p>797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677" office:value-type="float">
            <text:p>677</text:p>
          </table:table-cell>
          <table:table-cell ns41:value-type="float" table:style-name="ce30" office:value="571" office:value-type="float">
            <text:p>571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1" office:value="3341" office:value-type="float">
            <text:p>3,341</text:p>
          </table:table-cell>
          <table:table-cell ns41:value-type="float" table:style-name="ce31" office:value="2699" office:value-type="float">
            <text:p>2,699</text:p>
          </table:table-cell>
          <table:table-cell ns41:value-type="float" table:style-name="ce38" office:value="6040" office:value-type="float">
            <text:p>6,0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48" office:value-type="float">
            <text:p>48</text:p>
          </table:table-cell>
          <table:table-cell table:style-name="ce30"/>
          <table:table-cell ns41:value-type="float" table:style-name="ce30" office:value="437" office:value-type="float">
            <text:p>43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92" office:value-type="float">
            <text:p>49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496" office:value-type="float">
            <text:p>49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579" office:value-type="float">
            <text:p>579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635" office:value-type="float">
            <text:p>635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7" office:value="792" office:value-type="float">
            <text:p>79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1" office:value-type="float">
            <text:p>61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table:style-name="ce30"/>
          <table:table-cell ns41:value-type="float" table:style-name="ce37" office:value="61" office:value-type="float">
            <text:p>6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3" office:value-type="float">
            <text:p>6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35" office:value-type="float">
            <text:p>3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46" office:value-type="float">
            <text:p>4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16" office:value-type="float">
            <text:p>316</text:p>
          </table:table-cell>
          <table:table-cell table:style-name="ce30"/>
          <table:table-cell ns41:value-type="float" table:style-name="ce30" office:value="316" office:value-type="float">
            <text:p>316</text:p>
          </table:table-cell>
          <table:table-cell table:style-name="ce30"/>
          <table:table-cell ns41:value-type="float" table:style-name="ce37" office:value="316" office:value-type="float">
            <text:p>3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37" office:value="46" office:value-type="float">
            <text:p>4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8" office:value-type="float">
            <text:p>48</text:p>
          </table:table-cell>
          <table:table-cell table:style-name="ce30"/>
          <table:table-cell ns41:value-type="float" table:style-name="ce30" office:value="162" office:value-type="float">
            <text:p>162</text:p>
          </table:table-cell>
          <table:table-cell table:style-name="ce30"/>
          <table:table-cell ns41:value-type="float" table:style-name="ce30" office:value="215" office:value-type="float">
            <text:p>215</text:p>
          </table:table-cell>
          <table:table-cell table:style-name="ce30"/>
          <table:table-cell ns41:value-type="float" table:style-name="ce37" office:value="215" office:value-type="float">
            <text:p>2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44" office:value-type="float">
            <text:p>14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44" office:value-type="float">
            <text:p>14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147" office:value-type="float">
            <text:p>14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124" office:value-type="float">
            <text:p>124</text:p>
          </table:table-cell>
          <table:table-cell ns41:value-type="float" table:style-name="ce30" office:value="132" office:value-type="float">
            <text:p>132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7" office:value="283" office:value-type="float">
            <text:p>28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table:style-name="ce30"/>
          <table:table-cell ns41:value-type="float" table:style-name="ce30" office:value="834" office:value-type="float">
            <text:p>83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895" office:value-type="float">
            <text:p>89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897" office:value-type="float">
            <text:p>89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06" office:value-type="float">
            <text:p>10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29" office:value-type="float">
            <text:p>1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5" office:value-type="float">
            <text:p>95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7" office:value="172" office:value-type="float">
            <text:p>17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75" office:value-type="float">
            <text:p>75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7" office:value="97" office:value-type="float">
            <text:p>9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table:style-name="ce30"/>
          <table:table-cell ns41:value-type="float" table:style-name="ce37" office:value="57" office:value-type="float">
            <text:p>5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8" office:value-type="float">
            <text:p>38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7" office:value="55" office:value-type="float">
            <text:p>5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89" office:value-type="float">
            <text:p>18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00" office:value-type="float">
            <text:p>20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7" office:value="206" office:value-type="float">
            <text:p>20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300" office:value-type="float">
            <text:p>30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07" office:value-type="float">
            <text:p>30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310" office:value-type="float">
            <text:p>3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5" office:value-type="float">
            <text:p>4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50" office:value-type="float">
            <text:p>5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8" office:value-type="float">
            <text:p>58</text:p>
          </table:table-cell>
          <table:table-cell table:style-name="ce30"/>
          <table:table-cell ns41:value-type="float" table:style-name="ce30" office:value="58" office:value-type="float">
            <text:p>58</text:p>
          </table:table-cell>
          <table:table-cell table:style-name="ce30"/>
          <table:table-cell ns41:value-type="float" table:style-name="ce37" office:value="58" office:value-type="float">
            <text:p>5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3" table:style-name="ce30" table:number-columns-repeated="4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3" office:value="5519" office:value-type="float">
            <text:p>5,519</text:p>
          </table:table-cell>
          <table:table-cell ns41:value-type="float" table:style-name="ce31" office:value="5769" office:value-type="float">
            <text:p>5,769</text:p>
          </table:table-cell>
          <table:table-cell ns41:value-type="float" table:style-name="ce30" office:value="554" office:value-type="float">
            <text:p>554</text:p>
          </table:table-cell>
          <table:table-cell ns41:value-type="float" table:style-name="ce30" office:value="810" office:value-type="float">
            <text:p>810</text:p>
          </table:table-cell>
          <table:table-cell ns41:value-type="float" table:style-name="ce31" office:value="1198" office:value-type="float">
            <text:p>1,198</text:p>
          </table:table-cell>
          <table:table-cell ns41:value-type="float" table:style-name="ce31" office:value="1835" office:value-type="float">
            <text:p>1,835</text:p>
          </table:table-cell>
          <table:table-cell ns41:value-type="float" table:style-name="ce31" office:value="2631" office:value-type="float">
            <text:p>2,631</text:p>
          </table:table-cell>
          <table:table-cell ns41:value-type="float" table:style-name="ce31" office:value="17913" office:value-type="float">
            <text:p>17,913</text:p>
          </table:table-cell>
          <table:table-cell ns41:value-type="float" table:style-name="ce31" office:value="9902" office:value-type="float">
            <text:p>9,902</text:p>
          </table:table-cell>
          <table:table-cell ns41:value-type="float" table:style-name="ce31" office:value="26327" office:value-type="float">
            <text:p>26,327</text:p>
          </table:table-cell>
          <table:table-cell ns41:value-type="float" table:style-name="ce38" office:value="36229" office:value-type="float">
            <text:p>36,2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ZES STEDEN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3" office:value="7402" office:value-type="float">
            <text:p>7,402</text:p>
          </table:table-cell>
          <table:table-cell ns41:value-type="float" table:style-name="ce31" office:value="7302" office:value-type="float">
            <text:p>7,302</text:p>
          </table:table-cell>
          <table:table-cell ns41:value-type="float" table:style-name="ce31" office:value="1470" office:value-type="float">
            <text:p>1,470</text:p>
          </table:table-cell>
          <table:table-cell ns41:value-type="float" table:style-name="ce31" office:value="1553" office:value-type="float">
            <text:p>1,553</text:p>
          </table:table-cell>
          <table:table-cell ns41:value-type="float" table:style-name="ce31" office:value="2976" office:value-type="float">
            <text:p>2,976</text:p>
          </table:table-cell>
          <table:table-cell ns41:value-type="float" table:style-name="ce31" office:value="2897" office:value-type="float">
            <text:p>2,897</text:p>
          </table:table-cell>
          <table:table-cell ns41:value-type="float" table:style-name="ce31" office:value="21336" office:value-type="float">
            <text:p>21,336</text:p>
          </table:table-cell>
          <table:table-cell ns41:value-type="float" table:style-name="ce31" office:value="26130" office:value-type="float">
            <text:p>26,130</text:p>
          </table:table-cell>
          <table:table-cell ns41:value-type="float" table:style-name="ce31" office:value="33184" office:value-type="float">
            <text:p>33,184</text:p>
          </table:table-cell>
          <table:table-cell ns41:value-type="float" table:style-name="ce31" office:value="37883" office:value-type="float">
            <text:p>37,883</text:p>
          </table:table-cell>
          <table:table-cell ns41:value-type="float" table:style-name="ce38" office:value="71067" office:value-type="float">
            <text:p>71,06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ardappelenme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ardewerk- en porceleinfabrijkan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" office:value-type="float">
            <office:annotation draw:style-name="gr1" svg:height="1.957cm" draw:caption-point-y="1.359cm" svg:width="3.58cm" svg:x="18.318cm" draw:caption-point-x="11.342cm" svg:y="270.5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19. Dit moet zijn 18.</text:span></text:p>
              <text:p text:style-name="P1"><text:span text:style-name="T2"/></text:p>
            </office:annotation>
            <text:p>18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ardewerk- en porceleinkoop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5" office:value-type="float">
            <text:p>8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87" office:value-type="float">
            <text:p>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1" office:value-type="float">
            <text:p>61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table:style-name="ce30"/>
          <table:table-cell ns41:value-type="float" table:style-name="ce37" office:value="61" office:value-type="float">
            <text:p>6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18" office:value-type="float">
            <text:p>21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1" office:value="6496" office:value-type="float">
            <text:p>6,496</text:p>
          </table:table-cell>
          <table:table-cell ns41:value-type="float" table:style-name="ce30" office:value="894" office:value-type="float">
            <text:p>894</text:p>
          </table:table-cell>
          <table:table-cell ns41:value-type="float" table:style-name="ce31" office:value="6731" office:value-type="float">
            <text:p>6,731</text:p>
          </table:table-cell>
          <table:table-cell ns41:value-type="float" table:style-name="ce30" office:value="909" office:value-type="float">
            <text:p>909</text:p>
          </table:table-cell>
          <table:table-cell ns41:value-type="float" table:style-name="ce38" office:value="7640" office:value-type="float">
            <text:p>7,6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aardscheerders, kappers, paruik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ankiers, effectenhandelaars, geldwisselaars, kassi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7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8" office:value-type="float">
            <text:p>3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7" office:value="52" office:value-type="float">
            <text:p>5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illard-, kaats-ball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7" office:value="47" office:value-type="float">
            <text:p>4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lik-, en pleetwerkers, lam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469" office:value-type="float">
            <text:p>46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89" office:value-type="float">
            <text:p>48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7" office:value="498" office:value-type="float">
            <text:p>49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ouwmeesters, civiel ingeni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randers en stokers van siroop, likeuren, sterke drank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330" office:value-type="float">
            <text:p>330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351" office:value-type="float">
            <text:p>35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7" office:value="364" office:value-type="float">
            <text:p>3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18" office:value-type="float">
            <text:p>11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34" office:value-type="float">
            <text:p>1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table:style-name="ce22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21" office:value-type="float">
            <text:p>121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1" office:value="2201" office:value-type="float">
            <text:p>2,201</text:p>
          </table:table-cell>
          <table:table-cell ns41:value-type="float" table:style-name="ce30" office:value="335" office:value-type="float">
            <text:p>335</text:p>
          </table:table-cell>
          <table:table-cell ns41:value-type="string" table:style-name="ce30" office:value-type="string">
            <text:p>2.329/1</text:p>
          </table:table-cell>
          <table:table-cell ns41:value-type="float" table:style-name="ce38" office:value="2664" office:value-type="float">
            <text:p>2,6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Doodgravers, bedienaars van begravenissen, verhuurders van rouwkleed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office:annotation draw:style-name="gr1" svg:height="1.957cm" draw:caption-point-y="1.358cm" svg:width="3.58cm" svg:x="18.318cm" draw:caption-point-x="11.342cm" svg:y="293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5.</text:span></text:p>
              <text:p text:style-name="P1"><text:span text:style-name="T2"/></text:p>
            </office:annotation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az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3" office:value-type="float">
            <text:p>73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7" office:value="89" office:value-type="float">
            <text:p>8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0" office:value-type="float">
            <text:p>6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1" office:value-type="float">
            <text:p>6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7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4" office:value-type="float">
            <text:p>64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table:style-name="ce30"/>
          <table:table-cell ns41:value-type="float" table:style-name="ce37" office:value="64" office:value-type="float">
            <text:p>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2" table:style-name="ce30" table:number-columns-repeated="4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7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7" office:value="48" office:value-type="float">
            <text:p>4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28" office:value-type="float">
            <text:p>2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erbergiers, kasteleins, koffijhuis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6" office:value-type="float">
            <text:p>96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7" office:value="112" office:value-type="float">
            <text:p>1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4" office:value-type="float">
            <text:p>144</text:p>
          </table:table-cell>
          <table:table-cell table:style-name="ce30"/>
          <table:table-cell ns41:value-type="float" table:style-name="ce30" office:value="151" office:value-type="float">
            <text:p>15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53" office:value-type="float">
            <text:p>1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66" office:value-type="float">
            <text:p>66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7" office:value="276" office:value-type="float">
            <text:p>27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7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0" office:value-type="float">
            <text:p>2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17" office:value-type="float">
            <text:p>31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37" office:value-type="float">
            <text:p>33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341" office:value-type="float">
            <text:p>3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33" office:value-type="float">
            <text:p>3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51" office:value-type="float">
            <text:p>5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428" office:value-type="float">
            <text:p>42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48" office:value-type="float">
            <text:p>44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452" office:value-type="float">
            <text:p>45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06" office:value-type="float">
            <text:p>206</text:p>
          </table:table-cell>
          <table:table-cell ns41:value-type="float" table:style-name="ce30" office:value="166" office:value-type="float">
            <text:p>166</text:p>
          </table:table-cell>
          <table:table-cell ns41:value-type="float" table:style-name="ce30" office:value="206" office:value-type="float">
            <text:p>206</text:p>
          </table:table-cell>
          <table:table-cell ns41:value-type="float" table:style-name="ce30" office:value="166" office:value-type="float">
            <text:p>166</text:p>
          </table:table-cell>
          <table:table-cell ns41:value-type="float" table:style-name="ce37" office:value="372" office:value-type="float">
            <text:p>37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92" office:value-type="float">
            <text:p>192</text:p>
          </table:table-cell>
          <table:table-cell table:style-name="ce30"/>
          <table:table-cell ns41:value-type="float" table:style-name="ce30" office:value="200" office:value-type="float">
            <text:p>200</text:p>
          </table:table-cell>
          <table:table-cell table:style-name="ce30"/>
          <table:table-cell ns41:value-type="float" table:style-name="ce37" office:value="200" office:value-type="float">
            <text:p>20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62" office:value-type="float">
            <text:p>262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266" office:value-type="float">
            <text:p>266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7" office:value="303" office:value-type="float">
            <text:p>30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06" office:value-type="float">
            <text:p>10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118" office:value-type="float">
            <text:p>1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7" office:value="40" office:value-type="float">
            <text:p>4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ostschoolhouders 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ostschoolleerlingen</text:p>
          </table:table-cell>
          <table:table-cell table:style-name="Default"/>
          <table:table-cell ns41:value-type="float" table:style-name="ce22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52" office:value-type="float">
            <text:p>5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7" office:value="105" office:value-type="float">
            <text:p>10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7" office:value="58" office:value-type="float">
            <text:p>5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rib- en dijkwerkers, heibaz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6" office:value-type="float">
            <text:p>116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7" office:value="169" office:value-type="float">
            <text:p>16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0" office:value-type="float">
            <text:p>1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27" office:value-type="float">
            <text:p>1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unstoefenaren teekenaars, teekenmeesters, daguerreotypeurs, decorat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unstoefenaren tooneelspelers, dansmeesters, zan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weekelingen aan 's Rijks kweekschool voor militaire geneeskundi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Kweekelingen aan 's Rijks veeartsenijschool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2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00" office:value-type="float">
            <text:p>300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1" office:value="6731" office:value-type="float">
            <text:p>6,731</text:p>
          </table:table-cell>
          <table:table-cell ns41:value-type="float" table:style-name="ce31" office:value="2581" office:value-type="float">
            <text:p>2,581</text:p>
          </table:table-cell>
          <table:table-cell ns41:value-type="float" table:style-name="ce31" office:value="7055" office:value-type="float">
            <text:p>7,055</text:p>
          </table:table-cell>
          <table:table-cell ns41:value-type="float" table:style-name="ce31" office:value="2732" office:value-type="float">
            <text:p>2,732</text:p>
          </table:table-cell>
          <table:table-cell ns41:value-type="float" table:style-name="ce38" office:value="9787" office:value-type="float">
            <text:p>9,7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8" office:value-type="float">
            <text:p>6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7" office:value="75" office:value-type="float">
            <text:p>7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anufakturen/* 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anufakturen/* werklied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37" office:value-type="float">
            <text:p>43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79" office:value-type="float">
            <text:p>479</text:p>
          </table:table-cell>
          <table:table-cell ns41:value-type="float" table:style-name="ce37" office:value="491" office:value-type="float">
            <text:p>49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2" table:style-name="ce30" table:number-columns-repeated="4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369" office:value-type="float">
            <text:p>36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378" office:value-type="float">
            <text:p>37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102" office:value-type="float">
            <text:p>10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907" office:value-type="float">
            <text:p>90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1" office:value="1034" office:value-type="float">
            <text:p>1,034</text:p>
          </table:table-cell>
          <table:table-cell ns41:value-type="float" table:style-name="ce38" office:value="1043" office:value-type="float">
            <text:p>1,04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9" office:value-type="float">
            <text:p>119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7" office:value="153" office:value-type="float">
            <text:p>1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82" office:value-type="float">
            <text:p>682</text:p>
          </table:table-cell>
          <table:table-cell ns41:value-type="float" table:style-name="ce30" office:value="220" office:value-type="float">
            <text:p>220</text:p>
          </table:table-cell>
          <table:table-cell ns41:value-type="float" table:style-name="ce30" office:value="685" office:value-type="float">
            <text:p>685</text:p>
          </table:table-cell>
          <table:table-cell ns41:value-type="float" table:style-name="ce30" office:value="220" office:value-type="float">
            <text:p>220</text:p>
          </table:table-cell>
          <table:table-cell ns41:value-type="float" table:style-name="ce37" office:value="905" office:value-type="float">
            <text:p>90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7" office:value="162" office:value-type="float">
            <text:p>16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0" office:value-type="float">
            <text:p>100</text:p>
          </table:table-cell>
          <table:table-cell table:style-name="ce30"/>
          <table:table-cell ns41:value-type="float" table:style-name="ce30" office:value="100" office:value-type="float">
            <text:p>100</text:p>
          </table:table-cell>
          <table:table-cell table:style-name="ce30"/>
          <table:table-cell ns41:value-type="float" table:style-name="ce37" office:value="100" office:value-type="float">
            <text:p>10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5" office:value-type="float">
            <text:p>45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7" office:value="89" office:value-type="float">
            <text:p>8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224" office:value-type="float">
            <text:p>22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41" office:value-type="float">
            <text:p>24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244" office:value-type="float">
            <text:p>24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u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eep-, blok-, mast- en zeilmakers, refactiemeesters, scheepsloopers, takelaa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98" office:value-type="float">
            <text:p>9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08" office:value-type="float">
            <text:p>10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246" office:value-type="float">
            <text:p>24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61" office:value-type="float">
            <text:p>26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264" office:value-type="float">
            <text:p>2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574" office:value-type="float">
            <text:p>57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610" office:value-type="float">
            <text:p>61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7" office:value="618" office:value-type="float">
            <text:p>6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418" office:value-type="float">
            <text:p>41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51" office:value-type="float">
            <text:p>45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453" office:value-type="float">
            <text:p>4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3" office:value="2613" office:value-type="float">
            <text:p>2,613</text:p>
          </table:table-cell>
          <table:table-cell ns41:value-type="float" table:style-name="ce31" office:value="2199" office:value-type="float">
            <text:p>2,199</text:p>
          </table:table-cell>
          <table:table-cell ns41:value-type="float" table:style-name="ce30" office:value="988" office:value-type="float">
            <text:p>988</text:p>
          </table:table-cell>
          <table:table-cell ns41:value-type="float" table:style-name="ce30" office:value="794" office:value-type="float">
            <text:p>794</text:p>
          </table:table-cell>
          <table:table-cell ns41:value-type="float" table:style-name="ce30" office:value="651" office:value-type="float">
            <text:p>651</text:p>
          </table:table-cell>
          <table:table-cell ns41:value-type="float" table:style-name="ce30" office:value="509" office:value-type="float">
            <text:p>509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1" office:value="4282" office:value-type="float">
            <text:p>4,282</text:p>
          </table:table-cell>
          <table:table-cell ns41:value-type="float" table:style-name="ce31" office:value="3526" office:value-type="float">
            <text:p>3,526</text:p>
          </table:table-cell>
          <table:table-cell ns41:value-type="float" table:style-name="ce38" office:value="7808" office:value-type="float">
            <text:p>7,80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1" office:value-type="float">
            <text:p>5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54" office:value-type="float">
            <text:p>5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table:style-name="ce30"/>
          <table:table-cell ns41:value-type="float" table:style-name="ce37" office:value="55" office:value-type="float">
            <text:p>5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231" office:value-type="float">
            <text:p>23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45" office:value-type="float">
            <text:p>24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7" office:value="255" office:value-type="float">
            <text:p>25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table:style-name="ce22"/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08" office:value-type="float">
            <text:p>108</text:p>
          </table:table-cell>
          <table:table-cell ns41:value-type="float" table:style-name="ce30" office:value="204" office:value-type="float">
            <text:p>204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221" office:value-type="float">
            <text:p>221</text:p>
          </table:table-cell>
          <table:table-cell ns41:value-type="float" table:style-name="ce37" office:value="354" office:value-type="float">
            <text:p>35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37" office:value="46" office:value-type="float">
            <text:p>4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table:style-name="ce22"/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7" office:value="167" office:value-type="float">
            <text:p>16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826" office:value-type="float">
            <text:p>82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876" office:value-type="float">
            <text:p>87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881" office:value-type="float">
            <text:p>88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8" office:value-type="float">
            <text:p>5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63" office:value-type="float">
            <text:p>6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261" office:value-type="float">
            <text:p>26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7" office:value="285" office:value-type="float">
            <text:p>28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7" office:value="52" office:value-type="float">
            <text:p>5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42" office:value-type="float">
            <text:p>242</text:p>
          </table:table-cell>
          <table:table-cell table:style-name="ce30"/>
          <table:table-cell ns41:value-type="float" table:style-name="ce30" office:value="274" office:value-type="float">
            <text:p>274</text:p>
          </table:table-cell>
          <table:table-cell table:style-name="ce30"/>
          <table:table-cell ns41:value-type="float" table:style-name="ce37" office:value="274" office:value-type="float">
            <text:p>27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20" office:value-type="float">
            <text:p>12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133" office:value-type="float">
            <text:p>13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49" office:value-type="float">
            <text:p>14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55" office:value-type="float">
            <text:p>15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ogelverkoopers, koolbo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04" office:value-type="float">
            <text:p>104</text:p>
          </table:table-cell>
          <table:table-cell table:style-name="ce30"/>
          <table:table-cell ns41:value-type="float" table:style-name="ce30" office:value="106" office:value-type="float">
            <text:p>106</text:p>
          </table:table-cell>
          <table:table-cell table:style-name="ce30"/>
          <table:table-cell ns41:value-type="float" table:style-name="ce37" office:value="106" office:value-type="float">
            <text:p>10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7" office:value="17" office:value-type="float">
            <text:p>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3" office:value="6390" office:value-type="float">
            <text:p>6,390</text:p>
          </table:table-cell>
          <table:table-cell ns41:value-type="float" table:style-name="ce31" office:value="6619" office:value-type="float">
            <text:p>6,619</text:p>
          </table:table-cell>
          <table:table-cell ns41:value-type="float" table:style-name="ce30" office:value="710" office:value-type="float">
            <text:p>710</text:p>
          </table:table-cell>
          <table:table-cell ns41:value-type="float" table:style-name="ce30" office:value="871" office:value-type="float">
            <text:p>871</text:p>
          </table:table-cell>
          <table:table-cell ns41:value-type="float" table:style-name="ce31" office:value="1634" office:value-type="float">
            <text:p>1,634</text:p>
          </table:table-cell>
          <table:table-cell ns41:value-type="float" table:style-name="ce31" office:value="2381" office:value-type="float">
            <text:p>2,381</text:p>
          </table:table-cell>
          <table:table-cell ns41:value-type="float" table:style-name="ce31" office:value="2012" office:value-type="float">
            <text:p>2,012</text:p>
          </table:table-cell>
          <table:table-cell ns41:value-type="float" table:style-name="ce31" office:value="16486" office:value-type="float">
            <text:p>16,486</text:p>
          </table:table-cell>
          <table:table-cell ns41:value-type="float" table:style-name="ce31" office:value="10746" office:value-type="float">
            <text:p>10,746</text:p>
          </table:table-cell>
          <table:table-cell ns41:value-type="float" table:style-name="ce31" office:value="26357" office:value-type="float">
            <text:p>26,357</text:p>
          </table:table-cell>
          <table:table-cell ns41:value-type="float" table:style-name="ce38" office:value="37103" office:value-type="float">
            <text:p>37,10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VIJF EN TACHTIG GEMEENTEN TEN PLATTEN LANDE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3" office:value="9093" office:value-type="float">
            <text:p>9,093</text:p>
          </table:table-cell>
          <table:table-cell ns41:value-type="float" table:style-name="ce31" office:value="8889" office:value-type="float">
            <text:p>8,889</text:p>
          </table:table-cell>
          <table:table-cell ns41:value-type="float" table:style-name="ce31" office:value="1813" office:value-type="float">
            <text:p>1,813</text:p>
          </table:table-cell>
          <table:table-cell ns41:value-type="float" table:style-name="ce31" office:value="1731" office:value-type="float">
            <text:p>1,731</text:p>
          </table:table-cell>
          <table:table-cell ns41:value-type="float" table:style-name="ce31" office:value="3336" office:value-type="float">
            <text:p>3,336</text:p>
          </table:table-cell>
          <table:table-cell ns41:value-type="float" table:style-name="ce31" office:value="3388" office:value-type="float">
            <text:p>3,388</text:p>
          </table:table-cell>
          <table:table-cell ns41:value-type="float" table:style-name="ce31" office:value="25366" office:value-type="float">
            <text:p>25,366</text:p>
          </table:table-cell>
          <table:table-cell ns41:value-type="float" table:style-name="ce31" office:value="24696" office:value-type="float">
            <text:p>24,696</text:p>
          </table:table-cell>
          <table:table-cell ns41:value-type="float" table:style-name="ce31" office:value="39608" office:value-type="float">
            <text:p>39,608</text:p>
          </table:table-cell>
          <table:table-cell ns41:value-type="float" table:style-name="ce31" office:value="38705" office:value-type="float">
            <text:p>38,705</text:p>
          </table:table-cell>
          <table:table-cell ns41:value-type="float" table:style-name="ce38" office:value="78313" office:value-type="float">
            <text:p>78,3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nnem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rdappelme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rdewerk- en porcelein- fabrijkan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ardewerk- en porcelein- 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dvoka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7" office:value="49" office:value-type="float">
            <text:p>4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fbraak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luin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Staats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58" office:value-type="float">
            <text:p>25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58" office:value-type="float">
            <text:p>25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262" office:value-type="float">
            <text:p>26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Provinciale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Gemeente-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4" office:value-type="float">
            <text:p>154</text:p>
          </table:table-cell>
          <table:table-cell table:style-name="ce30"/>
          <table:table-cell ns41:value-type="float" table:style-name="ce30" office:value="154" office:value-type="float">
            <text:p>154</text:p>
          </table:table-cell>
          <table:table-cell table:style-name="ce30"/>
          <table:table-cell ns41:value-type="float" table:style-name="ce37" office:value="154" office:value-type="float">
            <text:p>15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mbtenaren Niet genoemde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pothekers, drogist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52" office:value-type="float">
            <text:p>15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62" office:value-type="float">
            <text:p>16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rbeiders, dagloon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97" office:value-type="float">
            <text:p>297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1" office:value="8691" office:value-type="float">
            <text:p>8,691</text:p>
          </table:table-cell>
          <table:table-cell ns41:value-type="float" table:style-name="ce30" office:value="930" office:value-type="float">
            <text:p>930</text:p>
          </table:table-cell>
          <table:table-cell ns41:value-type="float" table:style-name="ce31" office:value="9010" office:value-type="float">
            <text:p>9,010</text:p>
          </table:table-cell>
          <table:table-cell ns41:value-type="float" table:style-name="ce30" office:value="948" office:value-type="float">
            <text:p>948</text:p>
          </table:table-cell>
          <table:table-cell ns41:value-type="float" table:style-name="ce38" office:value="9958" office:value-type="float">
            <text:p>9,95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sch-, bagger-, vuilnislieden, asch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37" office:value="46" office:value-type="float">
            <text:p>4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Azijnstokers, kunstazij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aardscheerders, kappers, pruik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20" office:value-type="float">
            <text:p>12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31" office:value-type="float">
            <text:p>13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adstoof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ankiers, effektenhandelaars, geldwisselaars, kass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d- en matrassenmakers en verhuurders, behangers, stoffeer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67" office:value-type="float">
            <text:p>16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78" office:value-type="float">
            <text:p>17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79" office:value-type="float">
            <text:p>17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eldhouwers, lofwerksnij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leenbankhouders, inbreng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sted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stellers, expediteurs, factoors, voetbod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85" office:value-type="float">
            <text:p>8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7" office:value="99" office:value-type="float">
            <text:p>9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zembinders, rietboeren, rijswer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7" office:value="86" office:value-type="float">
            <text:p>8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ierbrouwers, bier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7" office:value="38" office:value-type="float">
            <text:p>3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illard-, kaatsballen-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lee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34" office:value-type="float">
            <text:p>134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7" office:value="189" office:value-type="float">
            <text:p>18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lik- en pleetwerkers, lam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loemisten, boomkweekers, tuiniers, warmoezeniers</text:p>
          </table:table-cell>
          <table:table-cell table:style-name="Default"/>
          <table:table-cell table:style-name="ce22"/>
          <table:table-cell table:style-name="ce30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979" office:value-type="float">
            <text:p>979</text:p>
          </table:table-cell>
          <table:table-cell ns41:value-type="float" table:style-name="ce30" office:value="121" office:value-type="float">
            <text:p>121</text:p>
          </table:table-cell>
          <table:table-cell ns41:value-type="float" table:style-name="ce31" office:value="1029" office:value-type="float">
            <text:p>1,029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38" office:value="1156" office:value-type="float">
            <text:p>1,15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ekbind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73" office:value-type="float">
            <text:p>73</text:p>
          </table:table-cell>
          <table:table-cell table:style-name="ce30"/>
          <table:table-cell ns41:value-type="float" table:style-name="ce30" office:value="96" office:value-type="float">
            <text:p>96</text:p>
          </table:table-cell>
          <table:table-cell table:style-name="ce30"/>
          <table:table-cell ns41:value-type="float" table:style-name="ce37" office:value="96" office:value-type="float">
            <text:p>9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ek- en dagbladdrukkers en verkoopers mees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59" office:value-type="float">
            <text:p>5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ek- en dagbladdrukkers en verkoopers knechts, letterzett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129" office:value-type="float">
            <text:p>129</text:p>
          </table:table-cell>
          <table:table-cell table:style-name="ce30"/>
          <table:table-cell ns41:value-type="float" table:style-name="ce30" office:value="151" office:value-type="float">
            <text:p>151</text:p>
          </table:table-cell>
          <table:table-cell table:style-name="ce30"/>
          <table:table-cell ns41:value-type="float" table:style-name="ce37" office:value="151" office:value-type="float">
            <text:p>15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nt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rdpapier (werkers in) doozen-, kaar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rduurwerkers, kantwerk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rstel-, kaarden-, kammen-, rijven-, zeef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53" office:value-type="float">
            <text:p>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ouw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anders en stokers van stroop, likeuren, sterke drank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euk- en draagbanden-, keurslijv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illenslijpers en verkoo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rood-, kleingoed-, koek- en banketbakkers en slijt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30" office:value="735" office:value-type="float">
            <text:p>735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782" office:value-type="float">
            <text:p>78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7" office:value="815" office:value-type="float">
            <text:p>8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ijenteel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Chicorei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Chocolade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agbladschrijvers, letterkundi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ebiteurs en gedelegeerden in de loterij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ekkers (lei-, pannen-, riet-)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56" office:value-type="float">
            <text:p>15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74" office:value-type="float">
            <text:p>17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75" office:value-type="float">
            <text:p>17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eurwaa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7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30" office:value="788" office:value-type="float">
            <text:p>788</text:p>
          </table:table-cell>
          <table:table-cell ns41:value-type="float" table:style-name="ce31" office:value="5481" office:value-type="float">
            <text:p>5,481</text:p>
          </table:table-cell>
          <table:table-cell ns41:value-type="float" table:style-name="ce30" office:value="832" office:value-type="float">
            <text:p>832</text:p>
          </table:table-cell>
          <table:table-cell ns41:value-type="string" table:style-name="ce30" office:value-type="string">
            <text:p>5.735/1</text:p>
          </table:table-cell>
          <table:table-cell ns41:value-type="float" table:style-name="ce38" office:value="6567" office:value-type="float">
            <text:p>6,56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Doodgravers, bedienaars van begrafenissen, verhuurders van rouwkleed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Fabrijkant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62" office:value-type="float">
            <text:p>6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Fineerz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7" office:value="19" office:value-type="float">
            <text:p>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arkeuken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22" office:value-type="float">
            <text:p>2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lanterieware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ren- en bandwink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as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4" office:value-type="float">
            <text:p>174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75" office:value-type="float">
            <text:p>175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7" office:value="200" office:value-type="float">
            <text:p>20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pensioneerden (burgerlijke en militair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9" office:value-type="float">
            <text:p>21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19" office:value-type="float">
            <text:p>21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7" office:value="229" office:value-type="float">
            <text:p>2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schutgieters, geweer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ezantschappen en consulaten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lasblaz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7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Protestanten, predi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5" office:value-type="float">
            <text:p>95</text:p>
          </table:table-cell>
          <table:table-cell table:style-name="ce30"/>
          <table:table-cell ns41:value-type="float" table:style-name="ce30" office:value="95" office:value-type="float">
            <text:p>95</text:p>
          </table:table-cell>
          <table:table-cell table:style-name="ce30"/>
          <table:table-cell ns41:value-type="float" table:style-name="ce37" office:value="95" office:value-type="float">
            <text:p>9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37" office:value="80" office:value-type="float">
            <text:p>8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8" table:style-name="ce30" table:number-columns-repeated="4" office:value-type="float">
            <text:p>8</text:p>
          </table:table-cell>
          <table:table-cell ns41:value-type="float" table:style-name="ce37" office:value="16" office:value-type="float">
            <text:p>1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Israeliten, rabbij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ouddraadtrekkers, passementwerkers, galonwer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7" office:value="14" office:value-type="float">
            <text:p>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aanhandelaars, gist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29" office:value-type="float">
            <text:p>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aveurs op hout, metaal en steen, stempelsnij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iendbaz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oenten-, fruit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7" office:value="121" office:value-type="float">
            <text:p>1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ondeigena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9" office:value-type="float">
            <text:p>49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7" office:value="68" office:value-type="float">
            <text:p>6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ossiers, slij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1" office:value-type="float">
            <text:p>4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7" office:value="53" office:value-type="float">
            <text:p>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Grutters, kruideni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72" office:value-type="float">
            <text:p>17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78" office:value-type="float">
            <text:p>17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7" office:value="185" office:value-type="float">
            <text:p>18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ar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ndelsleerlin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ndelsreizi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ndschoenen- en dass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2" table:style-name="ce30" table:number-columns-repeated="4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aven- en baken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emraden en verdere ambtenaren van de waterschap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etmaaij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nnep- en vlasbereiders en teel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rbergiers, kasteleins, koffijhuishouden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87" office:value-type="float">
            <text:p>187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187" office:value-type="float">
            <text:p>187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7" office:value="224" office:value-type="float">
            <text:p>22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erders en veehoe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68" office:value-type="float">
            <text:p>16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77" office:value-type="float">
            <text:p>17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180" office:value-type="float">
            <text:p>18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eden-, petten- en stroohoed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96" office:value-type="float">
            <text:p>96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7" office:value="120" office:value-type="float">
            <text:p>1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utha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outzaagmolenaars, houtzagers, hout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3" office:value-type="float">
            <text:p>53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37" office:value="56" office:value-type="float">
            <text:p>5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Huisleerlingen</text:p>
          </table:table-cell>
          <table:table-cell table:style-name="Default"/>
          <table:table-cell ns41:value-type="float" table:style-name="ce22" office:value="120" office:value-type="float">
            <text:p>120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264" office:value-type="float">
            <text:p>264</text:p>
          </table:table-cell>
          <table:table-cell ns41:value-type="float" table:style-name="ce30" office:value="402" office:value-type="float">
            <text:p>402</text:p>
          </table:table-cell>
          <table:table-cell ns41:value-type="float" table:style-name="ce37" office:value="666" office:value-type="float">
            <text:p>66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ngenieurs en verdere ambtenaren van den waterstaa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nleggers van levensbehoef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J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37" office:value="36" office:value-type="float">
            <text:p>3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Jagt (personen behoorende tot de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7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Juweliers, goud- en zilversmed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74" office:value-type="float">
            <text:p>74</text:p>
          </table:table-cell>
          <table:table-cell table:style-name="ce30"/>
          <table:table-cell ns41:value-type="float" table:style-name="ce30" office:value="85" office:value-type="float">
            <text:p>85</text:p>
          </table:table-cell>
          <table:table-cell table:style-name="ce30"/>
          <table:table-cell ns41:value-type="float" table:style-name="ce37" office:value="85" office:value-type="float">
            <text:p>8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arders, wolkamm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3" office:value-type="float">
            <text:p>2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50" office:value-type="float">
            <text:p>35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73" office:value-type="float">
            <text:p>37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377" office:value-type="float">
            <text:p>37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arsenmakers (smeer- en was-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binet- en schrijnwerkers, kunstdraaij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238" office:value-type="float">
            <text:p>23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6" office:value-type="float">
            <text:p>26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267" office:value-type="float">
            <text:p>26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detten van de landmag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detten van de zeemagt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lkbranders, cement- en tras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antoor- en winkelbedienden, pakhuisknecht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3" office:value-type="float">
            <text:p>1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75" office:value-type="float">
            <text:p>275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7" office:value="338" office:value-type="float">
            <text:p>33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eder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87" office:value-type="float">
            <text:p>87</text:p>
          </table:table-cell>
          <table:table-cell table:style-name="ce30"/>
          <table:table-cell ns41:value-type="float" table:style-name="ce31" office:value="1195" office:value-type="float">
            <text:p>1,19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1" office:value="1288" office:value-type="float">
            <text:p>1,28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8" office:value="1293" office:value-type="float">
            <text:p>1,29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ederen- en gemaaktgoedverkoopers</text:p>
          </table:table-cell>
          <table:table-cell table:style-name="Default"/>
          <table:table-cell table:style-name="ce22"/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inhandelaars, winkeli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66" office:value-type="float">
            <text:p>566</text:p>
          </table:table-cell>
          <table:table-cell ns41:value-type="float" table:style-name="ce30" office:value="454" office:value-type="float">
            <text:p>454</text:p>
          </table:table-cell>
          <table:table-cell ns41:value-type="float" table:style-name="ce30" office:value="566" office:value-type="float">
            <text:p>566</text:p>
          </table:table-cell>
          <table:table-cell ns41:value-type="float" table:style-name="ce30" office:value="454" office:value-type="float">
            <text:p>454</text:p>
          </table:table-cell>
          <table:table-cell ns41:value-type="float" table:style-name="ce38" office:value="1020" office:value-type="float">
            <text:p>1,0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erken en schrijvers bij notarissen, ontvangers, prokureurs, deurwaarders enz.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73" office:value-type="float">
            <text:p>73</text:p>
          </table:table-cell>
          <table:table-cell table:style-name="ce30"/>
          <table:table-cell ns41:value-type="float" table:style-name="ce30" office:value="76" office:value-type="float">
            <text:p>76</text:p>
          </table:table-cell>
          <table:table-cell table:style-name="ce30"/>
          <table:table-cell ns41:value-type="float" table:style-name="ce37" office:value="76" office:value-type="float">
            <text:p>7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lomp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270" office:value-type="float">
            <text:p>27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78" office:value-type="float">
            <text:p>27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279" office:value-type="float">
            <text:p>27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noop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26" office:value-type="float">
            <text:p>1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41" office:value-type="float">
            <text:p>14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lenbran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ninklijk Huis (personen, verbonden aan het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oplieden van verschillenden aard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658" office:value-type="float">
            <text:p>658</text:p>
          </table:table-cell>
          <table:table-cell ns41:value-type="float" table:style-name="ce30" office:value="194" office:value-type="float">
            <text:p>194</text:p>
          </table:table-cell>
          <table:table-cell ns41:value-type="float" table:style-name="ce30" office:value="665" office:value-type="float">
            <text:p>665</text:p>
          </table:table-cell>
          <table:table-cell ns41:value-type="float" table:style-name="ce30" office:value="194" office:value-type="float">
            <text:p>194</text:p>
          </table:table-cell>
          <table:table-cell ns41:value-type="float" table:style-name="ce37" office:value="859" office:value-type="float">
            <text:p>85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ornmolenaa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67" office:value-type="float">
            <text:p>16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76" office:value-type="float">
            <text:p>176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7" office:value="182" office:value-type="float">
            <text:p>18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ornverschiet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per- en blikslagers, draadvlechters, ketellapp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30" office:value="216" office:value-type="float">
            <text:p>21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55" office:value-type="float">
            <text:p>25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258" office:value-type="float">
            <text:p>25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per-, klok- en geelgiet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76" office:value-type="float">
            <text:p>76</text:p>
          </table:table-cell>
          <table:table-cell table:style-name="ce30"/>
          <table:table-cell ns41:value-type="float" table:style-name="ce30" office:value="90" office:value-type="float">
            <text:p>90</text:p>
          </table:table-cell>
          <table:table-cell table:style-name="ce30"/>
          <table:table-cell ns41:value-type="float" table:style-name="ce37" office:value="90" office:value-type="float">
            <text:p>9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stschool- houders 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7" office:value="25" office:value-type="float">
            <text:p>2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ostschool- leerlingen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159" office:value-type="float">
            <text:p>159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7" office:value="299" office:value-type="float">
            <text:p>29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aankind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am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7" office:value="87" office:value-type="float">
            <text:p>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amm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ib- en dijkwerkers, heilbaz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oeghouders, tappe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44" office:value-type="float">
            <text:p>244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244" office:value-type="float">
            <text:p>244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7" office:value="409" office:value-type="float">
            <text:p>40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uidfabrijkanten en vuurwerk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uijers, sjouwers, schoenpoets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07" office:value-type="float">
            <text:p>30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11" office:value-type="float">
            <text:p>3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313" office:value-type="float">
            <text:p>3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ijgs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7" office:value-type="float">
            <text:p>77</text:p>
          </table:table-cell>
          <table:table-cell table:style-name="ce30"/>
          <table:table-cell ns41:value-type="float" table:style-name="ce30" office:value="77" office:value-type="float">
            <text:p>77</text:p>
          </table:table-cell>
          <table:table-cell table:style-name="ce30"/>
          <table:table-cell ns41:value-type="float" table:style-name="ce37" office:value="77" office:value-type="float">
            <text:p>7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rijgslieden beneden den rang van 2den luitenant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673" office:value-type="float">
            <text:p>673</text:p>
          </table:table-cell>
          <table:table-cell table:style-name="ce30"/>
          <table:table-cell ns41:value-type="float" table:style-name="ce30" office:value="693" office:value-type="float">
            <text:p>693</text:p>
          </table:table-cell>
          <table:table-cell table:style-name="ce30"/>
          <table:table-cell ns41:value-type="float" table:style-name="ce37" office:value="693" office:value-type="float">
            <text:p>69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ipers, hoepelma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287" office:value-type="float">
            <text:p>28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27" office:value-type="float">
            <text:p>32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330" office:value-type="float">
            <text:p>33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enaars, goochelaa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koopers, muzijk- en teekenhandela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l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muzijkanten, muzijkmeesters, organisten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5" office:value-type="float">
            <text:p>6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72" office:value-type="float">
            <text:p>7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schil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teekenaars, teekenmeesters, dagverreotypeurs, decorat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oefenaren toneelspelers, dansmeesters, zan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nstwer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urkensnij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weekelingen aan 's Rijks kweekschool voor militaire geneeskundig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69" office:value-type="float">
            <text:p>69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37" office:value="70" office:value-type="float">
            <text:p>7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Kweekelingen aan 's Rijks veeartsenijschool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bouwers</text:p>
          </table:table-cell>
          <table:table-cell table:style-name="Default"/>
          <table:table-cell ns41:value-type="float" table:style-name="ce22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52" office:value-type="float">
            <text:p>352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1" office:value="7634" office:value-type="float">
            <text:p>7,634</text:p>
          </table:table-cell>
          <table:table-cell ns41:value-type="float" table:style-name="ce31" office:value="2743" office:value-type="float">
            <text:p>2,743</text:p>
          </table:table-cell>
          <table:table-cell ns41:value-type="float" table:style-name="ce31" office:value="8016" office:value-type="float">
            <text:p>8,016</text:p>
          </table:table-cell>
          <table:table-cell ns41:value-type="float" table:style-name="ce31" office:value="2901" office:value-type="float">
            <text:p>2,901</text:p>
          </table:table-cell>
          <table:table-cell ns41:value-type="float" table:style-name="ce38" office:value="10917" office:value-type="float">
            <text:p>10,91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huishoudkundige 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huishoudkundige scholen leerlin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dmeters en teekenaars bij het kadaster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ntaarnop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tijnsche scholen onderwijz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atijnsche scholen leerling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eerbereiders en looij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68" office:value-type="float">
            <text:p>6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efdadige gestichten hoof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efdadige gestichten dienstdoend personeel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7" office:value="48" office:value-type="float">
            <text:p>4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nieer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oodgieters en pompenmakers, brandspuit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table:style-name="ce30"/>
          <table:table-cell ns41:value-type="float" table:style-name="ce37" office:value="57" office:value-type="float">
            <text:p>5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oodswezen en strandvonderij (personen behoorende tot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oodw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Lijmzie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gazijn- en pakhuis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kelaars en kargadoo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d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86" office:value-type="float">
            <text:p>8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93" office:value-type="float">
            <text:p>9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ufakturen/* 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6" office:value-type="float">
            <text:p>7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7" office:value="83" office:value-type="float">
            <text:p>8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ufakturen kooplied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9" office:value-type="float">
            <text:p>2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nufakturen werklieden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500" office:value-type="float">
            <text:p>500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548" office:value-type="float">
            <text:p>548</text:p>
          </table:table-cell>
          <table:table-cell ns41:value-type="float" table:style-name="ce37" office:value="636" office:value-type="float">
            <text:p>63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riniers en zeelieden van en bov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riniers en zeelieden beneden den rang van 2den luitenant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atten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7" office:value="43" office:value-type="float">
            <text:p>4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ekrapbereiders en 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esters (keur-, markt-, waag-), afsl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lk-, boter-, kaas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6" office:value-type="float">
            <text:p>86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7" office:value="126" office:value-type="float">
            <text:p>12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ssenmakers en slij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ters (kolen-, koorn-, hooi-, hout-, scheeps- enz.), wijnste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etselaa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852" office:value-type="float">
            <text:p>85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67" office:value-type="float">
            <text:p>86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868" office:value-type="float">
            <text:p>86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odemaaksters</text:p>
          </table:table-cell>
          <table:table-cell table:style-name="Default"/>
          <table:table-cell table:style-name="ce22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3" office:value-type="float">
            <text:p>53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ns41:value-type="float" table:style-name="ce37" office:value="54" office:value-type="float">
            <text:p>5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olen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outmolenaa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uzijkinstrument-, orgel-, forte pianomakers, stemmers en 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7" office:value="32" office:value-type="float">
            <text:p>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Mijnwer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22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30" office:value="277" office:value-type="float">
            <text:p>27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1" office:value="3583" office:value-type="float">
            <text:p>3,583</text:p>
          </table:table-cell>
          <table:table-cell ns41:value-type="float" table:style-name="ce30" office:value="9" office:value-type="float">
            <text:p>9</text:p>
          </table:table-cell>
          <table:table-cell ns41:value-type="string" table:style-name="ce30" office:value-type="string">
            <text:p>3.91</text:p>
          </table:table-cell>
          <table:table-cell ns41:value-type="float" table:style-name="ce38" office:value="3919" office:value-type="float">
            <text:p>3,9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achtwer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otaris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7" office:value="37" office:value-type="float">
            <text:p>3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Notarissen (kandidaat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lieslagers en molen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7" office:value="18" office:value-type="float">
            <text:p>1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mroepers, aanpl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begrafenis- en ziekenfondsen/?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naamlooze en verdere handel-maatschappij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verzekering- en brandwaarborgmaatschappijen/?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nemers en direkteurs van openbare werk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295" office:value-type="float">
            <text:p>295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7" office:value="442" office:value-type="float">
            <text:p>44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pzigters, conducteurs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rgeldraaijers, straatmuz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Oudijzer-, oude kleederen-, beenen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arden- en veehouders en verkoopers, koemel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02" office:value-type="float">
            <text:p>702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0" office:value="705" office:value-type="float">
            <text:p>705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7" office:value="927" office:value-type="float">
            <text:p>9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arden- en beestensnij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nnen-, potten-, pijpen-, steen- en tegelbak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294" office:value-type="float">
            <text:p>294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7" office:value="315" office:value-type="float">
            <text:p>3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pier- en gekleurd papier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arapluie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7" office:value="12" office:value-type="float">
            <text:p>1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ennenberei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ik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ik- en teer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laat- en steendrukkers, plaatsnij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leistergieters, boetsee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87" office:value-type="float">
            <text:p>187</text:p>
          </table:table-cell>
          <table:table-cell table:style-name="ce30"/>
          <table:table-cell ns41:value-type="float" table:style-name="ce30" office:value="187" office:value-type="float">
            <text:p>187</text:p>
          </table:table-cell>
          <table:table-cell table:style-name="ce30"/>
          <table:table-cell ns41:value-type="float" table:style-name="ce37" office:value="187" office:value-type="float">
            <text:p>1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rokur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ublieke vrouwen, publiekhuishou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7" office:value="27" office:value-type="float">
            <text:p>2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Pijpenm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gterlijke magt (ambtenaren der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5" office:value-type="float">
            <text:p>55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table:style-name="ce30"/>
          <table:table-cell ns41:value-type="float" table:style-name="ce37" office:value="55" office:value-type="float">
            <text:p>5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nteniers, partikuli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4" office:value-type="float">
            <text:p>114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7" office:value="251" office:value-type="float">
            <text:p>25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ent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ijtuig-, wagen-, koffer-, zadelmak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0" office:value="425" office:value-type="float">
            <text:p>42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63" office:value-type="float">
            <text:p>46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466" office:value-type="float">
            <text:p>46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Rijtuigschil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aarslij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a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7" office:value="9" office:value-type="float">
            <text:p>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ep-, blok-, mast- en zeilmakers, rafactiemeesters, scheepsloopers, takelaa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45" office:value-type="float">
            <text:p>14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7" office:value="159" office:value-type="float">
            <text:p>15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epswa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ikundige voorwerpen en verfwaren (fabrijkanten en werklieden in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lpvisschers, schulp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erm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ilders (huis-), glazenmakers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714" office:value-type="float">
            <text:p>71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66" office:value-type="float">
            <text:p>76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771" office:value-type="float">
            <text:p>77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22" office:value="2" office:value-type="float">
            <text:p>2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849" office:value-type="float">
            <text:p>849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901" office:value-type="float">
            <text:p>901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7" office:value="932" office:value-type="float">
            <text:p>9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oenmakers en lappers</text:p>
          </table:table-cell>
          <table:table-cell table:style-name="Default"/>
          <table:table-cell ns41:value-type="float" table:style-name="ce22" office:value="3" office:value-type="float">
            <text:p>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89" office:value-type="float">
            <text:p>89</text:p>
          </table:table-cell>
          <table:table-cell table:style-name="ce30"/>
          <table:table-cell ns41:value-type="float" table:style-name="ce31" office:value="1092" office:value-type="float">
            <text:p>1,09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1" office:value="1197" office:value-type="float">
            <text:p>1,19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8" office:value="1202" office:value-type="float">
            <text:p>1,20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oolleerlingen</text:p>
          </table:table-cell>
          <table:table-cell table:style-name="Default"/>
          <table:table-cell ns41:value-type="float" table:style-name="ce23" office:value="4417" office:value-type="float">
            <text:p>4,417</text:p>
          </table:table-cell>
          <table:table-cell ns41:value-type="float" table:style-name="ce31" office:value="3641" office:value-type="float">
            <text:p>3,641</text:p>
          </table:table-cell>
          <table:table-cell ns41:value-type="float" table:style-name="ce31" office:value="1785" office:value-type="float">
            <text:p>1,785</text:p>
          </table:table-cell>
          <table:table-cell ns41:value-type="float" table:style-name="ce31" office:value="1429" office:value-type="float">
            <text:p>1,429</text:p>
          </table:table-cell>
          <table:table-cell ns41:value-type="float" table:style-name="ce31" office:value="1328" office:value-type="float">
            <text:p>1,328</text:p>
          </table:table-cell>
          <table:table-cell ns41:value-type="float" table:style-name="ce31" office:value="1080" office:value-type="float">
            <text:p>1,080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1" office:value="7623" office:value-type="float">
            <text:p>7,623</text:p>
          </table:table-cell>
          <table:table-cell ns41:value-type="float" table:style-name="ce31" office:value="6225" office:value-type="float">
            <text:p>6,225</text:p>
          </table:table-cell>
          <table:table-cell ns41:value-type="float" table:style-name="ce38" office:value="13848" office:value-type="float">
            <text:p>13,84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choorsteenveg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lijpers (diamant-, glas-, marmer-, metaal- enz.)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meden grof-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4" office:value-type="float">
            <text:p>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meden hoef-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table:style-name="ce30"/>
          <table:table-cell ns41:value-type="float" table:style-name="ce30" office:value="66" office:value-type="float">
            <text:p>66</text:p>
          </table:table-cell>
          <table:table-cell table:style-name="ce30"/>
          <table:table-cell ns41:value-type="float" table:style-name="ce37" office:value="66" office:value-type="float">
            <text:p>6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meden kagchel- en andere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30" office:value="668" office:value-type="float">
            <text:p>66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737" office:value-type="float">
            <text:p>737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7" office:value="751" office:value-type="float">
            <text:p>75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ollici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eldenfabrijkanten en werklied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iegel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7" office:value="4" office:value-type="float">
            <text:p>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inners, spoelders, wev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687" office:value-type="float">
            <text:p>687</text:p>
          </table:table-cell>
          <table:table-cell ns41:value-type="float" table:style-name="ce30" office:value="341" office:value-type="float">
            <text:p>341</text:p>
          </table:table-cell>
          <table:table-cell ns41:value-type="float" table:style-name="ce30" office:value="768" office:value-type="float">
            <text:p>768</text:p>
          </table:table-cell>
          <table:table-cell ns41:value-type="float" table:style-name="ce30" office:value="378" office:value-type="float">
            <text:p>378</text:p>
          </table:table-cell>
          <table:table-cell ns41:value-type="float" table:style-name="ce38" office:value="1146" office:value-type="float">
            <text:p>1,14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oorweg- en stoombootbeamb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7" office:value-type="float">
            <text:p>107</text:p>
          </table:table-cell>
          <table:table-cell table:style-name="ce30"/>
          <table:table-cell ns41:value-type="float" table:style-name="ce30" office:value="107" office:value-type="float">
            <text:p>107</text:p>
          </table:table-cell>
          <table:table-cell table:style-name="ce30"/>
          <table:table-cell ns41:value-type="float" table:style-name="ce37" office:value="107" office:value-type="float">
            <text:p>10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pijker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alhouders, rijtuigverhuu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30" office:value-type="float">
            <text:p>3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eenhouw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64" office:value-type="float">
            <text:p>6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eenkolen-, hout- en turf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7" office:value="21" office:value-type="float">
            <text:p>2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elzied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oelen-bekleeders, draaijers, mat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7" office:value="44" office:value-type="float">
            <text:p>4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offenverwers, glanz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7" office:value-type="float">
            <text:p>4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49" office:value-type="float">
            <text:p>4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raa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7" office:value="34" office:value-type="float">
            <text:p>3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denten aan hooge scholen, athenaea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19" office:value-type="float">
            <text:p>319</text:p>
          </table:table-cell>
          <table:table-cell table:style-name="ce30"/>
          <table:table-cell ns41:value-type="float" table:style-name="ce30" office:value="319" office:value-type="float">
            <text:p>319</text:p>
          </table:table-cell>
          <table:table-cell table:style-name="ce30"/>
          <table:table-cell ns41:value-type="float" table:style-name="ce37" office:value="319" office:value-type="float">
            <text:p>31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denten aan academien, clinische schol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denten aan seminari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ukadoors, wit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1" office:value-type="float">
            <text:p>51</text:p>
          </table:table-cell>
          <table:table-cell table:style-name="ce30"/>
          <table:table-cell ns41:value-type="float" table:style-name="ce30" office:value="51" office:value-type="float">
            <text:p>51</text:p>
          </table:table-cell>
          <table:table-cell table:style-name="ce30"/>
          <table:table-cell ns41:value-type="float" table:style-name="ce37" office:value="51" office:value-type="float">
            <text:p>5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tijfselfabrijkanten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uiker- en pastijb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Suikerraffinadeu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almeesters, translateu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fabrijkant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7" office:value="20" office:value-type="float">
            <text:p>2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kerv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30" office:value="166" office:value-type="float">
            <text:p>166</text:p>
          </table:table-cell>
          <table:table-cell table:style-name="ce30"/>
          <table:table-cell ns41:value-type="float" table:style-name="ce30" office:value="222" office:value-type="float">
            <text:p>2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223" office:value-type="float">
            <text:p>2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plan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79" office:value-type="float">
            <text:p>279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285" office:value-type="float">
            <text:p>285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7" office:value="314" office:value-type="float">
            <text:p>31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bak- en sigarenverkoo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7" office:value="26" office:value-type="float">
            <text:p>2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apijtfabrijkanten</text:p>
          </table:table-cell>
          <table:table-cell table:style-name="Default"/>
          <table:table-cell ns41:value-type="float" table:style-name="ce22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24" office:value-type="float">
            <text:p>124</text:p>
          </table:table-cell>
          <table:table-cell ns41:value-type="float" table:style-name="ce30" office:value="133" office:value-type="float">
            <text:p>133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7" office:value="284" office:value-type="float">
            <text:p>28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immerlieden, kistenma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1" office:value-type="float">
            <text:p>101</text:p>
          </table:table-cell>
          <table:table-cell table:style-name="ce30"/>
          <table:table-cell ns41:value-type="float" table:style-name="ce31" office:value="1660" office:value-type="float">
            <text:p>1,66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1" office:value="1771" office:value-type="float">
            <text:p>1,77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8" office:value="1778" office:value-type="float">
            <text:p>1,77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innegie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ol- en pontgaarders, brug- en sluiswach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4" office:value-type="float">
            <text:p>7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79" office:value-type="float">
            <text:p>7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ouwslagers, baanwerk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20" office:value-type="float">
            <text:p>12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44" office:value-type="float">
            <text:p>14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raanst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Turf-, koorn- en kolendrag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6" office:value-type="float">
            <text:p>96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7" office:value="175" office:value-type="float">
            <text:p>17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Uitdragers, uitventers, leurd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1" office:value-type="float">
            <text:p>81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7" office:value="129" office:value-type="float">
            <text:p>12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Uurwerk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77" office:value-type="float">
            <text:p>7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86" office:value-type="float">
            <text:p>8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earts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enlieden, turfboeren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263" office:value-type="float">
            <text:p>26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74" office:value-type="float">
            <text:p>27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7" office:value="287" office:value-type="float">
            <text:p>28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ndu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rgulders, lijstenmak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7" office:value="7" office:value-type="float">
            <text:p>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ll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schdroogers en roo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sch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7" office:value="107" office:value-type="float">
            <text:p>107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isschers</text:p>
          </table:table-cell>
          <table:table-cell table:style-name="Default"/>
          <table:table-cell ns41:value-type="float" table:style-name="ce22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63" office:value-type="float">
            <text:p>263</text:p>
          </table:table-cell>
          <table:table-cell table:style-name="ce30"/>
          <table:table-cell ns41:value-type="float" table:style-name="ce30" office:value="295" office:value-type="float">
            <text:p>295</text:p>
          </table:table-cell>
          <table:table-cell table:style-name="ce30"/>
          <table:table-cell ns41:value-type="float" table:style-name="ce37" office:value="295" office:value-type="float">
            <text:p>29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leeschhouwers, spekslagers, poeliers</text:p>
          </table:table-cell>
          <table:table-cell table:style-name="Default"/>
          <table:table-cell table:style-name="ce22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309" office:value-type="float">
            <text:p>309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28" office:value-type="float">
            <text:p>32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7" office:value="339" office:value-type="float">
            <text:p>339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oddenra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oerlieden, koetsiers, loopers, postknechten en sleep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449" office:value-type="float">
            <text:p>44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60" office:value-type="float">
            <text:p>46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465" office:value-type="float">
            <text:p>46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ogelverkoopers, kooiboer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3" office:value-type="float">
            <text:p>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afel- en poffertjesbak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7" office:value="8" office:value-type="float">
            <text:p>8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atermolenaa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10" office:value-type="float">
            <text:p>1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7" office:value="113" office:value-type="float">
            <text:p>11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ekk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erktuigkundigen en makers, balans- en brandspuitmak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7" office:value="15" office:value-type="float">
            <text:p>1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Wijnhandelaa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48" office:value-type="float">
            <text:p>4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7" office:value="53" office:value-type="float">
            <text:p>5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Jkmeest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7" office:value="3" office:value-type="float">
            <text:p>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Jzer- en koperdraaij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7" office:value="5" office:value-type="float">
            <text:p>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IJzergieters</text:p>
          </table:table-cell>
          <table:table-cell table:style-name="Default"/>
          <table:table-cell table:style-name="ce22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ad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akwaarnemers, commissionnai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75" office:value-type="float">
            <text:p>75</text:p>
          </table:table-cell>
          <table:table-cell table:style-name="ce30"/>
          <table:table-cell ns41:value-type="float" table:style-name="ce30" office:value="75" office:value-type="float">
            <text:p>75</text:p>
          </table:table-cell>
          <table:table-cell table:style-name="ce30"/>
          <table:table-cell ns41:value-type="float" table:style-name="ce37" office:value="75" office:value-type="float">
            <text:p>75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kkenmakers en verhuur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and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7" office:value="2" office:value-type="float">
            <text:p>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eepzie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eevaartscholen onderwijz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eevaartscholen leerling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7" office:value="1" office:value-type="float">
            <text:p>1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iekenoppass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7" office:value="24" office:value-type="float">
            <text:p>24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outzied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7" office:value="10" office:value-type="float">
            <text:p>10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waardvegers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wavelstokkenmakers en verkoopers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office:value="3" table:style-name="ce30" table:number-columns-repeated="4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ijdeteelt (personen behoorende tot de)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Verschillende beroepen</text:p>
          </table:table-cell>
          <table:table-cell table:style-name="Default"/>
          <table:table-cell table:style-name="ce22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7" office:value="23" office:value-type="float">
            <text:p>23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Zonder beroep</text:p>
          </table:table-cell>
          <table:table-cell table:style-name="Default"/>
          <table:table-cell ns41:value-type="float" table:style-name="ce23" office:value="11909" office:value-type="float">
            <text:p>11,909</text:p>
          </table:table-cell>
          <table:table-cell ns41:value-type="float" table:style-name="ce31" office:value="12388" office:value-type="float">
            <text:p>12,388</text:p>
          </table:table-cell>
          <table:table-cell ns41:value-type="float" table:style-name="ce31" office:value="1264" office:value-type="float">
            <text:p>1,264</text:p>
          </table:table-cell>
          <table:table-cell ns41:value-type="float" table:style-name="ce31" office:value="1681" office:value-type="float">
            <text:p>1,681</text:p>
          </table:table-cell>
          <table:table-cell ns41:value-type="float" table:style-name="ce31" office:value="2832" office:value-type="float">
            <text:p>2,832</text:p>
          </table:table-cell>
          <table:table-cell ns41:value-type="float" table:style-name="ce31" office:value="4216" office:value-type="float">
            <text:p>4,216</text:p>
          </table:table-cell>
          <table:table-cell ns41:value-type="float" table:style-name="ce31" office:value="4643" office:value-type="float">
            <text:p>4,643</text:p>
          </table:table-cell>
          <table:table-cell ns41:value-type="float" table:style-name="ce31" office:value="34399" office:value-type="float">
            <text:p>34,399</text:p>
          </table:table-cell>
          <table:table-cell ns41:value-type="float" table:style-name="ce31" office:value="20648" office:value-type="float">
            <text:p>20,648</text:p>
          </table:table-cell>
          <table:table-cell ns41:value-type="float" table:style-name="ce31" office:value="52684" office:value-type="float">
            <text:p>52,684</text:p>
          </table:table-cell>
          <table:table-cell ns41:value-type="float" table:style-name="ce38" office:value="73332" office:value-type="float">
            <text:p>73,332</text:p>
          </table:table-cell>
          <table:table-cell table:number-columns-repeated="1010"/>
        </table:table-row>
        <table:table-row table:style-name="ro5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6" office:value-type="string">
            <text:p>Beroep onbekend</text:p>
          </table:table-cell>
          <table:table-cell table:style-name="Default"/>
          <table:table-cell table:style-name="ce22"/>
          <table:table-cell table:style-name="ce30" table:number-columns-repeated="9"/>
          <table:table-cell table:style-name="ce37"/>
          <table:table-cell table:number-columns-repeated="1010"/>
        </table:table-row>
        <table:table-row table:style-name="ro1">
          <table:table-cell ns41:value-type="string" table:style-name="ce9" office:value-type="string">
            <text:p>DE STEDEN EN HET PLATTE LAND VEREENIGD.</text:p>
          </table:table-cell>
          <table:table-cell ns41:value-type="string" table:style-name="ce17" office:value-type="string">
            <text:p>TOTAAL</text:p>
          </table:table-cell>
          <table:table-cell table:style-name="Default"/>
          <table:table-cell ns41:value-type="float" table:style-name="ce24" office:value="16495" office:value-type="float">
            <text:p>16,495</text:p>
          </table:table-cell>
          <table:table-cell ns41:value-type="float" table:style-name="ce32" office:value="16191" office:value-type="float">
            <text:p>16,191</text:p>
          </table:table-cell>
          <table:table-cell ns41:value-type="float" table:style-name="ce32" office:value="3283" office:value-type="float">
            <text:p>3,283</text:p>
          </table:table-cell>
          <table:table-cell ns41:value-type="float" table:style-name="ce32" office:value="3284" office:value-type="float">
            <text:p>3,284</text:p>
          </table:table-cell>
          <table:table-cell ns41:value-type="float" table:style-name="ce32" office:value="6312" office:value-type="float">
            <text:p>6,312</text:p>
          </table:table-cell>
          <table:table-cell ns41:value-type="float" table:style-name="ce32" office:value="6285" office:value-type="float">
            <text:p>6,285</text:p>
          </table:table-cell>
          <table:table-cell ns41:value-type="float" table:style-name="ce32" office:value="46702" office:value-type="float">
            <text:p>46,702</text:p>
          </table:table-cell>
          <table:table-cell ns41:value-type="float" table:style-name="ce32" office:value="50826" office:value-type="float">
            <text:p>50,826</text:p>
          </table:table-cell>
          <table:table-cell ns41:value-type="float" table:style-name="ce32" office:value="72792" office:value-type="float">
            <text:p>72,792</text:p>
          </table:table-cell>
          <table:table-cell ns41:value-type="float" table:style-name="ce32" office:value="76588" office:value-type="float">
            <text:p>76,588</text:p>
          </table:table-cell>
          <table:table-cell ns41:value-type="float" table:style-name="ce39" office:value="149380" office:value-type="float">
            <text:p>149,380</text:p>
          </table:table-cell>
          <table:table-cell table:number-columns-repeated="1010"/>
        </table:table-row>
        <table:table-row table:style-name="ro5" table:number-rows-repeated="52">
          <table:table-cell table:number-columns-repeated="1024"/>
        </table:table-row>
        <table:table-row table:style-name="ro5" table:number-rows-repeated="3">
          <table:table-cell table:style-name="ce10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5" table:number-rows-repeated="3">
          <table:table-cell table:style-name="ce10"/>
          <table:table-cell table:number-columns-repeated="1023"/>
        </table:table-row>
        <table:table-row table:style-name="ro5" table:number-rows-repeated="65">
          <table:table-cell table:number-columns-repeated="1024"/>
        </table:table-row>
        <table:table-row table:style-name="ro5">
          <table:table-cell table:style-name="Default" table:number-columns-repeated="3"/>
          <table:table-cell table:style-name="ce25"/>
          <table:table-cell table:style-name="Default" table:number-columns-repeated="2"/>
          <table:table-cell table:style-name="ce25" table:number-columns-repeated="5"/>
          <table:table-cell table:style-name="Default" table:number-columns-repeated="8"/>
          <table:table-cell table:style-name="ce25" table:number-columns-repeated="2"/>
          <table:table-cell table:style-name="Default" table:number-columns-repeated="2"/>
          <table:table-cell table:style-name="ce25" table:number-columns-repeated="4"/>
          <table:table-cell table:style-name="Default" table:number-columns-repeated="12"/>
          <table:table-cell table:style-name="ce25" table:number-columns-repeated="2"/>
          <table:table-cell table:number-columns-repeated="98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Default" table:number-columns-repeated="7"/>
          <table:table-cell table:style-name="ce25" table:number-columns-repeated="4"/>
          <table:table-cell table:style-name="Default" table:number-columns-repeated="28"/>
          <table:table-cell table:style-name="ce25" table:number-columns-repeated="2"/>
          <table:table-cell table:number-columns-repeated="983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style-name="Default" table:number-columns-repeated="6"/>
          <table:table-cell table:style-name="ce25" table:number-columns-repeated="5"/>
          <table:table-cell table:style-name="Default" table:number-columns-repeated="12"/>
          <table:table-cell table:style-name="ce25" table:number-columns-repeated="2"/>
          <table:table-cell table:style-name="Default" table:number-columns-repeated="14"/>
          <table:table-cell table:style-name="ce25" table:number-columns-repeated="2"/>
          <table:table-cell table:number-columns-repeated="98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Default" table:number-columns-repeated="7"/>
          <table:table-cell table:style-name="ce25" table:number-columns-repeated="4"/>
          <table:table-cell table:style-name="Default" table:number-columns-repeated="53"/>
          <table:table-cell table:style-name="ce25"/>
          <table:table-cell table:number-columns-repeated="959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style-name="Default" table:number-columns-repeated="7"/>
          <table:table-cell table:style-name="ce25" table:number-columns-repeated="4"/>
          <table:table-cell table:style-name="Default" table:number-columns-repeated="29"/>
          <table:table-cell table:style-name="ce25"/>
          <table:table-cell table:number-columns-repeated="983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3"/>
          <table:table-cell table:style-name="ce10"/>
          <table:table-cell table:number-columns-repeated="1020"/>
        </table:table-row>
        <table:table-row table:style-name="ro5" table:number-rows-repeated="10472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12" table:default-cell-style-name="Default" table:number-columns-repeated="2"/>
        <table:table-column table:style-name="co13" table:default-cell-style-name="ce6"/>
        <table:table-column table:style-name="co1" table:default-cell-style-name="ce6"/>
        <table:table-column table:style-name="co12" table:default-cell-style-name="Default" table:number-columns-repeated="1020"/>
        <table:table-row table:style-name="ro5">
          <table:table-cell table:number-columns-repeated="1024"/>
        </table:table-row>
        <table:table-row table:style-name="ro5">
          <table:table-cell table:style-name="ce2" table:number-columns-repeated="3"/>
          <table:table-cell table:number-columns-repeated="1021"/>
        </table:table-row>
        <table:table-row table:style-name="ro5">
          <table:table-cell ns41:value-type="string" table:style-name="ce42" office:value-type="string">
            <text:p>Editregel</text:p>
          </table:table-cell>
          <table:table-cell ns41:value-type="string" table:style-name="ce42" office:value-type="string">
            <text:p>Deel telling</text:p>
          </table:table-cell>
          <table:table-cell ns41:value-type="string" table:style-name="ce42" office:value-type="string">
            <text:p>Rolnummer</text:p>
          </table:table-cell>
          <table:table-cell ns41:value-type="string" table:style-name="ce42" office:value-type="string">
            <text:p>Noten in de bron</text:p>
          </table:table-cell>
          <table:table-cell table:number-columns-repeated="1020"/>
        </table:table-row>
        <table:table-row table:style-name="ro5">
          <table:table-cell table:style-name="ce43" table:number-columns-repeated="13"/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ns41:value-type="float" table:style-name="ce40" office:value="24961" office:value-type="float">
            <text:p>249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01" office:value-type="float">
            <text:p>380508003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62" office:value-type="float">
            <text:p>249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02" office:value-type="float">
            <text:p>3805080038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63" office:value-type="float">
            <text:p>249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03" office:value-type="float">
            <text:p>3805080038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64" office:value-type="float">
            <text:p>249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04" office:value-type="float">
            <text:p>3805080038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65" office:value-type="float">
            <text:p>249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05" office:value-type="float">
            <text:p>3805080038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66" office:value-type="float">
            <text:p>249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06" office:value-type="float">
            <text:p>3805080038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67" office:value-type="float">
            <text:p>249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07" office:value-type="float">
            <text:p>3805080038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68" office:value-type="float">
            <text:p>249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08" office:value-type="float">
            <text:p>3805080038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69" office:value-type="float">
            <text:p>249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09" office:value-type="float">
            <text:p>3805080038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70" office:value-type="float">
            <text:p>249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10" office:value-type="float">
            <text:p>3805080038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71" office:value-type="float">
            <text:p>249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11" office:value-type="float">
            <text:p>3805080038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72" office:value-type="float">
            <text:p>249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12" office:value-type="float">
            <text:p>3805080038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73" office:value-type="float">
            <text:p>249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13" office:value-type="float">
            <text:p>3805080038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74" office:value-type="float">
            <text:p>249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14" office:value-type="float">
            <text:p>3805080038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75" office:value-type="float">
            <text:p>249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15" office:value-type="float">
            <text:p>3805080038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76" office:value-type="float">
            <text:p>249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16" office:value-type="float">
            <text:p>3805080038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77" office:value-type="float">
            <text:p>249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17" office:value-type="float">
            <text:p>3805080038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78" office:value-type="float">
            <text:p>249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18" office:value-type="float">
            <text:p>3805080038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79" office:value-type="float">
            <text:p>249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19" office:value-type="float">
            <text:p>3805080038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80" office:value-type="float">
            <text:p>249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20" office:value-type="float">
            <text:p>3805080038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81" office:value-type="float">
            <text:p>249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21" office:value-type="float">
            <text:p>3805080038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82" office:value-type="float">
            <text:p>249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22" office:value-type="float">
            <text:p>3805080038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83" office:value-type="float">
            <text:p>249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23" office:value-type="float">
            <text:p>3805080038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84" office:value-type="float">
            <text:p>249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24" office:value-type="float">
            <text:p>3805080038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85" office:value-type="float">
            <text:p>249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25" office:value-type="float">
            <text:p>3805080038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86" office:value-type="float">
            <text:p>249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26" office:value-type="float">
            <text:p>3805080038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87" office:value-type="float">
            <text:p>249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27" office:value-type="float">
            <text:p>3805080038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88" office:value-type="float">
            <text:p>249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28" office:value-type="float">
            <text:p>3805080038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89" office:value-type="float">
            <text:p>249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29" office:value-type="float">
            <text:p>3805080038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90" office:value-type="float">
            <text:p>249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30" office:value-type="float">
            <text:p>3805080038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91" office:value-type="float">
            <text:p>249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31" office:value-type="float">
            <text:p>3805080038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92" office:value-type="float">
            <text:p>249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32" office:value-type="float">
            <text:p>3805080038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93" office:value-type="float">
            <text:p>249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33" office:value-type="float">
            <text:p>3805080038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94" office:value-type="float">
            <text:p>249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34" office:value-type="float">
            <text:p>3805080038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95" office:value-type="float">
            <text:p>249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35" office:value-type="float">
            <text:p>3805080038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96" office:value-type="float">
            <text:p>249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36" office:value-type="float">
            <text:p>3805080038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97" office:value-type="float">
            <text:p>249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37" office:value-type="float">
            <text:p>3805080038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98" office:value-type="float">
            <text:p>249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38" office:value-type="float">
            <text:p>3805080038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4999" office:value-type="float">
            <text:p>249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39" office:value-type="float">
            <text:p>3805080038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00" office:value-type="float">
            <text:p>250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40" office:value-type="float">
            <text:p>3805080038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style-name="TL Metadata" table:number-columns-repeated="3"/>
          <table:table-cell ns41:value-type="string" table:style-name="ce6" office:value-type="string">
            <text:p>Bronfout in kolom 8 (vrouwen van 16 jaar en ouder). De gedrukte bron geeft 5. Dit moet zijn 0; Kolom 10 (totaal aantal vrouwen). De gedrukte bron geeft 5. Dit moet zijn 0; Kolom 11( het totaal). De gedrukte bron geeft 5. Dit moet zijn 0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ns41:value-type="float" table:style-name="ce40" office:value="25001" office:value-type="float">
            <text:p>250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41" office:value-type="float">
            <text:p>3805080038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style-name="TL Metadata" table:number-columns-repeated="3"/>
          <table:table-cell ns41:value-type="string" table:style-name="ce6" office:value-type="string">
            <text:p>Bronfout in kolom 8 (vrouwen van 16 jaar en ouder). De gedrukte bron geeft 2. Dit moet zijn 7; Kolom 10 (totaal aantal vrouwen). De gedrukte bron geeft 2. Dit moet zijn 7; Kolom 11( het totaal). De gedrukte bron geeft 284. Dit moet zijn 289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ns41:value-type="float" table:style-name="ce40" office:value="25002" office:value-type="float">
            <text:p>250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42" office:value-type="float">
            <text:p>3805080038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03" office:value-type="float">
            <text:p>250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43" office:value-type="float">
            <text:p>3805080038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04" office:value-type="float">
            <text:p>250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44" office:value-type="float">
            <text:p>3805080038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05" office:value-type="float">
            <text:p>250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45" office:value-type="float">
            <text:p>3805080038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06" office:value-type="float">
            <text:p>250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46" office:value-type="float">
            <text:p>3805080038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07" office:value-type="float">
            <text:p>250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47" office:value-type="float">
            <text:p>3805080038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08" office:value-type="float">
            <text:p>250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48" office:value-type="float">
            <text:p>3805080038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09" office:value-type="float">
            <text:p>250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49" office:value-type="float">
            <text:p>3805080038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10" office:value-type="float">
            <text:p>250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50" office:value-type="float">
            <text:p>3805080038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11" office:value-type="float">
            <text:p>250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51" office:value-type="float">
            <text:p>3805080038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12" office:value-type="float">
            <text:p>250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52" office:value-type="float">
            <text:p>3805080038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13" office:value-type="float">
            <text:p>250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801053" office:value-type="float">
            <text:p>3805080038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14" office:value-type="float">
            <text:p>250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01" office:value-type="float">
            <text:p>3805080039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15" office:value-type="float">
            <text:p>250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02" office:value-type="float">
            <text:p>3805080039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16" office:value-type="float">
            <text:p>250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03" office:value-type="float">
            <text:p>3805080039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17" office:value-type="float">
            <text:p>250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04" office:value-type="float">
            <text:p>3805080039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18" office:value-type="float">
            <text:p>250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05" office:value-type="float">
            <text:p>3805080039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19" office:value-type="float">
            <text:p>250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06" office:value-type="float">
            <text:p>3805080039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20" office:value-type="float">
            <text:p>250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07" office:value-type="float">
            <text:p>3805080039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21" office:value-type="float">
            <text:p>250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08" office:value-type="float">
            <text:p>3805080039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22" office:value-type="float">
            <text:p>250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09" office:value-type="float">
            <text:p>3805080039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23" office:value-type="float">
            <text:p>250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10" office:value-type="float">
            <text:p>3805080039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24" office:value-type="float">
            <text:p>250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11" office:value-type="float">
            <text:p>3805080039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25" office:value-type="float">
            <text:p>250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12" office:value-type="float">
            <text:p>3805080039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26" office:value-type="float">
            <text:p>250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13" office:value-type="float">
            <text:p>3805080039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27" office:value-type="float">
            <text:p>250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14" office:value-type="float">
            <text:p>3805080039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28" office:value-type="float">
            <text:p>250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15" office:value-type="float">
            <text:p>3805080039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29" office:value-type="float">
            <text:p>250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16" office:value-type="float">
            <text:p>3805080039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30" office:value-type="float">
            <text:p>250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17" office:value-type="float">
            <text:p>3805080039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31" office:value-type="float">
            <text:p>250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18" office:value-type="float">
            <text:p>3805080039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32" office:value-type="float">
            <text:p>250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19" office:value-type="float">
            <text:p>3805080039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33" office:value-type="float">
            <text:p>250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20" office:value-type="float">
            <text:p>3805080039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34" office:value-type="float">
            <text:p>250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21" office:value-type="float">
            <text:p>3805080039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35" office:value-type="float">
            <text:p>250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22" office:value-type="float">
            <text:p>3805080039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36" office:value-type="float">
            <text:p>250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23" office:value-type="float">
            <text:p>3805080039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37" office:value-type="float">
            <text:p>250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24" office:value-type="float">
            <text:p>3805080039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38" office:value-type="float">
            <text:p>250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25" office:value-type="float">
            <text:p>3805080039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39" office:value-type="float">
            <text:p>250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26" office:value-type="float">
            <text:p>3805080039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40" office:value-type="float">
            <text:p>250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27" office:value-type="float">
            <text:p>3805080039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41" office:value-type="float">
            <text:p>250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28" office:value-type="float">
            <text:p>3805080039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42" office:value-type="float">
            <text:p>250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29" office:value-type="float">
            <text:p>3805080039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43" office:value-type="float">
            <text:p>250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30" office:value-type="float">
            <text:p>3805080039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44" office:value-type="float">
            <text:p>250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31" office:value-type="float">
            <text:p>3805080039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45" office:value-type="float">
            <text:p>250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32" office:value-type="float">
            <text:p>3805080039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46" office:value-type="float">
            <text:p>250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33" office:value-type="float">
            <text:p>3805080039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47" office:value-type="float">
            <text:p>250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34" office:value-type="float">
            <text:p>3805080039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48" office:value-type="float">
            <text:p>250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35" office:value-type="float">
            <text:p>3805080039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49" office:value-type="float">
            <text:p>2504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36" office:value-type="float">
            <text:p>3805080039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50" office:value-type="float">
            <text:p>2505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37" office:value-type="float">
            <text:p>3805080039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51" office:value-type="float">
            <text:p>2505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38" office:value-type="float">
            <text:p>3805080039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52" office:value-type="float">
            <text:p>2505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39" office:value-type="float">
            <text:p>3805080039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53" office:value-type="float">
            <text:p>2505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40" office:value-type="float">
            <text:p>3805080039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54" office:value-type="float">
            <text:p>2505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41" office:value-type="float">
            <text:p>3805080039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55" office:value-type="float">
            <text:p>2505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42" office:value-type="float">
            <text:p>3805080039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56" office:value-type="float">
            <text:p>2505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43" office:value-type="float">
            <text:p>3805080039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57" office:value-type="float">
            <text:p>2505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44" office:value-type="float">
            <text:p>3805080039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58" office:value-type="float">
            <text:p>2505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45" office:value-type="float">
            <text:p>3805080039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59" office:value-type="float">
            <text:p>2505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46" office:value-type="float">
            <text:p>3805080039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60" office:value-type="float">
            <text:p>2506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47" office:value-type="float">
            <text:p>3805080039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61" office:value-type="float">
            <text:p>250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48" office:value-type="float">
            <text:p>3805080039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62" office:value-type="float">
            <text:p>250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49" office:value-type="float">
            <text:p>3805080039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63" office:value-type="float">
            <text:p>250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50" office:value-type="float">
            <text:p>3805080039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64" office:value-type="float">
            <text:p>250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8003901051" office:value-type="float">
            <text:p>3805080039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65" office:value-type="float">
            <text:p>250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01" office:value-type="float">
            <text:p>380509004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66" office:value-type="float">
            <text:p>250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02" office:value-type="float">
            <text:p>3805090040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67" office:value-type="float">
            <text:p>250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03" office:value-type="float">
            <text:p>3805090040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68" office:value-type="float">
            <text:p>250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04" office:value-type="float">
            <text:p>3805090040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69" office:value-type="float">
            <text:p>250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05" office:value-type="float">
            <text:p>3805090040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70" office:value-type="float">
            <text:p>250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06" office:value-type="float">
            <text:p>3805090040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71" office:value-type="float">
            <text:p>250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07" office:value-type="float">
            <text:p>3805090040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72" office:value-type="float">
            <text:p>250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08" office:value-type="float">
            <text:p>3805090040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73" office:value-type="float">
            <text:p>250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09" office:value-type="float">
            <text:p>3805090040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74" office:value-type="float">
            <text:p>250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10" office:value-type="float">
            <text:p>3805090040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75" office:value-type="float">
            <text:p>250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11" office:value-type="float">
            <text:p>3805090040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76" office:value-type="float">
            <text:p>250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12" office:value-type="float">
            <text:p>3805090040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77" office:value-type="float">
            <text:p>250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13" office:value-type="float">
            <text:p>3805090040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78" office:value-type="float">
            <text:p>250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14" office:value-type="float">
            <text:p>3805090040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79" office:value-type="float">
            <text:p>250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15" office:value-type="float">
            <text:p>3805090040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80" office:value-type="float">
            <text:p>250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16" office:value-type="float">
            <text:p>3805090040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81" office:value-type="float">
            <text:p>250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17" office:value-type="float">
            <text:p>3805090040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82" office:value-type="float">
            <text:p>250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18" office:value-type="float">
            <text:p>3805090040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83" office:value-type="float">
            <text:p>250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19" office:value-type="float">
            <text:p>3805090040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84" office:value-type="float">
            <text:p>250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20" office:value-type="float">
            <text:p>3805090040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85" office:value-type="float">
            <text:p>250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21" office:value-type="float">
            <text:p>3805090040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86" office:value-type="float">
            <text:p>250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22" office:value-type="float">
            <text:p>3805090040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87" office:value-type="float">
            <text:p>250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23" office:value-type="float">
            <text:p>3805090040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88" office:value-type="float">
            <text:p>250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24" office:value-type="float">
            <text:p>3805090040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89" office:value-type="float">
            <text:p>250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25" office:value-type="float">
            <text:p>3805090040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90" office:value-type="float">
            <text:p>250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26" office:value-type="float">
            <text:p>3805090040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91" office:value-type="float">
            <text:p>250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27" office:value-type="float">
            <text:p>3805090040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92" office:value-type="float">
            <text:p>250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28" office:value-type="float">
            <text:p>3805090040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93" office:value-type="float">
            <text:p>250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29" office:value-type="float">
            <text:p>3805090040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94" office:value-type="float">
            <text:p>250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30" office:value-type="float">
            <text:p>3805090040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95" office:value-type="float">
            <text:p>250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31" office:value-type="float">
            <text:p>3805090040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96" office:value-type="float">
            <text:p>250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32" office:value-type="float">
            <text:p>3805090040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97" office:value-type="float">
            <text:p>250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33" office:value-type="float">
            <text:p>3805090040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98" office:value-type="float">
            <text:p>250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34" office:value-type="float">
            <text:p>3805090040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099" office:value-type="float">
            <text:p>250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35" office:value-type="float">
            <text:p>3805090040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00" office:value-type="float">
            <text:p>251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36" office:value-type="float">
            <text:p>3805090040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01" office:value-type="float">
            <text:p>251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37" office:value-type="float">
            <text:p>3805090040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02" office:value-type="float">
            <text:p>251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38" office:value-type="float">
            <text:p>3805090040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03" office:value-type="float">
            <text:p>251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39" office:value-type="float">
            <text:p>3805090040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04" office:value-type="float">
            <text:p>251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40" office:value-type="float">
            <text:p>3805090040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05" office:value-type="float">
            <text:p>251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41" office:value-type="float">
            <text:p>3805090040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06" office:value-type="float">
            <text:p>251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42" office:value-type="float">
            <text:p>3805090040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07" office:value-type="float">
            <text:p>251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43" office:value-type="float">
            <text:p>3805090040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08" office:value-type="float">
            <text:p>251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44" office:value-type="float">
            <text:p>3805090040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09" office:value-type="float">
            <text:p>251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45" office:value-type="float">
            <text:p>3805090040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10" office:value-type="float">
            <text:p>251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46" office:value-type="float">
            <text:p>3805090040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11" office:value-type="float">
            <text:p>251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47" office:value-type="float">
            <text:p>3805090040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12" office:value-type="float">
            <text:p>251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48" office:value-type="float">
            <text:p>3805090040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13" office:value-type="float">
            <text:p>251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49" office:value-type="float">
            <text:p>3805090040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14" office:value-type="float">
            <text:p>251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50" office:value-type="float">
            <text:p>3805090040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15" office:value-type="float">
            <text:p>251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51" office:value-type="float">
            <text:p>3805090040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16" office:value-type="float">
            <text:p>251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52" office:value-type="float">
            <text:p>3805090040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17" office:value-type="float">
            <text:p>251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001053" office:value-type="float">
            <text:p>3805090040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18" office:value-type="float">
            <text:p>251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01" office:value-type="float">
            <text:p>380509004101001</text:p>
          </table:table-cell>
          <table:table-cell ns41:value-type="string" table:style-name="TL Metadata" office:value-type="string">
            <text:p>380509004101001* <text:s/>Hieronder begrepen de fabrijkanten van katoen, hennip, vlas, wol en zijde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19" office:value-type="float">
            <text:p>251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02" office:value-type="float">
            <text:p>3805090041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20" office:value-type="float">
            <text:p>251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03" office:value-type="float">
            <text:p>3805090041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21" office:value-type="float">
            <text:p>251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04" office:value-type="float">
            <text:p>3805090041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22" office:value-type="float">
            <text:p>251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05" office:value-type="float">
            <text:p>3805090041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23" office:value-type="float">
            <text:p>251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06" office:value-type="float">
            <text:p>3805090041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24" office:value-type="float">
            <text:p>251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07" office:value-type="float">
            <text:p>3805090041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25" office:value-type="float">
            <text:p>251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08" office:value-type="float">
            <text:p>3805090041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26" office:value-type="float">
            <text:p>251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09" office:value-type="float">
            <text:p>3805090041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27" office:value-type="float">
            <text:p>251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10" office:value-type="float">
            <text:p>3805090041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28" office:value-type="float">
            <text:p>251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11" office:value-type="float">
            <text:p>3805090041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29" office:value-type="float">
            <text:p>251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12" office:value-type="float">
            <text:p>3805090041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30" office:value-type="float">
            <text:p>251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13" office:value-type="float">
            <text:p>3805090041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31" office:value-type="float">
            <text:p>251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14" office:value-type="float">
            <text:p>3805090041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32" office:value-type="float">
            <text:p>251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15" office:value-type="float">
            <text:p>3805090041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33" office:value-type="float">
            <text:p>251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16" office:value-type="float">
            <text:p>3805090041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34" office:value-type="float">
            <text:p>251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17" office:value-type="float">
            <text:p>3805090041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35" office:value-type="float">
            <text:p>251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18" office:value-type="float">
            <text:p>3805090041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36" office:value-type="float">
            <text:p>251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19" office:value-type="float">
            <text:p>3805090041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37" office:value-type="float">
            <text:p>251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20" office:value-type="float">
            <text:p>3805090041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38" office:value-type="float">
            <text:p>251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21" office:value-type="float">
            <text:p>3805090041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39" office:value-type="float">
            <text:p>251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22" office:value-type="float">
            <text:p>3805090041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40" office:value-type="float">
            <text:p>251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23" office:value-type="float">
            <text:p>3805090041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41" office:value-type="float">
            <text:p>251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24" office:value-type="float">
            <text:p>380509004101024</text:p>
          </table:table-cell>
          <table:table-cell ns41:value-type="string" table:style-name="TL Metadata" office:value-type="string">
            <text:p>3805090041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42" office:value-type="float">
            <text:p>251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25" office:value-type="float">
            <text:p>3805090041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43" office:value-type="float">
            <text:p>251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26" office:value-type="float">
            <text:p>380509004101026</text:p>
          </table:table-cell>
          <table:table-cell ns41:value-type="string" table:style-name="TL Metadata" office:value-type="string">
            <text:p>3805090041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44" office:value-type="float">
            <text:p>251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27" office:value-type="float">
            <text:p>3805090041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45" office:value-type="float">
            <text:p>251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28" office:value-type="float">
            <text:p>3805090041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46" office:value-type="float">
            <text:p>251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29" office:value-type="float">
            <text:p>3805090041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47" office:value-type="float">
            <text:p>251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30" office:value-type="float">
            <text:p>3805090041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48" office:value-type="float">
            <text:p>251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31" office:value-type="float">
            <text:p>3805090041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49" office:value-type="float">
            <text:p>2514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32" office:value-type="float">
            <text:p>3805090041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50" office:value-type="float">
            <text:p>2515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33" office:value-type="float">
            <text:p>3805090041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51" office:value-type="float">
            <text:p>2515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34" office:value-type="float">
            <text:p>3805090041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52" office:value-type="float">
            <text:p>2515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35" office:value-type="float">
            <text:p>3805090041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53" office:value-type="float">
            <text:p>2515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36" office:value-type="float">
            <text:p>3805090041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54" office:value-type="float">
            <text:p>2515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37" office:value-type="float">
            <text:p>3805090041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55" office:value-type="float">
            <text:p>2515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38" office:value-type="float">
            <text:p>3805090041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56" office:value-type="float">
            <text:p>2515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39" office:value-type="float">
            <text:p>3805090041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57" office:value-type="float">
            <text:p>2515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40" office:value-type="float">
            <text:p>3805090041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58" office:value-type="float">
            <text:p>2515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41" office:value-type="float">
            <text:p>3805090041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59" office:value-type="float">
            <text:p>2515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42" office:value-type="float">
            <text:p>3805090041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60" office:value-type="float">
            <text:p>2516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43" office:value-type="float">
            <text:p>3805090041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61" office:value-type="float">
            <text:p>251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44" office:value-type="float">
            <text:p>3805090041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62" office:value-type="float">
            <text:p>251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45" office:value-type="float">
            <text:p>3805090041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63" office:value-type="float">
            <text:p>251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46" office:value-type="float">
            <text:p>3805090041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64" office:value-type="float">
            <text:p>251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47" office:value-type="float">
            <text:p>3805090041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65" office:value-type="float">
            <text:p>251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48" office:value-type="float">
            <text:p>3805090041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66" office:value-type="float">
            <text:p>251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49" office:value-type="float">
            <text:p>3805090041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67" office:value-type="float">
            <text:p>251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09004101050" office:value-type="float">
            <text:p>3805090041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68" office:value-type="float">
            <text:p>251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01" office:value-type="float">
            <text:p>380510004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69" office:value-type="float">
            <text:p>251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02" office:value-type="float">
            <text:p>3805100042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70" office:value-type="float">
            <text:p>251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03" office:value-type="float">
            <text:p>3805100042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71" office:value-type="float">
            <text:p>251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04" office:value-type="float">
            <text:p>3805100042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72" office:value-type="float">
            <text:p>251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05" office:value-type="float">
            <text:p>3805100042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73" office:value-type="float">
            <text:p>251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06" office:value-type="float">
            <text:p>3805100042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74" office:value-type="float">
            <text:p>251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07" office:value-type="float">
            <text:p>3805100042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75" office:value-type="float">
            <text:p>251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08" office:value-type="float">
            <text:p>3805100042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76" office:value-type="float">
            <text:p>251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09" office:value-type="float">
            <text:p>3805100042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77" office:value-type="float">
            <text:p>251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10" office:value-type="float">
            <text:p>3805100042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78" office:value-type="float">
            <text:p>251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11" office:value-type="float">
            <text:p>3805100042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79" office:value-type="float">
            <text:p>251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12" office:value-type="float">
            <text:p>3805100042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80" office:value-type="float">
            <text:p>251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13" office:value-type="float">
            <text:p>3805100042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81" office:value-type="float">
            <text:p>251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14" office:value-type="float">
            <text:p>3805100042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82" office:value-type="float">
            <text:p>251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15" office:value-type="float">
            <text:p>3805100042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83" office:value-type="float">
            <text:p>251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16" office:value-type="float">
            <text:p>3805100042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84" office:value-type="float">
            <text:p>251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17" office:value-type="float">
            <text:p>3805100042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85" office:value-type="float">
            <text:p>251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18" office:value-type="float">
            <text:p>3805100042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86" office:value-type="float">
            <text:p>251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19" office:value-type="float">
            <text:p>3805100042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87" office:value-type="float">
            <text:p>251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20" office:value-type="float">
            <text:p>3805100042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88" office:value-type="float">
            <text:p>251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21" office:value-type="float">
            <text:p>3805100042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89" office:value-type="float">
            <text:p>251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22" office:value-type="float">
            <text:p>3805100042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90" office:value-type="float">
            <text:p>251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23" office:value-type="float">
            <text:p>3805100042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91" office:value-type="float">
            <text:p>251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24" office:value-type="float">
            <text:p>3805100042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92" office:value-type="float">
            <text:p>251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25" office:value-type="float">
            <text:p>3805100042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93" office:value-type="float">
            <text:p>251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26" office:value-type="float">
            <text:p>3805100042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94" office:value-type="float">
            <text:p>251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27" office:value-type="float">
            <text:p>3805100042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95" office:value-type="float">
            <text:p>251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28" office:value-type="float">
            <text:p>3805100042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96" office:value-type="float">
            <text:p>251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29" office:value-type="float">
            <text:p>3805100042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97" office:value-type="float">
            <text:p>251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30" office:value-type="float">
            <text:p>3805100042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98" office:value-type="float">
            <text:p>251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31" office:value-type="float">
            <text:p>3805100042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199" office:value-type="float">
            <text:p>251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32" office:value-type="float">
            <text:p>3805100042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00" office:value-type="float">
            <text:p>252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33" office:value-type="float">
            <text:p>3805100042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01" office:value-type="float">
            <text:p>252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34" office:value-type="float">
            <text:p>3805100042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02" office:value-type="float">
            <text:p>252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35" office:value-type="float">
            <text:p>3805100042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03" office:value-type="float">
            <text:p>252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36" office:value-type="float">
            <text:p>3805100042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04" office:value-type="float">
            <text:p>252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37" office:value-type="float">
            <text:p>3805100042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05" office:value-type="float">
            <text:p>252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38" office:value-type="float">
            <text:p>3805100042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06" office:value-type="float">
            <text:p>252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39" office:value-type="float">
            <text:p>3805100042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07" office:value-type="float">
            <text:p>252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40" office:value-type="float">
            <text:p>3805100042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08" office:value-type="float">
            <text:p>252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41" office:value-type="float">
            <text:p>3805100042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09" office:value-type="float">
            <text:p>252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42" office:value-type="float">
            <text:p>3805100042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10" office:value-type="float">
            <text:p>252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43" office:value-type="float">
            <text:p>3805100042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11" office:value-type="float">
            <text:p>252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44" office:value-type="float">
            <text:p>3805100042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12" office:value-type="float">
            <text:p>252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45" office:value-type="float">
            <text:p>3805100042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13" office:value-type="float">
            <text:p>252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46" office:value-type="float">
            <text:p>3805100042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14" office:value-type="float">
            <text:p>252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47" office:value-type="float">
            <text:p>3805100042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15" office:value-type="float">
            <text:p>252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48" office:value-type="float">
            <text:p>3805100042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16" office:value-type="float">
            <text:p>252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49" office:value-type="float">
            <text:p>3805100042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17" office:value-type="float">
            <text:p>252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50" office:value-type="float">
            <text:p>3805100042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18" office:value-type="float">
            <text:p>252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51" office:value-type="float">
            <text:p>3805100042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19" office:value-type="float">
            <text:p>252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201052" office:value-type="float">
            <text:p>3805100042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20" office:value-type="float">
            <text:p>252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01" office:value-type="float">
            <text:p>3805100043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21" office:value-type="float">
            <text:p>252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02" office:value-type="float">
            <text:p>3805100043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22" office:value-type="float">
            <text:p>252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03" office:value-type="float">
            <text:p>3805100043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23" office:value-type="float">
            <text:p>252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04" office:value-type="float">
            <text:p>3805100043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24" office:value-type="float">
            <text:p>252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05" office:value-type="float">
            <text:p>3805100043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25" office:value-type="float">
            <text:p>252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06" office:value-type="float">
            <text:p>3805100043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26" office:value-type="float">
            <text:p>252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07" office:value-type="float">
            <text:p>3805100043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27" office:value-type="float">
            <text:p>252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08" office:value-type="float">
            <text:p>3805100043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28" office:value-type="float">
            <text:p>252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09" office:value-type="float">
            <text:p>3805100043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29" office:value-type="float">
            <text:p>252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10" office:value-type="float">
            <text:p>3805100043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30" office:value-type="float">
            <text:p>252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11" office:value-type="float">
            <text:p>3805100043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31" office:value-type="float">
            <text:p>252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12" office:value-type="float">
            <text:p>3805100043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32" office:value-type="float">
            <text:p>252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13" office:value-type="float">
            <text:p>3805100043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33" office:value-type="float">
            <text:p>252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14" office:value-type="float">
            <text:p>3805100043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34" office:value-type="float">
            <text:p>252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15" office:value-type="float">
            <text:p>3805100043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35" office:value-type="float">
            <text:p>252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16" office:value-type="float">
            <text:p>3805100043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36" office:value-type="float">
            <text:p>252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17" office:value-type="float">
            <text:p>3805100043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37" office:value-type="float">
            <text:p>252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18" office:value-type="float">
            <text:p>3805100043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38" office:value-type="float">
            <text:p>252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19" office:value-type="float">
            <text:p>3805100043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39" office:value-type="float">
            <text:p>252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20" office:value-type="float">
            <text:p>3805100043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40" office:value-type="float">
            <text:p>252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21" office:value-type="float">
            <text:p>3805100043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41" office:value-type="float">
            <text:p>252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22" office:value-type="float">
            <text:p>3805100043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42" office:value-type="float">
            <text:p>252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23" office:value-type="float">
            <text:p>3805100043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43" office:value-type="float">
            <text:p>252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24" office:value-type="float">
            <text:p>3805100043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44" office:value-type="float">
            <text:p>252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25" office:value-type="float">
            <text:p>3805100043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45" office:value-type="float">
            <text:p>252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26" office:value-type="float">
            <text:p>3805100043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46" office:value-type="float">
            <text:p>252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27" office:value-type="float">
            <text:p>3805100043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47" office:value-type="float">
            <text:p>252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28" office:value-type="float">
            <text:p>3805100043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48" office:value-type="float">
            <text:p>252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29" office:value-type="float">
            <text:p>3805100043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49" office:value-type="float">
            <text:p>2524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30" office:value-type="float">
            <text:p>3805100043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50" office:value-type="float">
            <text:p>2525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31" office:value-type="float">
            <text:p>3805100043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51" office:value-type="float">
            <text:p>2525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32" office:value-type="float">
            <text:p>3805100043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52" office:value-type="float">
            <text:p>2525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33" office:value-type="float">
            <text:p>3805100043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53" office:value-type="float">
            <text:p>2525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34" office:value-type="float">
            <text:p>3805100043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54" office:value-type="float">
            <text:p>2525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35" office:value-type="float">
            <text:p>3805100043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55" office:value-type="float">
            <text:p>2525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36" office:value-type="float">
            <text:p>3805100043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56" office:value-type="float">
            <text:p>2525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37" office:value-type="float">
            <text:p>3805100043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57" office:value-type="float">
            <text:p>2525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0004301038" office:value-type="float">
            <text:p>3805100043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58" office:value-type="float">
            <text:p>2525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01" office:value-type="float">
            <text:p>380511004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59" office:value-type="float">
            <text:p>2525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02" office:value-type="float">
            <text:p>3805110044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60" office:value-type="float">
            <text:p>2526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03" office:value-type="float">
            <text:p>3805110044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61" office:value-type="float">
            <text:p>252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04" office:value-type="float">
            <text:p>3805110044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62" office:value-type="float">
            <text:p>252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05" office:value-type="float">
            <text:p>3805110044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63" office:value-type="float">
            <text:p>252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06" office:value-type="float">
            <text:p>3805110044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64" office:value-type="float">
            <text:p>252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07" office:value-type="float">
            <text:p>3805110044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65" office:value-type="float">
            <text:p>252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08" office:value-type="float">
            <text:p>3805110044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66" office:value-type="float">
            <text:p>252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09" office:value-type="float">
            <text:p>3805110044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67" office:value-type="float">
            <text:p>252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10" office:value-type="float">
            <text:p>3805110044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68" office:value-type="float">
            <text:p>252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11" office:value-type="float">
            <text:p>3805110044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69" office:value-type="float">
            <text:p>252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12" office:value-type="float">
            <text:p>3805110044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70" office:value-type="float">
            <text:p>252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13" office:value-type="float">
            <text:p>3805110044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71" office:value-type="float">
            <text:p>252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14" office:value-type="float">
            <text:p>3805110044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72" office:value-type="float">
            <text:p>252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15" office:value-type="float">
            <text:p>3805110044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73" office:value-type="float">
            <text:p>252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16" office:value-type="float">
            <text:p>3805110044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74" office:value-type="float">
            <text:p>252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17" office:value-type="float">
            <text:p>3805110044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75" office:value-type="float">
            <text:p>252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18" office:value-type="float">
            <text:p>3805110044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76" office:value-type="float">
            <text:p>252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19" office:value-type="float">
            <text:p>3805110044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77" office:value-type="float">
            <text:p>252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20" office:value-type="float">
            <text:p>3805110044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78" office:value-type="float">
            <text:p>252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21" office:value-type="float">
            <text:p>3805110044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79" office:value-type="float">
            <text:p>252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22" office:value-type="float">
            <text:p>3805110044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80" office:value-type="float">
            <text:p>252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23" office:value-type="float">
            <text:p>3805110044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81" office:value-type="float">
            <text:p>252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24" office:value-type="float">
            <text:p>3805110044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82" office:value-type="float">
            <text:p>252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25" office:value-type="float">
            <text:p>3805110044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83" office:value-type="float">
            <text:p>252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26" office:value-type="float">
            <text:p>3805110044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84" office:value-type="float">
            <text:p>252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27" office:value-type="float">
            <text:p>3805110044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85" office:value-type="float">
            <text:p>252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28" office:value-type="float">
            <text:p>3805110044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86" office:value-type="float">
            <text:p>252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29" office:value-type="float">
            <text:p>3805110044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87" office:value-type="float">
            <text:p>252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30" office:value-type="float">
            <text:p>3805110044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88" office:value-type="float">
            <text:p>252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31" office:value-type="float">
            <text:p>3805110044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89" office:value-type="float">
            <text:p>252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32" office:value-type="float">
            <text:p>3805110044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90" office:value-type="float">
            <text:p>252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33" office:value-type="float">
            <text:p>3805110044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91" office:value-type="float">
            <text:p>252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34" office:value-type="float">
            <text:p>3805110044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92" office:value-type="float">
            <text:p>252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35" office:value-type="float">
            <text:p>3805110044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93" office:value-type="float">
            <text:p>252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36" office:value-type="float">
            <text:p>3805110044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94" office:value-type="float">
            <text:p>252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37" office:value-type="float">
            <text:p>3805110044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95" office:value-type="float">
            <text:p>252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38" office:value-type="float">
            <text:p>3805110044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96" office:value-type="float">
            <text:p>252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39" office:value-type="float">
            <text:p>3805110044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297" office:value-type="float">
            <text:p>252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40" office:value-type="float">
            <text:p>3805110044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style-name="TL Metadata" table:number-columns-repeated="3"/>
          <table:table-cell ns41:value-type="string" table:style-name="ce6" office:value-type="string">
            <text:p>Kolom 8 (mannen 16 jaar en ouder): de gedrukte bron geeft 5. Dit moet zijn 0; Kolom 10 (totaal aantal vrouwen): de gedrukte bron geeft 5. Dit moet zijn 0; Kolom 11 (algemeen totaal): de gedrukte bron geeft 5. Dit moet zijn 0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ns41:value-type="float" table:style-name="ce40" office:value="25298" office:value-type="float">
            <text:p>252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41" office:value-type="float">
            <text:p>3805110044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style-name="TL Metadata" table:number-columns-repeated="3"/>
          <table:table-cell ns41:value-type="string" table:style-name="ce6" office:value-type="string">
            <text:p>Kolom 8 (mannen 16 jaar en ouder): de gedrukte bron geeft 15. Dit moet zijn 20; Kolom 10 (totaal aantal vrouwen): de gedrukte bron geeft 15. Dit moet zijn 20; Kolom 11 (algemeen totaal): de gedrukte bron geeft 446. Dit moet zijn 451. Zie de verbeteringen achter deel Algemeen Overzicht. Hier zijn de gegevens gecorrigeerd.</text:p>
          </table:table-cell>
          <table:table-cell table:number-columns-repeated="1015"/>
        </table:table-row>
        <table:table-row table:style-name="ro5">
          <table:table-cell ns41:value-type="float" table:style-name="ce40" office:value="25299" office:value-type="float">
            <text:p>252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42" office:value-type="float">
            <text:p>3805110044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00" office:value-type="float">
            <text:p>253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43" office:value-type="float">
            <text:p>3805110044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01" office:value-type="float">
            <text:p>253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44" office:value-type="float">
            <text:p>3805110044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02" office:value-type="float">
            <text:p>253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45" office:value-type="float">
            <text:p>3805110044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03" office:value-type="float">
            <text:p>253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46" office:value-type="float">
            <text:p>3805110044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04" office:value-type="float">
            <text:p>253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47" office:value-type="float">
            <text:p>3805110044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05" office:value-type="float">
            <text:p>253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48" office:value-type="float">
            <text:p>3805110044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06" office:value-type="float">
            <text:p>253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49" office:value-type="float">
            <text:p>380511004401049</text:p>
          </table:table-cell>
          <table:table-cell ns41:value-type="string" table:style-name="TL Metadata" office:value-type="string">
            <text:p>3805110044010491 <text:s/>Hieronder ééne waarvan de ouderdom onbekend is.</text:p>
          </table:table-cell>
          <table:table-cell ns41:value-type="string" table:style-name="ce6" office:value-type="string">
            <text:p>x</text:p>
          </table:table-cell>
          <table:table-cell table:style-name="TL Metadata" table:number-columns-repeated="2"/>
          <table:table-cell ns41:value-type="string" table:style-name="ce6" office:value-type="string">
            <text:p>De inhoud van noot 1 in kolom Q is verkeerd weergegeven. Hier is de gecorrigeerde noot vermeld.</text:p>
          </table:table-cell>
          <table:table-cell table:number-columns-repeated="1016"/>
        </table:table-row>
        <table:table-row table:style-name="ro5">
          <table:table-cell ns41:value-type="float" table:style-name="ce40" office:value="25307" office:value-type="float">
            <text:p>253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50" office:value-type="float">
            <text:p>3805110044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08" office:value-type="float">
            <text:p>253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51" office:value-type="float">
            <text:p>3805110044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09" office:value-type="float">
            <text:p>253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52" office:value-type="float">
            <text:p>3805110044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10" office:value-type="float">
            <text:p>253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401053" office:value-type="float">
            <text:p>3805110044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11" office:value-type="float">
            <text:p>253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01" office:value-type="float">
            <text:p>3805110045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12" office:value-type="float">
            <text:p>253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02" office:value-type="float">
            <text:p>3805110045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13" office:value-type="float">
            <text:p>253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03" office:value-type="float">
            <text:p>3805110045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14" office:value-type="float">
            <text:p>253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04" office:value-type="float">
            <text:p>3805110045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15" office:value-type="float">
            <text:p>253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05" office:value-type="float">
            <text:p>3805110045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16" office:value-type="float">
            <text:p>253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06" office:value-type="float">
            <text:p>3805110045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17" office:value-type="float">
            <text:p>253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07" office:value-type="float">
            <text:p>3805110045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18" office:value-type="float">
            <text:p>253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08" office:value-type="float">
            <text:p>3805110045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19" office:value-type="float">
            <text:p>253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09" office:value-type="float">
            <text:p>3805110045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20" office:value-type="float">
            <text:p>253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10" office:value-type="float">
            <text:p>3805110045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21" office:value-type="float">
            <text:p>253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11" office:value-type="float">
            <text:p>3805110045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22" office:value-type="float">
            <text:p>253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12" office:value-type="float">
            <text:p>3805110045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23" office:value-type="float">
            <text:p>253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13" office:value-type="float">
            <text:p>3805110045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24" office:value-type="float">
            <text:p>253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14" office:value-type="float">
            <text:p>3805110045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25" office:value-type="float">
            <text:p>253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15" office:value-type="float">
            <text:p>3805110045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26" office:value-type="float">
            <text:p>253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16" office:value-type="float">
            <text:p>3805110045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27" office:value-type="float">
            <text:p>253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17" office:value-type="float">
            <text:p>3805110045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28" office:value-type="float">
            <text:p>253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18" office:value-type="float">
            <text:p>3805110045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29" office:value-type="float">
            <text:p>253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19" office:value-type="float">
            <text:p>3805110045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30" office:value-type="float">
            <text:p>253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20" office:value-type="float">
            <text:p>3805110045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31" office:value-type="float">
            <text:p>253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21" office:value-type="float">
            <text:p>3805110045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32" office:value-type="float">
            <text:p>253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22" office:value-type="float">
            <text:p>3805110045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33" office:value-type="float">
            <text:p>253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23" office:value-type="float">
            <text:p>3805110045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34" office:value-type="float">
            <text:p>253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24" office:value-type="float">
            <text:p>3805110045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35" office:value-type="float">
            <text:p>253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25" office:value-type="float">
            <text:p>3805110045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36" office:value-type="float">
            <text:p>253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26" office:value-type="float">
            <text:p>3805110045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37" office:value-type="float">
            <text:p>253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27" office:value-type="float">
            <text:p>3805110045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38" office:value-type="float">
            <text:p>253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28" office:value-type="float">
            <text:p>3805110045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39" office:value-type="float">
            <text:p>253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29" office:value-type="float">
            <text:p>3805110045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40" office:value-type="float">
            <text:p>253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30" office:value-type="float">
            <text:p>3805110045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41" office:value-type="float">
            <text:p>253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31" office:value-type="float">
            <text:p>3805110045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42" office:value-type="float">
            <text:p>253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32" office:value-type="float">
            <text:p>3805110045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43" office:value-type="float">
            <text:p>253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33" office:value-type="float">
            <text:p>3805110045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44" office:value-type="float">
            <text:p>253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34" office:value-type="float">
            <text:p>3805110045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45" office:value-type="float">
            <text:p>253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35" office:value-type="float">
            <text:p>3805110045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46" office:value-type="float">
            <text:p>253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36" office:value-type="float">
            <text:p>3805110045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47" office:value-type="float">
            <text:p>253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37" office:value-type="float">
            <text:p>3805110045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48" office:value-type="float">
            <text:p>253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38" office:value-type="float">
            <text:p>3805110045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49" office:value-type="float">
            <text:p>2534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39" office:value-type="float">
            <text:p>3805110045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50" office:value-type="float">
            <text:p>2535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40" office:value-type="float">
            <text:p>3805110045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51" office:value-type="float">
            <text:p>2535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41" office:value-type="float">
            <text:p>3805110045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52" office:value-type="float">
            <text:p>2535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42" office:value-type="float">
            <text:p>3805110045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53" office:value-type="float">
            <text:p>2535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43" office:value-type="float">
            <text:p>3805110045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54" office:value-type="float">
            <text:p>2535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44" office:value-type="float">
            <text:p>3805110045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55" office:value-type="float">
            <text:p>2535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45" office:value-type="float">
            <text:p>3805110045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56" office:value-type="float">
            <text:p>2535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46" office:value-type="float">
            <text:p>3805110045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57" office:value-type="float">
            <text:p>2535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47" office:value-type="float">
            <text:p>3805110045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58" office:value-type="float">
            <text:p>2535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48" office:value-type="float">
            <text:p>3805110045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59" office:value-type="float">
            <text:p>2535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49" office:value-type="float">
            <text:p>3805110045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60" office:value-type="float">
            <text:p>2536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50" office:value-type="float">
            <text:p>3805110045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61" office:value-type="float">
            <text:p>253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1004501051" office:value-type="float">
            <text:p>3805110045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62" office:value-type="float">
            <text:p>253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01" office:value-type="float">
            <text:p>380512004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63" office:value-type="float">
            <text:p>253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02" office:value-type="float">
            <text:p>3805120046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64" office:value-type="float">
            <text:p>253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03" office:value-type="float">
            <text:p>3805120046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65" office:value-type="float">
            <text:p>253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04" office:value-type="float">
            <text:p>3805120046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66" office:value-type="float">
            <text:p>253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05" office:value-type="float">
            <text:p>3805120046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67" office:value-type="float">
            <text:p>253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06" office:value-type="float">
            <text:p>3805120046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68" office:value-type="float">
            <text:p>253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07" office:value-type="float">
            <text:p>3805120046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69" office:value-type="float">
            <text:p>253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08" office:value-type="float">
            <text:p>3805120046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70" office:value-type="float">
            <text:p>253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09" office:value-type="float">
            <text:p>3805120046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71" office:value-type="float">
            <text:p>253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10" office:value-type="float">
            <text:p>3805120046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72" office:value-type="float">
            <text:p>253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11" office:value-type="float">
            <text:p>3805120046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73" office:value-type="float">
            <text:p>253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12" office:value-type="float">
            <text:p>3805120046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74" office:value-type="float">
            <text:p>253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13" office:value-type="float">
            <text:p>3805120046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75" office:value-type="float">
            <text:p>253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14" office:value-type="float">
            <text:p>3805120046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76" office:value-type="float">
            <text:p>253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15" office:value-type="float">
            <text:p>3805120046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77" office:value-type="float">
            <text:p>253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16" office:value-type="float">
            <text:p>3805120046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78" office:value-type="float">
            <text:p>253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17" office:value-type="float">
            <text:p>3805120046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79" office:value-type="float">
            <text:p>253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18" office:value-type="float">
            <text:p>3805120046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80" office:value-type="float">
            <text:p>253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19" office:value-type="float">
            <text:p>3805120046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81" office:value-type="float">
            <text:p>253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20" office:value-type="float">
            <text:p>3805120046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82" office:value-type="float">
            <text:p>253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21" office:value-type="float">
            <text:p>3805120046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83" office:value-type="float">
            <text:p>253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22" office:value-type="float">
            <text:p>3805120046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84" office:value-type="float">
            <text:p>253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23" office:value-type="float">
            <text:p>3805120046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85" office:value-type="float">
            <text:p>253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24" office:value-type="float">
            <text:p>3805120046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86" office:value-type="float">
            <text:p>253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25" office:value-type="float">
            <text:p>3805120046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87" office:value-type="float">
            <text:p>253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26" office:value-type="float">
            <text:p>3805120046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88" office:value-type="float">
            <text:p>253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27" office:value-type="float">
            <text:p>3805120046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89" office:value-type="float">
            <text:p>253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28" office:value-type="float">
            <text:p>3805120046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90" office:value-type="float">
            <text:p>253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29" office:value-type="float">
            <text:p>3805120046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91" office:value-type="float">
            <text:p>253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30" office:value-type="float">
            <text:p>3805120046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92" office:value-type="float">
            <text:p>253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31" office:value-type="float">
            <text:p>3805120046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93" office:value-type="float">
            <text:p>253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32" office:value-type="float">
            <text:p>3805120046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94" office:value-type="float">
            <text:p>253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33" office:value-type="float">
            <text:p>3805120046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95" office:value-type="float">
            <text:p>253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34" office:value-type="float">
            <text:p>3805120046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96" office:value-type="float">
            <text:p>253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35" office:value-type="float">
            <text:p>3805120046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97" office:value-type="float">
            <text:p>253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36" office:value-type="float">
            <text:p>3805120046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98" office:value-type="float">
            <text:p>253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37" office:value-type="float">
            <text:p>3805120046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399" office:value-type="float">
            <text:p>253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38" office:value-type="float">
            <text:p>3805120046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00" office:value-type="float">
            <text:p>254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39" office:value-type="float">
            <text:p>3805120046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01" office:value-type="float">
            <text:p>254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40" office:value-type="float">
            <text:p>3805120046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02" office:value-type="float">
            <text:p>254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41" office:value-type="float">
            <text:p>3805120046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03" office:value-type="float">
            <text:p>254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42" office:value-type="float">
            <text:p>3805120046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04" office:value-type="float">
            <text:p>254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43" office:value-type="float">
            <text:p>3805120046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05" office:value-type="float">
            <text:p>254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44" office:value-type="float">
            <text:p>3805120046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06" office:value-type="float">
            <text:p>254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45" office:value-type="float">
            <text:p>3805120046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07" office:value-type="float">
            <text:p>254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46" office:value-type="float">
            <text:p>3805120046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08" office:value-type="float">
            <text:p>254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47" office:value-type="float">
            <text:p>3805120046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09" office:value-type="float">
            <text:p>254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48" office:value-type="float">
            <text:p>3805120046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10" office:value-type="float">
            <text:p>254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49" office:value-type="float">
            <text:p>3805120046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11" office:value-type="float">
            <text:p>254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50" office:value-type="float">
            <text:p>3805120046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12" office:value-type="float">
            <text:p>254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51" office:value-type="float">
            <text:p>3805120046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13" office:value-type="float">
            <text:p>254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52" office:value-type="float">
            <text:p>3805120046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14" office:value-type="float">
            <text:p>254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601053" office:value-type="float">
            <text:p>3805120046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15" office:value-type="float">
            <text:p>254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01" office:value-type="float">
            <text:p>380512004701001</text:p>
          </table:table-cell>
          <table:table-cell ns41:value-type="string" table:style-name="TL Metadata" office:value-type="string">
            <text:p>380512004701001* <text:s/>Hieronder begrepen de fabrijkanten van katoen, hennip, vlas, wol en zijde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16" office:value-type="float">
            <text:p>254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02" office:value-type="float">
            <text:p>3805120047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17" office:value-type="float">
            <text:p>254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03" office:value-type="float">
            <text:p>3805120047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18" office:value-type="float">
            <text:p>254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04" office:value-type="float">
            <text:p>3805120047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19" office:value-type="float">
            <text:p>254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05" office:value-type="float">
            <text:p>3805120047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20" office:value-type="float">
            <text:p>254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06" office:value-type="float">
            <text:p>3805120047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21" office:value-type="float">
            <text:p>254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07" office:value-type="float">
            <text:p>3805120047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22" office:value-type="float">
            <text:p>254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08" office:value-type="float">
            <text:p>3805120047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23" office:value-type="float">
            <text:p>254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09" office:value-type="float">
            <text:p>3805120047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24" office:value-type="float">
            <text:p>254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10" office:value-type="float">
            <text:p>3805120047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25" office:value-type="float">
            <text:p>254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11" office:value-type="float">
            <text:p>3805120047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26" office:value-type="float">
            <text:p>254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12" office:value-type="float">
            <text:p>3805120047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27" office:value-type="float">
            <text:p>254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13" office:value-type="float">
            <text:p>3805120047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28" office:value-type="float">
            <text:p>254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14" office:value-type="float">
            <text:p>3805120047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29" office:value-type="float">
            <text:p>254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15" office:value-type="float">
            <text:p>3805120047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30" office:value-type="float">
            <text:p>254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16" office:value-type="float">
            <text:p>3805120047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31" office:value-type="float">
            <text:p>254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17" office:value-type="float">
            <text:p>3805120047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32" office:value-type="float">
            <text:p>254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18" office:value-type="float">
            <text:p>3805120047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33" office:value-type="float">
            <text:p>254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19" office:value-type="float">
            <text:p>3805120047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34" office:value-type="float">
            <text:p>254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20" office:value-type="float">
            <text:p>3805120047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35" office:value-type="float">
            <text:p>254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21" office:value-type="float">
            <text:p>3805120047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36" office:value-type="float">
            <text:p>254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22" office:value-type="float">
            <text:p>3805120047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37" office:value-type="float">
            <text:p>254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23" office:value-type="float">
            <text:p>3805120047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38" office:value-type="float">
            <text:p>254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24" office:value-type="float">
            <text:p>380512004701024</text:p>
          </table:table-cell>
          <table:table-cell ns41:value-type="string" table:style-name="TL Metadata" office:value-type="string">
            <text:p>3805120047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39" office:value-type="float">
            <text:p>254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25" office:value-type="float">
            <text:p>3805120047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40" office:value-type="float">
            <text:p>254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26" office:value-type="float">
            <text:p>380512004701026</text:p>
          </table:table-cell>
          <table:table-cell ns41:value-type="string" table:style-name="TL Metadata" office:value-type="string">
            <text:p>3805120047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41" office:value-type="float">
            <text:p>254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27" office:value-type="float">
            <text:p>3805120047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42" office:value-type="float">
            <text:p>254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28" office:value-type="float">
            <text:p>3805120047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43" office:value-type="float">
            <text:p>254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29" office:value-type="float">
            <text:p>3805120047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44" office:value-type="float">
            <text:p>254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30" office:value-type="float">
            <text:p>3805120047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45" office:value-type="float">
            <text:p>254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31" office:value-type="float">
            <text:p>3805120047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46" office:value-type="float">
            <text:p>254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32" office:value-type="float">
            <text:p>3805120047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47" office:value-type="float">
            <text:p>254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33" office:value-type="float">
            <text:p>3805120047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48" office:value-type="float">
            <text:p>254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34" office:value-type="float">
            <text:p>3805120047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49" office:value-type="float">
            <text:p>2544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35" office:value-type="float">
            <text:p>3805120047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50" office:value-type="float">
            <text:p>2545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36" office:value-type="float">
            <text:p>3805120047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51" office:value-type="float">
            <text:p>2545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37" office:value-type="float">
            <text:p>3805120047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52" office:value-type="float">
            <text:p>2545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38" office:value-type="float">
            <text:p>3805120047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53" office:value-type="float">
            <text:p>2545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39" office:value-type="float">
            <text:p>3805120047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54" office:value-type="float">
            <text:p>2545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40" office:value-type="float">
            <text:p>3805120047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55" office:value-type="float">
            <text:p>2545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41" office:value-type="float">
            <text:p>3805120047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56" office:value-type="float">
            <text:p>2545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42" office:value-type="float">
            <text:p>3805120047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57" office:value-type="float">
            <text:p>2545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43" office:value-type="float">
            <text:p>3805120047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58" office:value-type="float">
            <text:p>2545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44" office:value-type="float">
            <text:p>3805120047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59" office:value-type="float">
            <text:p>2545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45" office:value-type="float">
            <text:p>3805120047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60" office:value-type="float">
            <text:p>2546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46" office:value-type="float">
            <text:p>3805120047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61" office:value-type="float">
            <text:p>254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47" office:value-type="float">
            <text:p>3805120047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62" office:value-type="float">
            <text:p>254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48" office:value-type="float">
            <text:p>3805120047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63" office:value-type="float">
            <text:p>254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49" office:value-type="float">
            <text:p>3805120047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64" office:value-type="float">
            <text:p>254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2004701050" office:value-type="float">
            <text:p>3805120047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65" office:value-type="float">
            <text:p>254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01" office:value-type="float">
            <text:p>380513004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66" office:value-type="float">
            <text:p>254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02" office:value-type="float">
            <text:p>3805130048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67" office:value-type="float">
            <text:p>254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03" office:value-type="float">
            <text:p>3805130048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68" office:value-type="float">
            <text:p>254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04" office:value-type="float">
            <text:p>3805130048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69" office:value-type="float">
            <text:p>254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05" office:value-type="float">
            <text:p>3805130048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70" office:value-type="float">
            <text:p>254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06" office:value-type="float">
            <text:p>3805130048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71" office:value-type="float">
            <text:p>254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07" office:value-type="float">
            <text:p>3805130048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72" office:value-type="float">
            <text:p>254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08" office:value-type="float">
            <text:p>3805130048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73" office:value-type="float">
            <text:p>254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09" office:value-type="float">
            <text:p>3805130048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74" office:value-type="float">
            <text:p>254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10" office:value-type="float">
            <text:p>3805130048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75" office:value-type="float">
            <text:p>254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11" office:value-type="float">
            <text:p>3805130048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76" office:value-type="float">
            <text:p>254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12" office:value-type="float">
            <text:p>3805130048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77" office:value-type="float">
            <text:p>254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13" office:value-type="float">
            <text:p>3805130048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78" office:value-type="float">
            <text:p>254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14" office:value-type="float">
            <text:p>3805130048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79" office:value-type="float">
            <text:p>254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15" office:value-type="float">
            <text:p>3805130048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80" office:value-type="float">
            <text:p>254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16" office:value-type="float">
            <text:p>3805130048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81" office:value-type="float">
            <text:p>254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17" office:value-type="float">
            <text:p>3805130048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82" office:value-type="float">
            <text:p>254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18" office:value-type="float">
            <text:p>3805130048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83" office:value-type="float">
            <text:p>254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19" office:value-type="float">
            <text:p>3805130048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84" office:value-type="float">
            <text:p>254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20" office:value-type="float">
            <text:p>3805130048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85" office:value-type="float">
            <text:p>254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21" office:value-type="float">
            <text:p>3805130048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86" office:value-type="float">
            <text:p>254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22" office:value-type="float">
            <text:p>3805130048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87" office:value-type="float">
            <text:p>254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23" office:value-type="float">
            <text:p>3805130048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88" office:value-type="float">
            <text:p>254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24" office:value-type="float">
            <text:p>3805130048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89" office:value-type="float">
            <text:p>254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25" office:value-type="float">
            <text:p>3805130048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90" office:value-type="float">
            <text:p>254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26" office:value-type="float">
            <text:p>3805130048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91" office:value-type="float">
            <text:p>254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27" office:value-type="float">
            <text:p>3805130048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92" office:value-type="float">
            <text:p>254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28" office:value-type="float">
            <text:p>3805130048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93" office:value-type="float">
            <text:p>254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29" office:value-type="float">
            <text:p>3805130048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94" office:value-type="float">
            <text:p>254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30" office:value-type="float">
            <text:p>3805130048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95" office:value-type="float">
            <text:p>254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31" office:value-type="float">
            <text:p>3805130048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96" office:value-type="float">
            <text:p>254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32" office:value-type="float">
            <text:p>3805130048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97" office:value-type="float">
            <text:p>254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33" office:value-type="float">
            <text:p>3805130048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98" office:value-type="float">
            <text:p>254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34" office:value-type="float">
            <text:p>3805130048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499" office:value-type="float">
            <text:p>254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35" office:value-type="float">
            <text:p>3805130048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00" office:value-type="float">
            <text:p>255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36" office:value-type="float">
            <text:p>3805130048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01" office:value-type="float">
            <text:p>255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37" office:value-type="float">
            <text:p>3805130048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02" office:value-type="float">
            <text:p>255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38" office:value-type="float">
            <text:p>3805130048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03" office:value-type="float">
            <text:p>255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39" office:value-type="float">
            <text:p>3805130048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04" office:value-type="float">
            <text:p>255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40" office:value-type="float">
            <text:p>3805130048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05" office:value-type="float">
            <text:p>255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41" office:value-type="float">
            <text:p>3805130048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06" office:value-type="float">
            <text:p>255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42" office:value-type="float">
            <text:p>3805130048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07" office:value-type="float">
            <text:p>255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43" office:value-type="float">
            <text:p>3805130048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08" office:value-type="float">
            <text:p>255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44" office:value-type="float">
            <text:p>3805130048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09" office:value-type="float">
            <text:p>255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45" office:value-type="float">
            <text:p>3805130048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10" office:value-type="float">
            <text:p>255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46" office:value-type="float">
            <text:p>3805130048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11" office:value-type="float">
            <text:p>255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47" office:value-type="float">
            <text:p>3805130048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12" office:value-type="float">
            <text:p>255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48" office:value-type="float">
            <text:p>3805130048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13" office:value-type="float">
            <text:p>255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49" office:value-type="float">
            <text:p>3805130048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14" office:value-type="float">
            <text:p>255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50" office:value-type="float">
            <text:p>3805130048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15" office:value-type="float">
            <text:p>255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51" office:value-type="float">
            <text:p>3805130048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16" office:value-type="float">
            <text:p>255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801052" office:value-type="float">
            <text:p>3805130048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17" office:value-type="float">
            <text:p>255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01" office:value-type="float">
            <text:p>3805130049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18" office:value-type="float">
            <text:p>255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02" office:value-type="float">
            <text:p>3805130049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19" office:value-type="float">
            <text:p>255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03" office:value-type="float">
            <text:p>3805130049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20" office:value-type="float">
            <text:p>255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04" office:value-type="float">
            <text:p>3805130049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21" office:value-type="float">
            <text:p>255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05" office:value-type="float">
            <text:p>3805130049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22" office:value-type="float">
            <text:p>255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06" office:value-type="float">
            <text:p>3805130049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23" office:value-type="float">
            <text:p>255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07" office:value-type="float">
            <text:p>3805130049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24" office:value-type="float">
            <text:p>255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08" office:value-type="float">
            <text:p>3805130049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25" office:value-type="float">
            <text:p>255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09" office:value-type="float">
            <text:p>3805130049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26" office:value-type="float">
            <text:p>255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10" office:value-type="float">
            <text:p>3805130049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27" office:value-type="float">
            <text:p>255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11" office:value-type="float">
            <text:p>3805130049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28" office:value-type="float">
            <text:p>255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12" office:value-type="float">
            <text:p>3805130049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29" office:value-type="float">
            <text:p>255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13" office:value-type="float">
            <text:p>3805130049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30" office:value-type="float">
            <text:p>255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14" office:value-type="float">
            <text:p>3805130049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31" office:value-type="float">
            <text:p>255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15" office:value-type="float">
            <text:p>3805130049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32" office:value-type="float">
            <text:p>255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16" office:value-type="float">
            <text:p>3805130049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33" office:value-type="float">
            <text:p>255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17" office:value-type="float">
            <text:p>3805130049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34" office:value-type="float">
            <text:p>255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18" office:value-type="float">
            <text:p>3805130049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35" office:value-type="float">
            <text:p>255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19" office:value-type="float">
            <text:p>3805130049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36" office:value-type="float">
            <text:p>255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20" office:value-type="float">
            <text:p>3805130049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37" office:value-type="float">
            <text:p>255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21" office:value-type="float">
            <text:p>3805130049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38" office:value-type="float">
            <text:p>255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22" office:value-type="float">
            <text:p>3805130049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39" office:value-type="float">
            <text:p>255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23" office:value-type="float">
            <text:p>3805130049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40" office:value-type="float">
            <text:p>255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24" office:value-type="float">
            <text:p>3805130049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41" office:value-type="float">
            <text:p>255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25" office:value-type="float">
            <text:p>3805130049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42" office:value-type="float">
            <text:p>255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26" office:value-type="float">
            <text:p>3805130049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43" office:value-type="float">
            <text:p>255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27" office:value-type="float">
            <text:p>3805130049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44" office:value-type="float">
            <text:p>255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28" office:value-type="float">
            <text:p>3805130049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45" office:value-type="float">
            <text:p>255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29" office:value-type="float">
            <text:p>3805130049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46" office:value-type="float">
            <text:p>255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30" office:value-type="float">
            <text:p>3805130049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47" office:value-type="float">
            <text:p>255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31" office:value-type="float">
            <text:p>3805130049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48" office:value-type="float">
            <text:p>255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32" office:value-type="float">
            <text:p>3805130049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49" office:value-type="float">
            <text:p>2554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33" office:value-type="float">
            <text:p>3805130049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50" office:value-type="float">
            <text:p>2555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34" office:value-type="float">
            <text:p>3805130049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51" office:value-type="float">
            <text:p>2555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35" office:value-type="float">
            <text:p>3805130049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52" office:value-type="float">
            <text:p>2555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36" office:value-type="float">
            <text:p>3805130049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53" office:value-type="float">
            <text:p>2555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37" office:value-type="float">
            <text:p>3805130049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54" office:value-type="float">
            <text:p>2555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3004901038" office:value-type="float">
            <text:p>3805130049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55" office:value-type="float">
            <text:p>2555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01" office:value-type="float">
            <text:p>380514005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56" office:value-type="float">
            <text:p>2555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02" office:value-type="float">
            <text:p>3805140050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57" office:value-type="float">
            <text:p>2555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03" office:value-type="float">
            <text:p>3805140050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58" office:value-type="float">
            <text:p>2555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04" office:value-type="float">
            <text:p>3805140050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59" office:value-type="float">
            <text:p>2555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05" office:value-type="float">
            <text:p>3805140050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60" office:value-type="float">
            <text:p>2556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06" office:value-type="float">
            <text:p>3805140050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61" office:value-type="float">
            <text:p>255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07" office:value-type="float">
            <text:p>3805140050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62" office:value-type="float">
            <text:p>255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08" office:value-type="float">
            <text:p>3805140050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63" office:value-type="float">
            <text:p>255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09" office:value-type="float">
            <text:p>3805140050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64" office:value-type="float">
            <text:p>255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10" office:value-type="float">
            <text:p>3805140050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65" office:value-type="float">
            <text:p>255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11" office:value-type="float">
            <text:p>3805140050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66" office:value-type="float">
            <text:p>255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12" office:value-type="float">
            <text:p>3805140050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67" office:value-type="float">
            <text:p>255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13" office:value-type="float">
            <text:p>3805140050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68" office:value-type="float">
            <text:p>255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14" office:value-type="float">
            <text:p>3805140050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69" office:value-type="float">
            <text:p>255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15" office:value-type="float">
            <text:p>3805140050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70" office:value-type="float">
            <text:p>255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16" office:value-type="float">
            <text:p>3805140050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71" office:value-type="float">
            <text:p>255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17" office:value-type="float">
            <text:p>3805140050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72" office:value-type="float">
            <text:p>255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18" office:value-type="float">
            <text:p>3805140050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73" office:value-type="float">
            <text:p>255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19" office:value-type="float">
            <text:p>3805140050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74" office:value-type="float">
            <text:p>255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20" office:value-type="float">
            <text:p>3805140050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75" office:value-type="float">
            <text:p>255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21" office:value-type="float">
            <text:p>3805140050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76" office:value-type="float">
            <text:p>255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22" office:value-type="float">
            <text:p>3805140050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77" office:value-type="float">
            <text:p>255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23" office:value-type="float">
            <text:p>3805140050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78" office:value-type="float">
            <text:p>255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24" office:value-type="float">
            <text:p>3805140050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79" office:value-type="float">
            <text:p>255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25" office:value-type="float">
            <text:p>3805140050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80" office:value-type="float">
            <text:p>255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26" office:value-type="float">
            <text:p>3805140050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81" office:value-type="float">
            <text:p>255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27" office:value-type="float">
            <text:p>3805140050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82" office:value-type="float">
            <text:p>255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28" office:value-type="float">
            <text:p>3805140050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83" office:value-type="float">
            <text:p>255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29" office:value-type="float">
            <text:p>3805140050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84" office:value-type="float">
            <text:p>255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30" office:value-type="float">
            <text:p>3805140050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85" office:value-type="float">
            <text:p>255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31" office:value-type="float">
            <text:p>3805140050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86" office:value-type="float">
            <text:p>255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32" office:value-type="float">
            <text:p>3805140050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87" office:value-type="float">
            <text:p>255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33" office:value-type="float">
            <text:p>3805140050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88" office:value-type="float">
            <text:p>255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34" office:value-type="float">
            <text:p>3805140050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89" office:value-type="float">
            <text:p>255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35" office:value-type="float">
            <text:p>3805140050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90" office:value-type="float">
            <text:p>255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36" office:value-type="float">
            <text:p>3805140050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91" office:value-type="float">
            <text:p>255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37" office:value-type="float">
            <text:p>3805140050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92" office:value-type="float">
            <text:p>255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38" office:value-type="float">
            <text:p>3805140050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93" office:value-type="float">
            <text:p>255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39" office:value-type="float">
            <text:p>3805140050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94" office:value-type="float">
            <text:p>255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40" office:value-type="float">
            <text:p>3805140050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95" office:value-type="float">
            <text:p>255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41" office:value-type="float">
            <text:p>3805140050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96" office:value-type="float">
            <text:p>255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42" office:value-type="float">
            <text:p>3805140050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97" office:value-type="float">
            <text:p>255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43" office:value-type="float">
            <text:p>3805140050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98" office:value-type="float">
            <text:p>255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44" office:value-type="float">
            <text:p>3805140050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599" office:value-type="float">
            <text:p>255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45" office:value-type="float">
            <text:p>3805140050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00" office:value-type="float">
            <text:p>256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46" office:value-type="float">
            <text:p>3805140050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01" office:value-type="float">
            <text:p>256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47" office:value-type="float">
            <text:p>3805140050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02" office:value-type="float">
            <text:p>256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48" office:value-type="float">
            <text:p>3805140050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03" office:value-type="float">
            <text:p>256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49" office:value-type="float">
            <text:p>380514005001049</text:p>
          </table:table-cell>
          <table:table-cell ns41:value-type="string" table:style-name="TL Metadata" office:value-type="string">
            <text:p>3805140050010491 <text:s/>Hieronder eene waarvan de ouderdom onbekend is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04" office:value-type="float">
            <text:p>256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50" office:value-type="float">
            <text:p>3805140050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05" office:value-type="float">
            <text:p>256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51" office:value-type="float">
            <text:p>3805140050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06" office:value-type="float">
            <text:p>256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52" office:value-type="float">
            <text:p>3805140050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07" office:value-type="float">
            <text:p>256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001053" office:value-type="float">
            <text:p>3805140050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08" office:value-type="float">
            <text:p>256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01" office:value-type="float">
            <text:p>3805140051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09" office:value-type="float">
            <text:p>256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02" office:value-type="float">
            <text:p>3805140051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10" office:value-type="float">
            <text:p>256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03" office:value-type="float">
            <text:p>3805140051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11" office:value-type="float">
            <text:p>256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04" office:value-type="float">
            <text:p>3805140051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12" office:value-type="float">
            <text:p>256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05" office:value-type="float">
            <text:p>3805140051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13" office:value-type="float">
            <text:p>256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06" office:value-type="float">
            <text:p>3805140051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14" office:value-type="float">
            <text:p>256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07" office:value-type="float">
            <text:p>3805140051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15" office:value-type="float">
            <text:p>256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08" office:value-type="float">
            <text:p>3805140051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16" office:value-type="float">
            <text:p>256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09" office:value-type="float">
            <text:p>3805140051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17" office:value-type="float">
            <text:p>256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10" office:value-type="float">
            <text:p>3805140051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18" office:value-type="float">
            <text:p>256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11" office:value-type="float">
            <text:p>3805140051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19" office:value-type="float">
            <text:p>256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12" office:value-type="float">
            <text:p>3805140051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20" office:value-type="float">
            <text:p>256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13" office:value-type="float">
            <text:p>3805140051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21" office:value-type="float">
            <text:p>256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14" office:value-type="float">
            <text:p>3805140051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22" office:value-type="float">
            <text:p>256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15" office:value-type="float">
            <text:p>3805140051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23" office:value-type="float">
            <text:p>256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16" office:value-type="float">
            <text:p>3805140051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24" office:value-type="float">
            <text:p>256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17" office:value-type="float">
            <text:p>3805140051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25" office:value-type="float">
            <text:p>256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18" office:value-type="float">
            <text:p>3805140051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26" office:value-type="float">
            <text:p>256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19" office:value-type="float">
            <text:p>3805140051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27" office:value-type="float">
            <text:p>256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20" office:value-type="float">
            <text:p>3805140051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28" office:value-type="float">
            <text:p>256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21" office:value-type="float">
            <text:p>3805140051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29" office:value-type="float">
            <text:p>256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22" office:value-type="float">
            <text:p>3805140051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30" office:value-type="float">
            <text:p>256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23" office:value-type="float">
            <text:p>3805140051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31" office:value-type="float">
            <text:p>256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24" office:value-type="float">
            <text:p>3805140051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32" office:value-type="float">
            <text:p>256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25" office:value-type="float">
            <text:p>3805140051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33" office:value-type="float">
            <text:p>256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26" office:value-type="float">
            <text:p>3805140051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34" office:value-type="float">
            <text:p>256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27" office:value-type="float">
            <text:p>3805140051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35" office:value-type="float">
            <text:p>256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28" office:value-type="float">
            <text:p>3805140051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36" office:value-type="float">
            <text:p>256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29" office:value-type="float">
            <text:p>3805140051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37" office:value-type="float">
            <text:p>256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30" office:value-type="float">
            <text:p>3805140051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38" office:value-type="float">
            <text:p>256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31" office:value-type="float">
            <text:p>3805140051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39" office:value-type="float">
            <text:p>256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32" office:value-type="float">
            <text:p>3805140051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40" office:value-type="float">
            <text:p>256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33" office:value-type="float">
            <text:p>3805140051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41" office:value-type="float">
            <text:p>256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34" office:value-type="float">
            <text:p>3805140051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42" office:value-type="float">
            <text:p>256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35" office:value-type="float">
            <text:p>3805140051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43" office:value-type="float">
            <text:p>256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36" office:value-type="float">
            <text:p>3805140051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44" office:value-type="float">
            <text:p>256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37" office:value-type="float">
            <text:p>3805140051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45" office:value-type="float">
            <text:p>256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38" office:value-type="float">
            <text:p>3805140051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46" office:value-type="float">
            <text:p>256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39" office:value-type="float">
            <text:p>3805140051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47" office:value-type="float">
            <text:p>256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40" office:value-type="float">
            <text:p>3805140051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48" office:value-type="float">
            <text:p>256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41" office:value-type="float">
            <text:p>3805140051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49" office:value-type="float">
            <text:p>2564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42" office:value-type="float">
            <text:p>3805140051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50" office:value-type="float">
            <text:p>2565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43" office:value-type="float">
            <text:p>3805140051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51" office:value-type="float">
            <text:p>2565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44" office:value-type="float">
            <text:p>3805140051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52" office:value-type="float">
            <text:p>2565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45" office:value-type="float">
            <text:p>3805140051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53" office:value-type="float">
            <text:p>2565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46" office:value-type="float">
            <text:p>3805140051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54" office:value-type="float">
            <text:p>2565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47" office:value-type="float">
            <text:p>3805140051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55" office:value-type="float">
            <text:p>2565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48" office:value-type="float">
            <text:p>3805140051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56" office:value-type="float">
            <text:p>2565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49" office:value-type="float">
            <text:p>3805140051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57" office:value-type="float">
            <text:p>2565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50" office:value-type="float">
            <text:p>3805140051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58" office:value-type="float">
            <text:p>2565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4005101051" office:value-type="float">
            <text:p>3805140051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59" office:value-type="float">
            <text:p>2565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01" office:value-type="float">
            <text:p>3805150052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60" office:value-type="float">
            <text:p>2566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02" office:value-type="float">
            <text:p>3805150052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61" office:value-type="float">
            <text:p>256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03" office:value-type="float">
            <text:p>3805150052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62" office:value-type="float">
            <text:p>256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04" office:value-type="float">
            <text:p>3805150052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63" office:value-type="float">
            <text:p>256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05" office:value-type="float">
            <text:p>3805150052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64" office:value-type="float">
            <text:p>256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06" office:value-type="float">
            <text:p>3805150052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65" office:value-type="float">
            <text:p>256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07" office:value-type="float">
            <text:p>3805150052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66" office:value-type="float">
            <text:p>256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08" office:value-type="float">
            <text:p>3805150052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67" office:value-type="float">
            <text:p>256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09" office:value-type="float">
            <text:p>3805150052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68" office:value-type="float">
            <text:p>256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10" office:value-type="float">
            <text:p>3805150052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69" office:value-type="float">
            <text:p>256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11" office:value-type="float">
            <text:p>3805150052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70" office:value-type="float">
            <text:p>256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12" office:value-type="float">
            <text:p>3805150052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71" office:value-type="float">
            <text:p>256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13" office:value-type="float">
            <text:p>3805150052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72" office:value-type="float">
            <text:p>256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14" office:value-type="float">
            <text:p>3805150052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73" office:value-type="float">
            <text:p>256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15" office:value-type="float">
            <text:p>3805150052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74" office:value-type="float">
            <text:p>256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16" office:value-type="float">
            <text:p>3805150052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75" office:value-type="float">
            <text:p>256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17" office:value-type="float">
            <text:p>3805150052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76" office:value-type="float">
            <text:p>256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18" office:value-type="float">
            <text:p>3805150052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77" office:value-type="float">
            <text:p>256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19" office:value-type="float">
            <text:p>3805150052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78" office:value-type="float">
            <text:p>256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20" office:value-type="float">
            <text:p>3805150052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79" office:value-type="float">
            <text:p>256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21" office:value-type="float">
            <text:p>3805150052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80" office:value-type="float">
            <text:p>256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22" office:value-type="float">
            <text:p>3805150052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81" office:value-type="float">
            <text:p>256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23" office:value-type="float">
            <text:p>3805150052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82" office:value-type="float">
            <text:p>256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24" office:value-type="float">
            <text:p>3805150052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83" office:value-type="float">
            <text:p>256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25" office:value-type="float">
            <text:p>3805150052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84" office:value-type="float">
            <text:p>256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26" office:value-type="float">
            <text:p>3805150052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85" office:value-type="float">
            <text:p>256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27" office:value-type="float">
            <text:p>3805150052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86" office:value-type="float">
            <text:p>256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28" office:value-type="float">
            <text:p>3805150052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87" office:value-type="float">
            <text:p>256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29" office:value-type="float">
            <text:p>3805150052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88" office:value-type="float">
            <text:p>256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30" office:value-type="float">
            <text:p>3805150052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89" office:value-type="float">
            <text:p>256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31" office:value-type="float">
            <text:p>3805150052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90" office:value-type="float">
            <text:p>256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32" office:value-type="float">
            <text:p>3805150052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91" office:value-type="float">
            <text:p>256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33" office:value-type="float">
            <text:p>3805150052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92" office:value-type="float">
            <text:p>256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34" office:value-type="float">
            <text:p>3805150052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93" office:value-type="float">
            <text:p>256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35" office:value-type="float">
            <text:p>3805150052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94" office:value-type="float">
            <text:p>256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36" office:value-type="float">
            <text:p>3805150052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95" office:value-type="float">
            <text:p>256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37" office:value-type="float">
            <text:p>3805150052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96" office:value-type="float">
            <text:p>256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38" office:value-type="float">
            <text:p>3805150052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97" office:value-type="float">
            <text:p>256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39" office:value-type="float">
            <text:p>3805150052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98" office:value-type="float">
            <text:p>256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40" office:value-type="float">
            <text:p>3805150052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699" office:value-type="float">
            <text:p>256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41" office:value-type="float">
            <text:p>3805150052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00" office:value-type="float">
            <text:p>257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42" office:value-type="float">
            <text:p>3805150052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01" office:value-type="float">
            <text:p>257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43" office:value-type="float">
            <text:p>3805150052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02" office:value-type="float">
            <text:p>257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44" office:value-type="float">
            <text:p>3805150052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03" office:value-type="float">
            <text:p>257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45" office:value-type="float">
            <text:p>3805150052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04" office:value-type="float">
            <text:p>257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46" office:value-type="float">
            <text:p>3805150052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05" office:value-type="float">
            <text:p>257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47" office:value-type="float">
            <text:p>3805150052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06" office:value-type="float">
            <text:p>257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48" office:value-type="float">
            <text:p>3805150052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07" office:value-type="float">
            <text:p>257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49" office:value-type="float">
            <text:p>3805150052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08" office:value-type="float">
            <text:p>257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50" office:value-type="float">
            <text:p>3805150052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09" office:value-type="float">
            <text:p>257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51" office:value-type="float">
            <text:p>3805150052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10" office:value-type="float">
            <text:p>257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52" office:value-type="float">
            <text:p>3805150052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11" office:value-type="float">
            <text:p>257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201053" office:value-type="float">
            <text:p>3805150052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12" office:value-type="float">
            <text:p>257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01" office:value-type="float">
            <text:p>380515005301001</text:p>
          </table:table-cell>
          <table:table-cell ns41:value-type="string" table:style-name="TL Metadata" office:value-type="string">
            <text:p>380515005301001* <text:s/>Hieronder begrepen de fabrijkanten van katoen, hennip, vlas, wol en zijde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13" office:value-type="float">
            <text:p>257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02" office:value-type="float">
            <text:p>3805150053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14" office:value-type="float">
            <text:p>257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03" office:value-type="float">
            <text:p>3805150053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15" office:value-type="float">
            <text:p>257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04" office:value-type="float">
            <text:p>3805150053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16" office:value-type="float">
            <text:p>257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05" office:value-type="float">
            <text:p>3805150053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17" office:value-type="float">
            <text:p>257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06" office:value-type="float">
            <text:p>3805150053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18" office:value-type="float">
            <text:p>257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07" office:value-type="float">
            <text:p>3805150053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19" office:value-type="float">
            <text:p>257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08" office:value-type="float">
            <text:p>3805150053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20" office:value-type="float">
            <text:p>257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09" office:value-type="float">
            <text:p>3805150053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21" office:value-type="float">
            <text:p>257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10" office:value-type="float">
            <text:p>3805150053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22" office:value-type="float">
            <text:p>257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11" office:value-type="float">
            <text:p>3805150053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23" office:value-type="float">
            <text:p>257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12" office:value-type="float">
            <text:p>3805150053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24" office:value-type="float">
            <text:p>257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13" office:value-type="float">
            <text:p>3805150053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25" office:value-type="float">
            <text:p>257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14" office:value-type="float">
            <text:p>3805150053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26" office:value-type="float">
            <text:p>257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15" office:value-type="float">
            <text:p>3805150053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27" office:value-type="float">
            <text:p>257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16" office:value-type="float">
            <text:p>3805150053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28" office:value-type="float">
            <text:p>257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17" office:value-type="float">
            <text:p>3805150053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29" office:value-type="float">
            <text:p>257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18" office:value-type="float">
            <text:p>3805150053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30" office:value-type="float">
            <text:p>257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19" office:value-type="float">
            <text:p>3805150053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31" office:value-type="float">
            <text:p>257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20" office:value-type="float">
            <text:p>3805150053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32" office:value-type="float">
            <text:p>257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21" office:value-type="float">
            <text:p>3805150053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33" office:value-type="float">
            <text:p>257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22" office:value-type="float">
            <text:p>3805150053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34" office:value-type="float">
            <text:p>257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23" office:value-type="float">
            <text:p>3805150053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35" office:value-type="float">
            <text:p>257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24" office:value-type="float">
            <text:p>380515005301024</text:p>
          </table:table-cell>
          <table:table-cell ns41:value-type="string" table:style-name="TL Metadata" office:value-type="string">
            <text:p>3805150053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36" office:value-type="float">
            <text:p>257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25" office:value-type="float">
            <text:p>3805150053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37" office:value-type="float">
            <text:p>257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26" office:value-type="float">
            <text:p>380515005301026</text:p>
          </table:table-cell>
          <table:table-cell ns41:value-type="string" table:style-name="TL Metadata" office:value-type="string">
            <text:p>3805150053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38" office:value-type="float">
            <text:p>257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27" office:value-type="float">
            <text:p>3805150053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39" office:value-type="float">
            <text:p>257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28" office:value-type="float">
            <text:p>3805150053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40" office:value-type="float">
            <text:p>257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29" office:value-type="float">
            <text:p>3805150053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41" office:value-type="float">
            <text:p>257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30" office:value-type="float">
            <text:p>3805150053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42" office:value-type="float">
            <text:p>257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31" office:value-type="float">
            <text:p>3805150053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43" office:value-type="float">
            <text:p>257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32" office:value-type="float">
            <text:p>3805150053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44" office:value-type="float">
            <text:p>257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33" office:value-type="float">
            <text:p>3805150053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45" office:value-type="float">
            <text:p>257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34" office:value-type="float">
            <text:p>3805150053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46" office:value-type="float">
            <text:p>257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35" office:value-type="float">
            <text:p>3805150053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47" office:value-type="float">
            <text:p>257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36" office:value-type="float">
            <text:p>3805150053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48" office:value-type="float">
            <text:p>257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37" office:value-type="float">
            <text:p>3805150053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49" office:value-type="float">
            <text:p>2574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38" office:value-type="float">
            <text:p>3805150053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50" office:value-type="float">
            <text:p>2575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39" office:value-type="float">
            <text:p>3805150053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51" office:value-type="float">
            <text:p>2575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40" office:value-type="float">
            <text:p>3805150053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52" office:value-type="float">
            <text:p>2575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41" office:value-type="float">
            <text:p>3805150053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53" office:value-type="float">
            <text:p>2575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42" office:value-type="float">
            <text:p>3805150053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54" office:value-type="float">
            <text:p>2575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43" office:value-type="float">
            <text:p>3805150053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55" office:value-type="float">
            <text:p>2575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44" office:value-type="float">
            <text:p>3805150053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56" office:value-type="float">
            <text:p>2575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45" office:value-type="float">
            <text:p>3805150053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57" office:value-type="float">
            <text:p>2575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46" office:value-type="float">
            <text:p>3805150053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58" office:value-type="float">
            <text:p>2575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47" office:value-type="float">
            <text:p>3805150053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59" office:value-type="float">
            <text:p>2575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48" office:value-type="float">
            <text:p>3805150053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60" office:value-type="float">
            <text:p>2576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49" office:value-type="float">
            <text:p>3805150053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61" office:value-type="float">
            <text:p>257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5005301050" office:value-type="float">
            <text:p>3805150053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62" office:value-type="float">
            <text:p>257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01" office:value-type="float">
            <text:p>3805160054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63" office:value-type="float">
            <text:p>257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02" office:value-type="float">
            <text:p>3805160054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64" office:value-type="float">
            <text:p>257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03" office:value-type="float">
            <text:p>3805160054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65" office:value-type="float">
            <text:p>257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04" office:value-type="float">
            <text:p>3805160054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66" office:value-type="float">
            <text:p>257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05" office:value-type="float">
            <text:p>3805160054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67" office:value-type="float">
            <text:p>257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06" office:value-type="float">
            <text:p>3805160054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68" office:value-type="float">
            <text:p>257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07" office:value-type="float">
            <text:p>3805160054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69" office:value-type="float">
            <text:p>257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08" office:value-type="float">
            <text:p>3805160054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70" office:value-type="float">
            <text:p>257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09" office:value-type="float">
            <text:p>3805160054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71" office:value-type="float">
            <text:p>257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10" office:value-type="float">
            <text:p>3805160054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72" office:value-type="float">
            <text:p>257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11" office:value-type="float">
            <text:p>3805160054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73" office:value-type="float">
            <text:p>257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12" office:value-type="float">
            <text:p>3805160054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74" office:value-type="float">
            <text:p>257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13" office:value-type="float">
            <text:p>3805160054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75" office:value-type="float">
            <text:p>257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14" office:value-type="float">
            <text:p>3805160054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76" office:value-type="float">
            <text:p>257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15" office:value-type="float">
            <text:p>3805160054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77" office:value-type="float">
            <text:p>257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16" office:value-type="float">
            <text:p>3805160054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78" office:value-type="float">
            <text:p>257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17" office:value-type="float">
            <text:p>3805160054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79" office:value-type="float">
            <text:p>257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18" office:value-type="float">
            <text:p>3805160054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80" office:value-type="float">
            <text:p>257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19" office:value-type="float">
            <text:p>3805160054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81" office:value-type="float">
            <text:p>257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20" office:value-type="float">
            <text:p>3805160054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82" office:value-type="float">
            <text:p>257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21" office:value-type="float">
            <text:p>3805160054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83" office:value-type="float">
            <text:p>257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22" office:value-type="float">
            <text:p>3805160054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84" office:value-type="float">
            <text:p>257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23" office:value-type="float">
            <text:p>3805160054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85" office:value-type="float">
            <text:p>257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24" office:value-type="float">
            <text:p>3805160054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86" office:value-type="float">
            <text:p>257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25" office:value-type="float">
            <text:p>3805160054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87" office:value-type="float">
            <text:p>257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26" office:value-type="float">
            <text:p>3805160054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88" office:value-type="float">
            <text:p>257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27" office:value-type="float">
            <text:p>3805160054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89" office:value-type="float">
            <text:p>257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28" office:value-type="float">
            <text:p>3805160054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90" office:value-type="float">
            <text:p>257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29" office:value-type="float">
            <text:p>3805160054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91" office:value-type="float">
            <text:p>257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30" office:value-type="float">
            <text:p>3805160054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92" office:value-type="float">
            <text:p>257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31" office:value-type="float">
            <text:p>3805160054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93" office:value-type="float">
            <text:p>257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32" office:value-type="float">
            <text:p>3805160054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94" office:value-type="float">
            <text:p>257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33" office:value-type="float">
            <text:p>3805160054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95" office:value-type="float">
            <text:p>257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34" office:value-type="float">
            <text:p>3805160054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96" office:value-type="float">
            <text:p>257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35" office:value-type="float">
            <text:p>3805160054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97" office:value-type="float">
            <text:p>257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36" office:value-type="float">
            <text:p>3805160054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98" office:value-type="float">
            <text:p>257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37" office:value-type="float">
            <text:p>3805160054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799" office:value-type="float">
            <text:p>257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38" office:value-type="float">
            <text:p>3805160054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00" office:value-type="float">
            <text:p>258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39" office:value-type="float">
            <text:p>3805160054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01" office:value-type="float">
            <text:p>258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40" office:value-type="float">
            <text:p>3805160054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02" office:value-type="float">
            <text:p>258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41" office:value-type="float">
            <text:p>3805160054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03" office:value-type="float">
            <text:p>258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42" office:value-type="float">
            <text:p>3805160054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04" office:value-type="float">
            <text:p>258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43" office:value-type="float">
            <text:p>3805160054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05" office:value-type="float">
            <text:p>258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44" office:value-type="float">
            <text:p>3805160054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06" office:value-type="float">
            <text:p>258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45" office:value-type="float">
            <text:p>3805160054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07" office:value-type="float">
            <text:p>258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46" office:value-type="float">
            <text:p>3805160054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08" office:value-type="float">
            <text:p>258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47" office:value-type="float">
            <text:p>3805160054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09" office:value-type="float">
            <text:p>258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48" office:value-type="float">
            <text:p>3805160054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10" office:value-type="float">
            <text:p>258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49" office:value-type="float">
            <text:p>3805160054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11" office:value-type="float">
            <text:p>258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50" office:value-type="float">
            <text:p>3805160054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12" office:value-type="float">
            <text:p>258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51" office:value-type="float">
            <text:p>3805160054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13" office:value-type="float">
            <text:p>258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401052" office:value-type="float">
            <text:p>3805160054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14" office:value-type="float">
            <text:p>258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01" office:value-type="float">
            <text:p>3805160055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15" office:value-type="float">
            <text:p>258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02" office:value-type="float">
            <text:p>3805160055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16" office:value-type="float">
            <text:p>258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03" office:value-type="float">
            <text:p>3805160055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17" office:value-type="float">
            <text:p>258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04" office:value-type="float">
            <text:p>3805160055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18" office:value-type="float">
            <text:p>258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05" office:value-type="float">
            <text:p>3805160055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19" office:value-type="float">
            <text:p>258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06" office:value-type="float">
            <text:p>3805160055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20" office:value-type="float">
            <text:p>258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07" office:value-type="float">
            <text:p>3805160055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21" office:value-type="float">
            <text:p>258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08" office:value-type="float">
            <text:p>3805160055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22" office:value-type="float">
            <text:p>258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09" office:value-type="float">
            <text:p>3805160055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23" office:value-type="float">
            <text:p>258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10" office:value-type="float">
            <text:p>3805160055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24" office:value-type="float">
            <text:p>258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11" office:value-type="float">
            <text:p>3805160055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25" office:value-type="float">
            <text:p>258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12" office:value-type="float">
            <text:p>3805160055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26" office:value-type="float">
            <text:p>258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13" office:value-type="float">
            <text:p>3805160055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27" office:value-type="float">
            <text:p>258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14" office:value-type="float">
            <text:p>3805160055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28" office:value-type="float">
            <text:p>258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15" office:value-type="float">
            <text:p>3805160055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29" office:value-type="float">
            <text:p>258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16" office:value-type="float">
            <text:p>3805160055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30" office:value-type="float">
            <text:p>258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17" office:value-type="float">
            <text:p>3805160055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31" office:value-type="float">
            <text:p>258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18" office:value-type="float">
            <text:p>3805160055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32" office:value-type="float">
            <text:p>258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19" office:value-type="float">
            <text:p>3805160055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33" office:value-type="float">
            <text:p>258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20" office:value-type="float">
            <text:p>3805160055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34" office:value-type="float">
            <text:p>258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21" office:value-type="float">
            <text:p>3805160055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35" office:value-type="float">
            <text:p>258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22" office:value-type="float">
            <text:p>3805160055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36" office:value-type="float">
            <text:p>258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23" office:value-type="float">
            <text:p>3805160055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37" office:value-type="float">
            <text:p>258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24" office:value-type="float">
            <text:p>3805160055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38" office:value-type="float">
            <text:p>258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25" office:value-type="float">
            <text:p>3805160055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39" office:value-type="float">
            <text:p>258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26" office:value-type="float">
            <text:p>3805160055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40" office:value-type="float">
            <text:p>258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27" office:value-type="float">
            <text:p>3805160055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41" office:value-type="float">
            <text:p>258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28" office:value-type="float">
            <text:p>3805160055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42" office:value-type="float">
            <text:p>258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29" office:value-type="float">
            <text:p>3805160055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43" office:value-type="float">
            <text:p>258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30" office:value-type="float">
            <text:p>3805160055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44" office:value-type="float">
            <text:p>258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31" office:value-type="float">
            <text:p>3805160055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45" office:value-type="float">
            <text:p>258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32" office:value-type="float">
            <text:p>3805160055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46" office:value-type="float">
            <text:p>258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33" office:value-type="float">
            <text:p>3805160055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47" office:value-type="float">
            <text:p>258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34" office:value-type="float">
            <text:p>3805160055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48" office:value-type="float">
            <text:p>258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35" office:value-type="float">
            <text:p>3805160055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49" office:value-type="float">
            <text:p>2584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36" office:value-type="float">
            <text:p>3805160055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50" office:value-type="float">
            <text:p>2585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37" office:value-type="float">
            <text:p>3805160055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51" office:value-type="float">
            <text:p>2585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6005501038" office:value-type="float">
            <text:p>3805160055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52" office:value-type="float">
            <text:p>2585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01" office:value-type="float">
            <text:p>3805170056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53" office:value-type="float">
            <text:p>2585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02" office:value-type="float">
            <text:p>3805170056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54" office:value-type="float">
            <text:p>2585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03" office:value-type="float">
            <text:p>3805170056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55" office:value-type="float">
            <text:p>2585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04" office:value-type="float">
            <text:p>3805170056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56" office:value-type="float">
            <text:p>2585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05" office:value-type="float">
            <text:p>3805170056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57" office:value-type="float">
            <text:p>2585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06" office:value-type="float">
            <text:p>3805170056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58" office:value-type="float">
            <text:p>2585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07" office:value-type="float">
            <text:p>3805170056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59" office:value-type="float">
            <text:p>2585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08" office:value-type="float">
            <text:p>3805170056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60" office:value-type="float">
            <text:p>2586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09" office:value-type="float">
            <text:p>3805170056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61" office:value-type="float">
            <text:p>258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10" office:value-type="float">
            <text:p>3805170056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62" office:value-type="float">
            <text:p>258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11" office:value-type="float">
            <text:p>3805170056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63" office:value-type="float">
            <text:p>258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12" office:value-type="float">
            <text:p>3805170056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64" office:value-type="float">
            <text:p>258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13" office:value-type="float">
            <text:p>3805170056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65" office:value-type="float">
            <text:p>258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14" office:value-type="float">
            <text:p>3805170056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66" office:value-type="float">
            <text:p>258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15" office:value-type="float">
            <text:p>3805170056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67" office:value-type="float">
            <text:p>258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16" office:value-type="float">
            <text:p>3805170056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68" office:value-type="float">
            <text:p>258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17" office:value-type="float">
            <text:p>3805170056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69" office:value-type="float">
            <text:p>258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18" office:value-type="float">
            <text:p>3805170056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70" office:value-type="float">
            <text:p>258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19" office:value-type="float">
            <text:p>3805170056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71" office:value-type="float">
            <text:p>258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20" office:value-type="float">
            <text:p>3805170056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72" office:value-type="float">
            <text:p>258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21" office:value-type="float">
            <text:p>3805170056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73" office:value-type="float">
            <text:p>258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22" office:value-type="float">
            <text:p>3805170056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74" office:value-type="float">
            <text:p>258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23" office:value-type="float">
            <text:p>3805170056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75" office:value-type="float">
            <text:p>258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24" office:value-type="float">
            <text:p>3805170056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76" office:value-type="float">
            <text:p>258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25" office:value-type="float">
            <text:p>3805170056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77" office:value-type="float">
            <text:p>258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26" office:value-type="float">
            <text:p>3805170056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78" office:value-type="float">
            <text:p>258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27" office:value-type="float">
            <text:p>3805170056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79" office:value-type="float">
            <text:p>258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28" office:value-type="float">
            <text:p>3805170056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80" office:value-type="float">
            <text:p>258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29" office:value-type="float">
            <text:p>3805170056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81" office:value-type="float">
            <text:p>258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30" office:value-type="float">
            <text:p>3805170056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82" office:value-type="float">
            <text:p>258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31" office:value-type="float">
            <text:p>3805170056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83" office:value-type="float">
            <text:p>258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32" office:value-type="float">
            <text:p>3805170056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84" office:value-type="float">
            <text:p>258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33" office:value-type="float">
            <text:p>3805170056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85" office:value-type="float">
            <text:p>258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34" office:value-type="float">
            <text:p>3805170056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86" office:value-type="float">
            <text:p>258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35" office:value-type="float">
            <text:p>3805170056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87" office:value-type="float">
            <text:p>258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36" office:value-type="float">
            <text:p>3805170056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88" office:value-type="float">
            <text:p>258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37" office:value-type="float">
            <text:p>3805170056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89" office:value-type="float">
            <text:p>258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38" office:value-type="float">
            <text:p>3805170056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90" office:value-type="float">
            <text:p>258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39" office:value-type="float">
            <text:p>3805170056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91" office:value-type="float">
            <text:p>258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40" office:value-type="float">
            <text:p>3805170056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92" office:value-type="float">
            <text:p>258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41" office:value-type="float">
            <text:p>3805170056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93" office:value-type="float">
            <text:p>258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42" office:value-type="float">
            <text:p>3805170056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94" office:value-type="float">
            <text:p>258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43" office:value-type="float">
            <text:p>3805170056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95" office:value-type="float">
            <text:p>258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44" office:value-type="float">
            <text:p>3805170056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96" office:value-type="float">
            <text:p>258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45" office:value-type="float">
            <text:p>3805170056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97" office:value-type="float">
            <text:p>258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46" office:value-type="float">
            <text:p>3805170056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98" office:value-type="float">
            <text:p>258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47" office:value-type="float">
            <text:p>3805170056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899" office:value-type="float">
            <text:p>258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48" office:value-type="float">
            <text:p>3805170056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00" office:value-type="float">
            <text:p>259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49" office:value-type="float">
            <text:p>380517005601049</text:p>
          </table:table-cell>
          <table:table-cell ns41:value-type="string" table:style-name="TL Metadata" office:value-type="string">
            <text:p>3805170056010491 <text:s/>Hieronder twee waarvan de ouderdom onbekend is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01" office:value-type="float">
            <text:p>259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50" office:value-type="float">
            <text:p>3805170056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02" office:value-type="float">
            <text:p>259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51" office:value-type="float">
            <text:p>3805170056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03" office:value-type="float">
            <text:p>259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52" office:value-type="float">
            <text:p>3805170056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04" office:value-type="float">
            <text:p>259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601053" office:value-type="float">
            <text:p>3805170056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05" office:value-type="float">
            <text:p>259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01" office:value-type="float">
            <text:p>3805170057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06" office:value-type="float">
            <text:p>259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02" office:value-type="float">
            <text:p>3805170057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07" office:value-type="float">
            <text:p>259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03" office:value-type="float">
            <text:p>3805170057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08" office:value-type="float">
            <text:p>259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04" office:value-type="float">
            <text:p>3805170057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09" office:value-type="float">
            <text:p>259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05" office:value-type="float">
            <text:p>3805170057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10" office:value-type="float">
            <text:p>259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06" office:value-type="float">
            <text:p>3805170057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11" office:value-type="float">
            <text:p>259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07" office:value-type="float">
            <text:p>3805170057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12" office:value-type="float">
            <text:p>259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08" office:value-type="float">
            <text:p>3805170057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13" office:value-type="float">
            <text:p>259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09" office:value-type="float">
            <text:p>3805170057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14" office:value-type="float">
            <text:p>259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10" office:value-type="float">
            <text:p>3805170057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15" office:value-type="float">
            <text:p>259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11" office:value-type="float">
            <text:p>3805170057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16" office:value-type="float">
            <text:p>259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12" office:value-type="float">
            <text:p>3805170057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17" office:value-type="float">
            <text:p>259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13" office:value-type="float">
            <text:p>3805170057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18" office:value-type="float">
            <text:p>259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14" office:value-type="float">
            <text:p>3805170057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19" office:value-type="float">
            <text:p>259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15" office:value-type="float">
            <text:p>3805170057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20" office:value-type="float">
            <text:p>259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16" office:value-type="float">
            <text:p>3805170057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21" office:value-type="float">
            <text:p>259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17" office:value-type="float">
            <text:p>3805170057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22" office:value-type="float">
            <text:p>259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18" office:value-type="float">
            <text:p>3805170057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23" office:value-type="float">
            <text:p>259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19" office:value-type="float">
            <text:p>3805170057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24" office:value-type="float">
            <text:p>259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20" office:value-type="float">
            <text:p>3805170057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25" office:value-type="float">
            <text:p>259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21" office:value-type="float">
            <text:p>3805170057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26" office:value-type="float">
            <text:p>259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22" office:value-type="float">
            <text:p>3805170057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27" office:value-type="float">
            <text:p>259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23" office:value-type="float">
            <text:p>3805170057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28" office:value-type="float">
            <text:p>259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24" office:value-type="float">
            <text:p>3805170057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29" office:value-type="float">
            <text:p>259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25" office:value-type="float">
            <text:p>3805170057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30" office:value-type="float">
            <text:p>259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26" office:value-type="float">
            <text:p>3805170057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31" office:value-type="float">
            <text:p>259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27" office:value-type="float">
            <text:p>3805170057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32" office:value-type="float">
            <text:p>259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28" office:value-type="float">
            <text:p>3805170057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33" office:value-type="float">
            <text:p>259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29" office:value-type="float">
            <text:p>3805170057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34" office:value-type="float">
            <text:p>259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30" office:value-type="float">
            <text:p>3805170057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35" office:value-type="float">
            <text:p>259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31" office:value-type="float">
            <text:p>3805170057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36" office:value-type="float">
            <text:p>259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32" office:value-type="float">
            <text:p>3805170057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37" office:value-type="float">
            <text:p>259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33" office:value-type="float">
            <text:p>3805170057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38" office:value-type="float">
            <text:p>259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34" office:value-type="float">
            <text:p>3805170057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39" office:value-type="float">
            <text:p>259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35" office:value-type="float">
            <text:p>3805170057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40" office:value-type="float">
            <text:p>259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36" office:value-type="float">
            <text:p>3805170057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41" office:value-type="float">
            <text:p>259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37" office:value-type="float">
            <text:p>3805170057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42" office:value-type="float">
            <text:p>259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38" office:value-type="float">
            <text:p>3805170057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43" office:value-type="float">
            <text:p>259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39" office:value-type="float">
            <text:p>3805170057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44" office:value-type="float">
            <text:p>259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40" office:value-type="float">
            <text:p>3805170057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45" office:value-type="float">
            <text:p>259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41" office:value-type="float">
            <text:p>3805170057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46" office:value-type="float">
            <text:p>259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42" office:value-type="float">
            <text:p>3805170057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47" office:value-type="float">
            <text:p>259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43" office:value-type="float">
            <text:p>3805170057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48" office:value-type="float">
            <text:p>259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44" office:value-type="float">
            <text:p>3805170057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49" office:value-type="float">
            <text:p>2594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45" office:value-type="float">
            <text:p>3805170057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50" office:value-type="float">
            <text:p>2595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46" office:value-type="float">
            <text:p>3805170057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51" office:value-type="float">
            <text:p>2595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47" office:value-type="float">
            <text:p>3805170057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52" office:value-type="float">
            <text:p>2595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48" office:value-type="float">
            <text:p>3805170057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53" office:value-type="float">
            <text:p>2595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49" office:value-type="float">
            <text:p>3805170057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54" office:value-type="float">
            <text:p>2595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50" office:value-type="float">
            <text:p>3805170057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55" office:value-type="float">
            <text:p>2595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7005701051" office:value-type="float">
            <text:p>3805170057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56" office:value-type="float">
            <text:p>2595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01" office:value-type="float">
            <text:p>3805180058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57" office:value-type="float">
            <text:p>2595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02" office:value-type="float">
            <text:p>3805180058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58" office:value-type="float">
            <text:p>2595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03" office:value-type="float">
            <text:p>3805180058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59" office:value-type="float">
            <text:p>2595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04" office:value-type="float">
            <text:p>3805180058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60" office:value-type="float">
            <text:p>2596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05" office:value-type="float">
            <text:p>3805180058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61" office:value-type="float">
            <text:p>259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06" office:value-type="float">
            <text:p>3805180058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62" office:value-type="float">
            <text:p>259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07" office:value-type="float">
            <text:p>3805180058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63" office:value-type="float">
            <text:p>259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08" office:value-type="float">
            <text:p>3805180058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64" office:value-type="float">
            <text:p>259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09" office:value-type="float">
            <text:p>3805180058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65" office:value-type="float">
            <text:p>259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10" office:value-type="float">
            <text:p>3805180058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66" office:value-type="float">
            <text:p>259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11" office:value-type="float">
            <text:p>3805180058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67" office:value-type="float">
            <text:p>259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12" office:value-type="float">
            <text:p>3805180058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68" office:value-type="float">
            <text:p>259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13" office:value-type="float">
            <text:p>3805180058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69" office:value-type="float">
            <text:p>259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14" office:value-type="float">
            <text:p>3805180058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70" office:value-type="float">
            <text:p>259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15" office:value-type="float">
            <text:p>3805180058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71" office:value-type="float">
            <text:p>259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16" office:value-type="float">
            <text:p>3805180058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72" office:value-type="float">
            <text:p>259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17" office:value-type="float">
            <text:p>3805180058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73" office:value-type="float">
            <text:p>259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18" office:value-type="float">
            <text:p>3805180058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74" office:value-type="float">
            <text:p>259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19" office:value-type="float">
            <text:p>3805180058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75" office:value-type="float">
            <text:p>259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20" office:value-type="float">
            <text:p>3805180058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76" office:value-type="float">
            <text:p>259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21" office:value-type="float">
            <text:p>3805180058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77" office:value-type="float">
            <text:p>259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22" office:value-type="float">
            <text:p>3805180058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78" office:value-type="float">
            <text:p>259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23" office:value-type="float">
            <text:p>3805180058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79" office:value-type="float">
            <text:p>259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24" office:value-type="float">
            <text:p>3805180058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80" office:value-type="float">
            <text:p>259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25" office:value-type="float">
            <text:p>3805180058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81" office:value-type="float">
            <text:p>259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26" office:value-type="float">
            <text:p>3805180058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82" office:value-type="float">
            <text:p>259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27" office:value-type="float">
            <text:p>3805180058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83" office:value-type="float">
            <text:p>259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28" office:value-type="float">
            <text:p>3805180058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84" office:value-type="float">
            <text:p>259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29" office:value-type="float">
            <text:p>3805180058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85" office:value-type="float">
            <text:p>259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30" office:value-type="float">
            <text:p>3805180058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86" office:value-type="float">
            <text:p>259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31" office:value-type="float">
            <text:p>3805180058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87" office:value-type="float">
            <text:p>259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32" office:value-type="float">
            <text:p>3805180058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88" office:value-type="float">
            <text:p>259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33" office:value-type="float">
            <text:p>3805180058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89" office:value-type="float">
            <text:p>259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34" office:value-type="float">
            <text:p>3805180058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90" office:value-type="float">
            <text:p>259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35" office:value-type="float">
            <text:p>3805180058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91" office:value-type="float">
            <text:p>259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36" office:value-type="float">
            <text:p>3805180058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92" office:value-type="float">
            <text:p>259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37" office:value-type="float">
            <text:p>3805180058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93" office:value-type="float">
            <text:p>259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38" office:value-type="float">
            <text:p>3805180058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94" office:value-type="float">
            <text:p>259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39" office:value-type="float">
            <text:p>3805180058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95" office:value-type="float">
            <text:p>259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40" office:value-type="float">
            <text:p>3805180058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96" office:value-type="float">
            <text:p>259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41" office:value-type="float">
            <text:p>3805180058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97" office:value-type="float">
            <text:p>259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42" office:value-type="float">
            <text:p>3805180058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98" office:value-type="float">
            <text:p>259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43" office:value-type="float">
            <text:p>3805180058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5999" office:value-type="float">
            <text:p>259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44" office:value-type="float">
            <text:p>3805180058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00" office:value-type="float">
            <text:p>260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45" office:value-type="float">
            <text:p>3805180058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01" office:value-type="float">
            <text:p>260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46" office:value-type="float">
            <text:p>3805180058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02" office:value-type="float">
            <text:p>260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47" office:value-type="float">
            <text:p>3805180058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03" office:value-type="float">
            <text:p>260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48" office:value-type="float">
            <text:p>3805180058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04" office:value-type="float">
            <text:p>260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49" office:value-type="float">
            <text:p>3805180058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05" office:value-type="float">
            <text:p>260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50" office:value-type="float">
            <text:p>3805180058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06" office:value-type="float">
            <text:p>260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51" office:value-type="float">
            <text:p>3805180058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07" office:value-type="float">
            <text:p>260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52" office:value-type="float">
            <text:p>3805180058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08" office:value-type="float">
            <text:p>260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801053" office:value-type="float">
            <text:p>38051800580105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09" office:value-type="float">
            <text:p>260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01" office:value-type="float">
            <text:p>380518005901001</text:p>
          </table:table-cell>
          <table:table-cell ns41:value-type="string" table:style-name="TL Metadata" office:value-type="string">
            <text:p>380518005901001* <text:s/>Hieronder begrepen de fabrijkanten van katoen, hennip, vlas, wol en zijde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10" office:value-type="float">
            <text:p>260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02" office:value-type="float">
            <text:p>3805180059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11" office:value-type="float">
            <text:p>260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03" office:value-type="float">
            <text:p>3805180059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12" office:value-type="float">
            <text:p>260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04" office:value-type="float">
            <text:p>3805180059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13" office:value-type="float">
            <text:p>260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05" office:value-type="float">
            <text:p>3805180059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14" office:value-type="float">
            <text:p>260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06" office:value-type="float">
            <text:p>3805180059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15" office:value-type="float">
            <text:p>260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07" office:value-type="float">
            <text:p>3805180059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16" office:value-type="float">
            <text:p>260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08" office:value-type="float">
            <text:p>3805180059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17" office:value-type="float">
            <text:p>260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09" office:value-type="float">
            <text:p>3805180059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18" office:value-type="float">
            <text:p>260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10" office:value-type="float">
            <text:p>3805180059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19" office:value-type="float">
            <text:p>260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11" office:value-type="float">
            <text:p>3805180059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20" office:value-type="float">
            <text:p>260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12" office:value-type="float">
            <text:p>3805180059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21" office:value-type="float">
            <text:p>260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13" office:value-type="float">
            <text:p>3805180059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22" office:value-type="float">
            <text:p>260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14" office:value-type="float">
            <text:p>3805180059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23" office:value-type="float">
            <text:p>260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15" office:value-type="float">
            <text:p>3805180059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24" office:value-type="float">
            <text:p>260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16" office:value-type="float">
            <text:p>3805180059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25" office:value-type="float">
            <text:p>260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17" office:value-type="float">
            <text:p>3805180059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26" office:value-type="float">
            <text:p>260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18" office:value-type="float">
            <text:p>3805180059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27" office:value-type="float">
            <text:p>260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19" office:value-type="float">
            <text:p>3805180059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28" office:value-type="float">
            <text:p>260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20" office:value-type="float">
            <text:p>3805180059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29" office:value-type="float">
            <text:p>260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21" office:value-type="float">
            <text:p>3805180059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30" office:value-type="float">
            <text:p>260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22" office:value-type="float">
            <text:p>3805180059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31" office:value-type="float">
            <text:p>260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23" office:value-type="float">
            <text:p>3805180059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32" office:value-type="float">
            <text:p>260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24" office:value-type="float">
            <text:p>380518005901024</text:p>
          </table:table-cell>
          <table:table-cell ns41:value-type="string" table:style-name="TL Metadata" office:value-type="string">
            <text:p>3805180059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33" office:value-type="float">
            <text:p>260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25" office:value-type="float">
            <text:p>3805180059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34" office:value-type="float">
            <text:p>260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26" office:value-type="float">
            <text:p>380518005901026</text:p>
          </table:table-cell>
          <table:table-cell ns41:value-type="string" table:style-name="TL Metadata" office:value-type="string">
            <text:p>380518005901024? <text:s/>De boden zijn hieronder begrepen.</text:p>
          </table:table-cell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35" office:value-type="float">
            <text:p>260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27" office:value-type="float">
            <text:p>3805180059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36" office:value-type="float">
            <text:p>260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28" office:value-type="float">
            <text:p>3805180059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37" office:value-type="float">
            <text:p>260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29" office:value-type="float">
            <text:p>3805180059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38" office:value-type="float">
            <text:p>260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30" office:value-type="float">
            <text:p>3805180059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39" office:value-type="float">
            <text:p>260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31" office:value-type="float">
            <text:p>3805180059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40" office:value-type="float">
            <text:p>260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32" office:value-type="float">
            <text:p>3805180059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41" office:value-type="float">
            <text:p>260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33" office:value-type="float">
            <text:p>3805180059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42" office:value-type="float">
            <text:p>260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34" office:value-type="float">
            <text:p>3805180059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43" office:value-type="float">
            <text:p>260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35" office:value-type="float">
            <text:p>3805180059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44" office:value-type="float">
            <text:p>260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36" office:value-type="float">
            <text:p>3805180059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45" office:value-type="float">
            <text:p>260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37" office:value-type="float">
            <text:p>3805180059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46" office:value-type="float">
            <text:p>260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38" office:value-type="float">
            <text:p>3805180059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47" office:value-type="float">
            <text:p>260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39" office:value-type="float">
            <text:p>3805180059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48" office:value-type="float">
            <text:p>260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40" office:value-type="float">
            <text:p>3805180059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49" office:value-type="float">
            <text:p>2604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41" office:value-type="float">
            <text:p>3805180059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50" office:value-type="float">
            <text:p>2605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42" office:value-type="float">
            <text:p>3805180059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51" office:value-type="float">
            <text:p>2605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43" office:value-type="float">
            <text:p>3805180059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52" office:value-type="float">
            <text:p>2605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44" office:value-type="float">
            <text:p>3805180059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53" office:value-type="float">
            <text:p>2605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45" office:value-type="float">
            <text:p>3805180059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54" office:value-type="float">
            <text:p>2605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46" office:value-type="float">
            <text:p>3805180059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55" office:value-type="float">
            <text:p>2605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47" office:value-type="float">
            <text:p>3805180059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56" office:value-type="float">
            <text:p>2605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48" office:value-type="float">
            <text:p>3805180059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57" office:value-type="float">
            <text:p>2605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49" office:value-type="float">
            <text:p>3805180059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58" office:value-type="float">
            <text:p>2605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8005901050" office:value-type="float">
            <text:p>3805180059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59" office:value-type="float">
            <text:p>2605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01" office:value-type="float">
            <text:p>3805190060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60" office:value-type="float">
            <text:p>2606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02" office:value-type="float">
            <text:p>3805190060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61" office:value-type="float">
            <text:p>2606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03" office:value-type="float">
            <text:p>3805190060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62" office:value-type="float">
            <text:p>2606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04" office:value-type="float">
            <text:p>3805190060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63" office:value-type="float">
            <text:p>2606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05" office:value-type="float">
            <text:p>3805190060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64" office:value-type="float">
            <text:p>2606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06" office:value-type="float">
            <text:p>3805190060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65" office:value-type="float">
            <text:p>2606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07" office:value-type="float">
            <text:p>3805190060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66" office:value-type="float">
            <text:p>2606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08" office:value-type="float">
            <text:p>3805190060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67" office:value-type="float">
            <text:p>2606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09" office:value-type="float">
            <text:p>3805190060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68" office:value-type="float">
            <text:p>2606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10" office:value-type="float">
            <text:p>3805190060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69" office:value-type="float">
            <text:p>2606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11" office:value-type="float">
            <text:p>3805190060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70" office:value-type="float">
            <text:p>2607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12" office:value-type="float">
            <text:p>3805190060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71" office:value-type="float">
            <text:p>2607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13" office:value-type="float">
            <text:p>3805190060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72" office:value-type="float">
            <text:p>2607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14" office:value-type="float">
            <text:p>3805190060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73" office:value-type="float">
            <text:p>2607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15" office:value-type="float">
            <text:p>3805190060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74" office:value-type="float">
            <text:p>2607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16" office:value-type="float">
            <text:p>3805190060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75" office:value-type="float">
            <text:p>2607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17" office:value-type="float">
            <text:p>3805190060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76" office:value-type="float">
            <text:p>2607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18" office:value-type="float">
            <text:p>3805190060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77" office:value-type="float">
            <text:p>2607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19" office:value-type="float">
            <text:p>3805190060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78" office:value-type="float">
            <text:p>2607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20" office:value-type="float">
            <text:p>3805190060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79" office:value-type="float">
            <text:p>2607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21" office:value-type="float">
            <text:p>3805190060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80" office:value-type="float">
            <text:p>2608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22" office:value-type="float">
            <text:p>3805190060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81" office:value-type="float">
            <text:p>2608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23" office:value-type="float">
            <text:p>3805190060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82" office:value-type="float">
            <text:p>2608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24" office:value-type="float">
            <text:p>3805190060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83" office:value-type="float">
            <text:p>2608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25" office:value-type="float">
            <text:p>3805190060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84" office:value-type="float">
            <text:p>2608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26" office:value-type="float">
            <text:p>3805190060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85" office:value-type="float">
            <text:p>2608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27" office:value-type="float">
            <text:p>3805190060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86" office:value-type="float">
            <text:p>2608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28" office:value-type="float">
            <text:p>3805190060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87" office:value-type="float">
            <text:p>2608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29" office:value-type="float">
            <text:p>3805190060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88" office:value-type="float">
            <text:p>2608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30" office:value-type="float">
            <text:p>3805190060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89" office:value-type="float">
            <text:p>2608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31" office:value-type="float">
            <text:p>3805190060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90" office:value-type="float">
            <text:p>2609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32" office:value-type="float">
            <text:p>3805190060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91" office:value-type="float">
            <text:p>2609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33" office:value-type="float">
            <text:p>3805190060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92" office:value-type="float">
            <text:p>2609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34" office:value-type="float">
            <text:p>3805190060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93" office:value-type="float">
            <text:p>2609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35" office:value-type="float">
            <text:p>3805190060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94" office:value-type="float">
            <text:p>2609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36" office:value-type="float">
            <text:p>3805190060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95" office:value-type="float">
            <text:p>2609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37" office:value-type="float">
            <text:p>3805190060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96" office:value-type="float">
            <text:p>2609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38" office:value-type="float">
            <text:p>3805190060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97" office:value-type="float">
            <text:p>2609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39" office:value-type="float">
            <text:p>38051900600103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98" office:value-type="float">
            <text:p>2609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40" office:value-type="float">
            <text:p>38051900600104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099" office:value-type="float">
            <text:p>2609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41" office:value-type="float">
            <text:p>38051900600104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00" office:value-type="float">
            <text:p>2610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42" office:value-type="float">
            <text:p>38051900600104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01" office:value-type="float">
            <text:p>2610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43" office:value-type="float">
            <text:p>38051900600104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02" office:value-type="float">
            <text:p>2610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44" office:value-type="float">
            <text:p>38051900600104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03" office:value-type="float">
            <text:p>2610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45" office:value-type="float">
            <text:p>38051900600104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04" office:value-type="float">
            <text:p>2610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46" office:value-type="float">
            <text:p>38051900600104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05" office:value-type="float">
            <text:p>2610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47" office:value-type="float">
            <text:p>38051900600104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06" office:value-type="float">
            <text:p>2610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48" office:value-type="float">
            <text:p>38051900600104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07" office:value-type="float">
            <text:p>2610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49" office:value-type="float">
            <text:p>38051900600104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08" office:value-type="float">
            <text:p>2610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50" office:value-type="float">
            <text:p>38051900600105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09" office:value-type="float">
            <text:p>2610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51" office:value-type="float">
            <text:p>38051900600105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10" office:value-type="float">
            <text:p>2611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001052" office:value-type="float">
            <text:p>38051900600105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11" office:value-type="float">
            <text:p>2611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01" office:value-type="float">
            <text:p>38051900610100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12" office:value-type="float">
            <text:p>2611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02" office:value-type="float">
            <text:p>38051900610100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13" office:value-type="float">
            <text:p>2611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03" office:value-type="float">
            <text:p>38051900610100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14" office:value-type="float">
            <text:p>2611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04" office:value-type="float">
            <text:p>38051900610100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15" office:value-type="float">
            <text:p>2611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05" office:value-type="float">
            <text:p>38051900610100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16" office:value-type="float">
            <text:p>2611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06" office:value-type="float">
            <text:p>38051900610100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17" office:value-type="float">
            <text:p>2611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07" office:value-type="float">
            <text:p>38051900610100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18" office:value-type="float">
            <text:p>2611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08" office:value-type="float">
            <text:p>38051900610100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19" office:value-type="float">
            <text:p>2611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09" office:value-type="float">
            <text:p>38051900610100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20" office:value-type="float">
            <text:p>2612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10" office:value-type="float">
            <text:p>38051900610101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21" office:value-type="float">
            <text:p>2612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11" office:value-type="float">
            <text:p>38051900610101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22" office:value-type="float">
            <text:p>2612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12" office:value-type="float">
            <text:p>38051900610101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23" office:value-type="float">
            <text:p>2612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13" office:value-type="float">
            <text:p>38051900610101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24" office:value-type="float">
            <text:p>2612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14" office:value-type="float">
            <text:p>38051900610101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25" office:value-type="float">
            <text:p>2612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15" office:value-type="float">
            <text:p>38051900610101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26" office:value-type="float">
            <text:p>2612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16" office:value-type="float">
            <text:p>38051900610101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27" office:value-type="float">
            <text:p>2612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17" office:value-type="float">
            <text:p>38051900610101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28" office:value-type="float">
            <text:p>2612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18" office:value-type="float">
            <text:p>38051900610101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29" office:value-type="float">
            <text:p>2612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19" office:value-type="float">
            <text:p>38051900610101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30" office:value-type="float">
            <text:p>2613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20" office:value-type="float">
            <text:p>38051900610102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31" office:value-type="float">
            <text:p>2613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21" office:value-type="float">
            <text:p>38051900610102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32" office:value-type="float">
            <text:p>2613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22" office:value-type="float">
            <text:p>38051900610102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33" office:value-type="float">
            <text:p>2613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23" office:value-type="float">
            <text:p>38051900610102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34" office:value-type="float">
            <text:p>2613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24" office:value-type="float">
            <text:p>38051900610102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35" office:value-type="float">
            <text:p>2613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25" office:value-type="float">
            <text:p>38051900610102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36" office:value-type="float">
            <text:p>2613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26" office:value-type="float">
            <text:p>38051900610102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37" office:value-type="float">
            <text:p>2613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27" office:value-type="float">
            <text:p>38051900610102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38" office:value-type="float">
            <text:p>2613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28" office:value-type="float">
            <text:p>38051900610102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39" office:value-type="float">
            <text:p>26139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29" office:value-type="float">
            <text:p>380519006101029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40" office:value-type="float">
            <text:p>26140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30" office:value-type="float">
            <text:p>380519006101030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41" office:value-type="float">
            <text:p>26141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31" office:value-type="float">
            <text:p>380519006101031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42" office:value-type="float">
            <text:p>26142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32" office:value-type="float">
            <text:p>380519006101032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43" office:value-type="float">
            <text:p>26143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33" office:value-type="float">
            <text:p>380519006101033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44" office:value-type="float">
            <text:p>26144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34" office:value-type="float">
            <text:p>380519006101034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45" office:value-type="float">
            <text:p>26145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35" office:value-type="float">
            <text:p>380519006101035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46" office:value-type="float">
            <text:p>26146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36" office:value-type="float">
            <text:p>380519006101036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47" office:value-type="float">
            <text:p>26147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37" office:value-type="float">
            <text:p>380519006101037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40" office:value="26148" office:value-type="float">
            <text:p>26148</text:p>
          </table:table-cell>
          <table:table-cell ns41:value-type="string" table:style-name="ce6" office:value-type="string">
            <text:p>Ut-4edl</text:p>
          </table:table-cell>
          <table:table-cell ns41:value-type="float" table:style-name="ce41" office:value="380519006101038" office:value-type="float">
            <text:p>380519006101038</text:p>
          </table:table-cell>
          <table:table-cell table:style-name="TL Metadata"/>
          <table:table-cell ns41:value-type="string" table:style-name="ce6" office:value-type="string">
            <text:p>x</text:p>
          </table:table-cell>
          <table:table-cell table:number-columns-repeated="1019"/>
        </table:table-row>
        <table:table-row table:style-name="ro5" table:number-rows-repeated="179">
          <table:table-cell table:style-name="ce40"/>
          <table:table-cell table:style-name="TL Metadata"/>
          <table:table-cell table:style-name="ce41"/>
          <table:table-cell table:number-columns-repeated="1021"/>
        </table:table-row>
        <table:table-row table:style-name="ro5" table:number-rows-repeated="104720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37:25</meta:creation-date>
    <dc:creator>Helpdesk</dc:creator>
    <dc:date>2004-12-20T18:27:21</dc:date>
    <meta:document-statistic meta:object-count="0" meta:cell-count="11341" meta:table-count="2"/>
    <meta:generator>ODFPY/1.3.0dev</meta:generator>
  </office:meta>
</office:document-meta>
</file>